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15.813in" svg:height="8.8933in" svg:x="21.2524in" svg:y="0.1929in">
            <draw:object draw:notify-on-update-of-ranges="ratio.R3:ratio.R14 ratio.S3:ratio.S14 ratio.T3:ratio.T1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1.2874in" svg:height="6.3492in" svg:x="21.3846in" svg:y="1.1654in">
            <draw:object draw:notify-on-update-of-ranges="ratio.R18:ratio.R28 ratio.S18:ratio.S28 ratio.T18:ratio.T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2.8339in" svg:height="1.5941in" svg:x="18.6673in" svg:y="5.3339in">
            <draw:object draw:notify-on-update-of-ranges="ratio.R32:ratio.R39 ratio.S32:ratio.S39 ratio.T32:ratio.T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2.4126in" svg:height="1.3571in" svg:x="18.6673in" svg:y="7.2894in">
            <draw:object draw:notify-on-update-of-ranges="ratio.R43:ratio.R49 ratio.S43:ratio.S49 ratio.T43:ratio.T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7.1945in" svg:height="4.0469in" svg:x="18.6673in" svg:y="9.0669in">
            <draw:object draw:notify-on-update-of-ranges="ratio.R53:ratio.R74 ratio.S53:ratio.S74 ratio.T53:ratio.T7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1.7232in" svg:height="8.113in" svg:x="18.6673in" svg:y="13.5118in">
            <draw:object draw:notify-on-update-of-ranges="ratio.R78:ratio.R130 ratio.S78:ratio.S130 ratio.T78:ratio.T13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4.3382in" svg:height="2.4402in" svg:x="18.6673in" svg:y="23.4669in">
            <draw:object draw:notify-on-update-of-ranges="ratio.R134:ratio.R146 ratio.S134:ratio.S146 ratio.T134:ratio.T1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5.0362in" svg:height="2.8327in" svg:x="18.6673in" svg:y="26.311in">
            <draw:object draw:notify-on-update-of-ranges="ratio.R150:ratio.R163 ratio.S150:ratio.S163 ratio.T150:ratio.T163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12.6602in" svg:height="7.3205in" svg:x="18.6673in" svg:y="18.5866in">
            <draw:object draw:notify-on-update-of-ranges="ratio.R134:ratio.R146 ratio.S134:ratio.S146 ratio.T134:ratio.T14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4"/>
        </table:table-row>
      </table:table>
      <table:table table:name="%rgb" table:style-name="ta1">
        <table:shapes>
          <draw:frame draw:z-index="0" draw:style-name="gr1" draw:text-style-name="P1" svg:width="8.8717in" svg:height="4.9902in" svg:x="27.5559in" svg:y="0.3559in">
            <draw:object draw:notify-on-update-of-ranges="'%rgb'.AA3:'%rgb'.AA163 '%rgb'.AB3:'%rgb'.AB16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27.5559in" svg:y="5.6894in">
            <draw:object draw:notify-on-update-of-ranges="'%rgb'.AA3:'%rgb'.AA14 '%rgb'.AB3:'%rgb'.AB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34.6669in" svg:y="5.6894in">
            <draw:object draw:notify-on-update-of-ranges="'%rgb'.AA18:'%rgb'.AA28 '%rgb'.AB18:'%rgb'.AB2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27.5559in" svg:y="9.4228in">
            <draw:object draw:notify-on-update-of-ranges="'%rgb'.AA32:'%rgb'.AA39 '%rgb'.AB32:'%rgb'.AB3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.2988in" svg:height="3.5429in" svg:x="27.5559in" svg:y="13.1559in">
            <draw:object draw:notify-on-update-of-ranges="'%rgb'.AA43:'%rgb'.AA49 '%rgb'.AB43:'%rgb'.AB4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6.2988in" svg:height="3.5429in" svg:x="34.6669in" svg:y="9.4224in">
            <draw:object draw:notify-on-update-of-ranges="'%rgb'.AA53:'%rgb'.AA163 '%rgb'.AB53:'%rgb'.AB1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draw:text-style-name="P1" svg:width="8.8717in" svg:height="4.9902in" svg:x="37.3331in" svg:y="0.3559in">
            <draw:object draw:notify-on-update-of-ranges="'%rgb'.AA3:'%rgb'.AA163 '%rgb'.AB3:'%rgb'.AB16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number-columns-repeated="2"/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V</text:p>
          </table:table-cell>
          <table:table-cell/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table:formula="of:=[.W3]-[.X3]" office:value-type="float" office:value="-0.120512" calcext:value-type="float">
            <text:p>-0.120512</text:p>
          </table:table-cell>
          <table:table-cell/>
          <table:table-cell office:value-type="float" office:value="0.286688235294118" calcext:value-type="float">
            <text:p>0.2866882353</text:p>
          </table:table-cell>
          <table:table-cell office:value-type="float" office:value="-0.120512" calcext:value-type="float">
            <text:p>-0.120512</text:p>
          </table:table-cell>
          <table:table-cell office:value-type="float" office:value="0.482914" calcext:value-type="float">
            <text:p>0.482914</text:p>
          </table:table-cell>
          <table:table-cell table:formula="of:=[.W3]-[.AC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table:formula="of:=[.W4]-[.X4]" office:value-type="float" office:value="-0.144109" calcext:value-type="float">
            <text:p>-0.144109</text:p>
          </table:table-cell>
          <table:table-cell/>
          <table:table-cell office:value-type="float" office:value="0.203933333333333" calcext:value-type="float">
            <text:p>0.2039333333</text:p>
          </table:table-cell>
          <table:table-cell office:value-type="float" office:value="-0.144109" calcext:value-type="float">
            <text:p>-0.144109</text:p>
          </table:table-cell>
          <table:table-cell office:value-type="float" office:value="0.48609" calcext:value-type="float">
            <text:p>0.48609</text:p>
          </table:table-cell>
          <table:table-cell table:formula="of:=[.W4]-[.AC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table:formula="of:=[.W5]-[.X5]" office:value-type="float" office:value="-0.315786" calcext:value-type="float">
            <text:p>-0.315786</text:p>
          </table:table-cell>
          <table:table-cell/>
          <table:table-cell office:value-type="float" office:value="0.22237137254902" calcext:value-type="float">
            <text:p>0.2223713725</text:p>
          </table:table-cell>
          <table:table-cell office:value-type="float" office:value="-0.315786" calcext:value-type="float">
            <text:p>-0.315786</text:p>
          </table:table-cell>
          <table:table-cell office:value-type="float" office:value="0.57641" calcext:value-type="float">
            <text:p>0.57641</text:p>
          </table:table-cell>
          <table:table-cell table:formula="of:=[.W5]-[.AC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table:formula="of:=[.W6]-[.X6]" office:value-type="float" office:value="-0.194583" calcext:value-type="float">
            <text:p>-0.194583</text:p>
          </table:table-cell>
          <table:table-cell/>
          <table:table-cell office:value-type="float" office:value="0.184030980392157" calcext:value-type="float">
            <text:p>0.1840309804</text:p>
          </table:table-cell>
          <table:table-cell office:value-type="float" office:value="-0.194583" calcext:value-type="float">
            <text:p>-0.194583</text:p>
          </table:table-cell>
          <table:table-cell office:value-type="float" office:value="0.612134" calcext:value-type="float">
            <text:p>0.612134</text:p>
          </table:table-cell>
          <table:table-cell table:formula="of:=[.W6]-[.AC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table:formula="of:=[.W7]-[.X7]" office:value-type="float" office:value="-0.10443" calcext:value-type="float">
            <text:p>-0.10443</text:p>
          </table:table-cell>
          <table:table-cell/>
          <table:table-cell office:value-type="float" office:value="0.250588235294118" calcext:value-type="float">
            <text:p>0.2505882353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0.428838" calcext:value-type="float">
            <text:p>0.428838</text:p>
          </table:table-cell>
          <table:table-cell table:formula="of:=[.W7]-[.AC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table:formula="of:=[.W8]-[.X8]" office:value-type="float" office:value="-0.139214" calcext:value-type="float">
            <text:p>-0.139214</text:p>
          </table:table-cell>
          <table:table-cell/>
          <table:table-cell office:value-type="float" office:value="0.286388235294118" calcext:value-type="float">
            <text:p>0.2863882353</text:p>
          </table:table-cell>
          <table:table-cell office:value-type="float" office:value="-0.139214" calcext:value-type="float">
            <text:p>-0.139214</text:p>
          </table:table-cell>
          <table:table-cell office:value-type="float" office:value="0.477126" calcext:value-type="float">
            <text:p>0.477126</text:p>
          </table:table-cell>
          <table:table-cell table:formula="of:=[.W8]-[.AC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table:formula="of:=[.W9]-[.X9]" office:value-type="float" office:value="-0.151358" calcext:value-type="float">
            <text:p>-0.151358</text:p>
          </table:table-cell>
          <table:table-cell/>
          <table:table-cell office:value-type="float" office:value="0.230810980392157" calcext:value-type="float">
            <text:p>0.2308109804</text:p>
          </table:table-cell>
          <table:table-cell office:value-type="float" office:value="-0.151358" calcext:value-type="float">
            <text:p>-0.151358</text:p>
          </table:table-cell>
          <table:table-cell office:value-type="float" office:value="0.503948" calcext:value-type="float">
            <text:p>0.503948</text:p>
          </table:table-cell>
          <table:table-cell table:formula="of:=[.W9]-[.AC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table:formula="of:=[.W10]-[.X10]" office:value-type="float" office:value="-0.16465" calcext:value-type="float">
            <text:p>-0.16465</text:p>
          </table:table-cell>
          <table:table-cell/>
          <table:table-cell office:value-type="float" office:value="0.214978823529412" calcext:value-type="float">
            <text:p>0.2149788235</text:p>
          </table:table-cell>
          <table:table-cell office:value-type="float" office:value="-0.16465" calcext:value-type="float">
            <text:p>-0.16465</text:p>
          </table:table-cell>
          <table:table-cell office:value-type="float" office:value="0.494187" calcext:value-type="float">
            <text:p>0.494187</text:p>
          </table:table-cell>
          <table:table-cell table:formula="of:=[.W10]-[.AC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table:formula="of:=[.W11]-[.X11]" office:value-type="float" office:value="0.032168" calcext:value-type="float">
            <text:p>0.032168</text:p>
          </table:table-cell>
          <table:table-cell/>
          <table:table-cell office:value-type="float" office:value="0.406933333333333" calcext:value-type="float">
            <text:p>0.4069333333</text:p>
          </table:table-cell>
          <table:table-cell office:value-type="float" office:value="0.0321679999999999" calcext:value-type="float">
            <text:p>0.032168</text:p>
          </table:table-cell>
          <table:table-cell office:value-type="float" office:value="0.307926" calcext:value-type="float">
            <text:p>0.307926</text:p>
          </table:table-cell>
          <table:table-cell table:formula="of:=[.W11]-[.AC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table:formula="of:=[.W12]-[.X12]" office:value-type="float" office:value="-0.00873099999999999" calcext:value-type="float">
            <text:p>-0.008731</text:p>
          </table:table-cell>
          <table:table-cell/>
          <table:table-cell office:value-type="float" office:value="0.415576470588235" calcext:value-type="float">
            <text:p>0.4155764706</text:p>
          </table:table-cell>
          <table:table-cell office:value-type="float" office:value="-0.00873099999999999" calcext:value-type="float">
            <text:p>-0.008731</text:p>
          </table:table-cell>
          <table:table-cell office:value-type="float" office:value="0.362314" calcext:value-type="float">
            <text:p>0.362314</text:p>
          </table:table-cell>
          <table:table-cell table:formula="of:=[.W12]-[.AC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table:formula="of:=[.W13]-[.X13]" office:value-type="float" office:value="-0.216887" calcext:value-type="float">
            <text:p>-0.216887</text:p>
          </table:table-cell>
          <table:table-cell/>
          <table:table-cell office:value-type="float" office:value="0.234042352941176" calcext:value-type="float">
            <text:p>0.2340423529</text:p>
          </table:table-cell>
          <table:table-cell office:value-type="float" office:value="-0.216887" calcext:value-type="float">
            <text:p>-0.216887</text:p>
          </table:table-cell>
          <table:table-cell office:value-type="float" office:value="0.50819" calcext:value-type="float">
            <text:p>0.50819</text:p>
          </table:table-cell>
          <table:table-cell table:formula="of:=[.W13]-[.AC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table:formula="of:=[.W14]-[.X14]" office:value-type="float" office:value="-0.044141" calcext:value-type="float">
            <text:p>-0.044141</text:p>
          </table:table-cell>
          <table:table-cell/>
          <table:table-cell office:value-type="float" office:value="0.333223921568627" calcext:value-type="float">
            <text:p>0.3332239216</text:p>
          </table:table-cell>
          <table:table-cell office:value-type="float" office:value="-0.044141" calcext:value-type="float">
            <text:p>-0.044141</text:p>
          </table:table-cell>
          <table:table-cell office:value-type="float" office:value="0.452567" calcext:value-type="float">
            <text:p>0.452567</text:p>
          </table:table-cell>
          <table:table-cell table:formula="of:=[.W14]-[.AC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183770557845705" calcext:value-type="float">
            <text:p>0.1837705578</text:p>
          </table:table-cell>
          <table:table-cell table:formula="of:=[.W15]-[.X1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3"/>
          <table:table-cell table:formula="of:=[.W16]-[.X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7]-[.X1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table:formula="of:=[.W18]-[.X18]" office:value-type="float" office:value="0.018072" calcext:value-type="float">
            <text:p>0.018072</text:p>
          </table:table-cell>
          <table:table-cell/>
          <table:table-cell office:value-type="float" office:value="0.084623137254902" calcext:value-type="float">
            <text:p>0.084623137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619505" calcext:value-type="float">
            <text:p>0.619505</text:p>
          </table:table-cell>
          <table:table-cell table:formula="of:=[.W18]-[.AC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table:formula="of:=[.W19]-[.X19]" office:value-type="float" office:value="0.16463" calcext:value-type="float">
            <text:p>0.16463</text:p>
          </table:table-cell>
          <table:table-cell/>
          <table:table-cell office:value-type="float" office:value="0.0904258823529412" calcext:value-type="float">
            <text:p>0.0904258824</text:p>
          </table:table-cell>
          <table:table-cell office:value-type="float" office:value="0.16463" calcext:value-type="float">
            <text:p>0.16463</text:p>
          </table:table-cell>
          <table:table-cell office:value-type="float" office:value="0.550669" calcext:value-type="float">
            <text:p>0.550669</text:p>
          </table:table-cell>
          <table:table-cell table:formula="of:=[.W19]-[.AC19]" office:value-type="float" office:value="0.0883310000000001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table:formula="of:=[.W20]-[.X20]" office:value-type="float" office:value="0.025342" calcext:value-type="float">
            <text:p>0.025342</text:p>
          </table:table-cell>
          <table:table-cell/>
          <table:table-cell office:value-type="float" office:value="0.107068235294118" calcext:value-type="float">
            <text:p>0.1070682353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544142" calcext:value-type="float">
            <text:p>0.544142</text:p>
          </table:table-cell>
          <table:table-cell table:formula="of:=[.W20]-[.AC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table:formula="of:=[.W21]-[.X21]" office:value-type="float" office:value="0.10342" calcext:value-type="float">
            <text:p>0.10342</text:p>
          </table:table-cell>
          <table:table-cell/>
          <table:table-cell office:value-type="float" office:value="0.2962" calcext:value-type="float">
            <text:p>0.2962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371606" calcext:value-type="float">
            <text:p>0.371606</text:p>
          </table:table-cell>
          <table:table-cell table:formula="of:=[.W21]-[.AC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table:formula="of:=[.W22]-[.X22]" office:value-type="float" office:value="0.147297" calcext:value-type="float">
            <text:p>0.147297</text:p>
          </table:table-cell>
          <table:table-cell/>
          <table:table-cell office:value-type="float" office:value="0.270033725490196" calcext:value-type="float">
            <text:p>0.2700337255</text:p>
          </table:table-cell>
          <table:table-cell office:value-type="float" office:value="0.147297" calcext:value-type="float">
            <text:p>0.147297</text:p>
          </table:table-cell>
          <table:table-cell office:value-type="float" office:value="0.330985" calcext:value-type="float">
            <text:p>0.330985</text:p>
          </table:table-cell>
          <table:table-cell table:formula="of:=[.W22]-[.AC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table:formula="of:=[.W23]-[.X23]" office:value-type="float" office:value="0.138949" calcext:value-type="float">
            <text:p>0.138949</text:p>
          </table:table-cell>
          <table:table-cell/>
          <table:table-cell office:value-type="float" office:value="0.275653333333333" calcext:value-type="float">
            <text:p>0.2756533333</text:p>
          </table:table-cell>
          <table:table-cell office:value-type="float" office:value="0.138949" calcext:value-type="float">
            <text:p>0.138949</text:p>
          </table:table-cell>
          <table:table-cell office:value-type="float" office:value="0.364224" calcext:value-type="float">
            <text:p>0.364224</text:p>
          </table:table-cell>
          <table:table-cell table:formula="of:=[.W23]-[.AC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table:formula="of:=[.W24]-[.X24]" office:value-type="float" office:value="0.068448" calcext:value-type="float">
            <text:p>0.068448</text:p>
          </table:table-cell>
          <table:table-cell/>
          <table:table-cell office:value-type="float" office:value="0.276615294117647" calcext:value-type="float">
            <text:p>0.2766152941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369763" calcext:value-type="float">
            <text:p>0.369763</text:p>
          </table:table-cell>
          <table:table-cell table:formula="of:=[.W24]-[.AC24]" office:value-type="float" office:value="0.021237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table:formula="of:=[.W25]-[.X25]" office:value-type="float" office:value="0.015825" calcext:value-type="float">
            <text:p>0.015825</text:p>
          </table:table-cell>
          <table:table-cell/>
          <table:table-cell office:value-type="float" office:value="0.264983529411765" calcext:value-type="float">
            <text:p>0.2649835294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0.390556" calcext:value-type="float">
            <text:p>0.390556</text:p>
          </table:table-cell>
          <table:table-cell table:formula="of:=[.W25]-[.AC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table:formula="of:=[.W26]-[.X26]" office:value-type="float" office:value="0.190662" calcext:value-type="float">
            <text:p>0.190662</text:p>
          </table:table-cell>
          <table:table-cell/>
          <table:table-cell office:value-type="float" office:value="0.260552156862745" calcext:value-type="float">
            <text:p>0.260552156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32941" calcext:value-type="float">
            <text:p>0.32941</text:p>
          </table:table-cell>
          <table:table-cell table:formula="of:=[.W26]-[.AC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table:formula="of:=[.W27]-[.X27]" office:value-type="float" office:value="0.176789" calcext:value-type="float">
            <text:p>0.176789</text:p>
          </table:table-cell>
          <table:table-cell/>
          <table:table-cell office:value-type="float" office:value="-0.0579654901960784" calcext:value-type="float">
            <text:p>-0.0579654902</text:p>
          </table:table-cell>
          <table:table-cell office:value-type="float" office:value="0.176789" calcext:value-type="float">
            <text:p>0.176789</text:p>
          </table:table-cell>
          <table:table-cell office:value-type="float" office:value="0.612755" calcext:value-type="float">
            <text:p>0.612755</text:p>
          </table:table-cell>
          <table:table-cell table:formula="of:=[.W27]-[.AC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table:formula="of:=[.W28]-[.X28]" office:value-type="float" office:value="-0.0327149999999999" calcext:value-type="float">
            <text:p>-0.032715</text:p>
          </table:table-cell>
          <table:table-cell/>
          <table:table-cell office:value-type="float" office:value="0.135907450980392" calcext:value-type="float">
            <text:p>0.135907451</text:p>
          </table:table-cell>
          <table:table-cell office:value-type="float" office:value="-0.032715" calcext:value-type="float">
            <text:p>-0.032715</text:p>
          </table:table-cell>
          <table:table-cell office:value-type="float" office:value="0.527381" calcext:value-type="float">
            <text:p>0.527381</text:p>
          </table:table-cell>
          <table:table-cell table:formula="of:=[.W28]-[.AC28]" office:value-type="float" office:value="-0.07338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74308749786731" calcext:value-type="float">
            <text:p>0.7430874979</text:p>
          </table:table-cell>
          <table:table-cell table:formula="of:=[.W29]-[.X2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3"/>
          <table:table-cell table:formula="of:=[.W30]-[.X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31]-[.X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table:formula="of:=[.W32]-[.X32]" office:value-type="float" office:value="-0.152668" calcext:value-type="float">
            <text:p>-0.152668</text:p>
          </table:table-cell>
          <table:table-cell/>
          <table:table-cell office:value-type="float" office:value="0.265773333333333" calcext:value-type="float">
            <text:p>0.2657733333</text:p>
          </table:table-cell>
          <table:table-cell office:value-type="float" office:value="-0.152668" calcext:value-type="float">
            <text:p>-0.152668</text:p>
          </table:table-cell>
          <table:table-cell office:value-type="float" office:value="0.41167" calcext:value-type="float">
            <text:p>0.41167</text:p>
          </table:table-cell>
          <table:table-cell table:formula="of:=[.W32]-[.AC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table:formula="of:=[.W33]-[.X33]" office:value-type="float" office:value="-0.103811" calcext:value-type="float">
            <text:p>-0.103811</text:p>
          </table:table-cell>
          <table:table-cell/>
          <table:table-cell office:value-type="float" office:value="0.276169803921569" calcext:value-type="float">
            <text:p>0.2761698039</text:p>
          </table:table-cell>
          <table:table-cell office:value-type="float" office:value="-0.103811" calcext:value-type="float">
            <text:p>-0.103811</text:p>
          </table:table-cell>
          <table:table-cell office:value-type="float" office:value="0.431288" calcext:value-type="float">
            <text:p>0.431288</text:p>
          </table:table-cell>
          <table:table-cell table:formula="of:=[.W33]-[.AC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table:formula="of:=[.W34]-[.X34]" office:value-type="float" office:value="-0.177033" calcext:value-type="float">
            <text:p>-0.177033</text:p>
          </table:table-cell>
          <table:table-cell/>
          <table:table-cell office:value-type="float" office:value="0.297609019607843" calcext:value-type="float">
            <text:p>0.2976090196</text:p>
          </table:table-cell>
          <table:table-cell office:value-type="float" office:value="-0.177033" calcext:value-type="float">
            <text:p>-0.177033</text:p>
          </table:table-cell>
          <table:table-cell office:value-type="float" office:value="0.42441" calcext:value-type="float">
            <text:p>0.42441</text:p>
          </table:table-cell>
          <table:table-cell table:formula="of:=[.W34]-[.AC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table:formula="of:=[.W35]-[.X35]" office:value-type="float" office:value="-0.122993" calcext:value-type="float">
            <text:p>-0.122993</text:p>
          </table:table-cell>
          <table:table-cell/>
          <table:table-cell office:value-type="float" office:value="0.26573568627451" calcext:value-type="float">
            <text:p>0.2657356863</text:p>
          </table:table-cell>
          <table:table-cell office:value-type="float" office:value="-0.122993" calcext:value-type="float">
            <text:p>-0.122993</text:p>
          </table:table-cell>
          <table:table-cell office:value-type="float" office:value="0.460763" calcext:value-type="float">
            <text:p>0.460763</text:p>
          </table:table-cell>
          <table:table-cell table:formula="of:=[.W35]-[.AC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table:formula="of:=[.W36]-[.X36]" office:value-type="float" office:value="-0.146009" calcext:value-type="float">
            <text:p>-0.146009</text:p>
          </table:table-cell>
          <table:table-cell/>
          <table:table-cell office:value-type="float" office:value="0.253047450980392" calcext:value-type="float">
            <text:p>0.253047451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0.438408" calcext:value-type="float">
            <text:p>0.438408</text:p>
          </table:table-cell>
          <table:table-cell table:formula="of:=[.W36]-[.AC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table:formula="of:=[.W37]-[.X37]" office:value-type="float" office:value="-0.115903" calcext:value-type="float">
            <text:p>-0.115903</text:p>
          </table:table-cell>
          <table:table-cell/>
          <table:table-cell office:value-type="float" office:value="0.29523568627451" calcext:value-type="float">
            <text:p>0.2952356863</text:p>
          </table:table-cell>
          <table:table-cell office:value-type="float" office:value="-0.115903" calcext:value-type="float">
            <text:p>-0.115903</text:p>
          </table:table-cell>
          <table:table-cell office:value-type="float" office:value="0.411471" calcext:value-type="float">
            <text:p>0.411471</text:p>
          </table:table-cell>
          <table:table-cell table:formula="of:=[.W37]-[.AC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table:formula="of:=[.W38]-[.X38]" office:value-type="float" office:value="-0.143461" calcext:value-type="float">
            <text:p>-0.143461</text:p>
          </table:table-cell>
          <table:table-cell/>
          <table:table-cell office:value-type="float" office:value="0.291006666666667" calcext:value-type="float">
            <text:p>0.2910066667</text:p>
          </table:table-cell>
          <table:table-cell office:value-type="float" office:value="-0.143461" calcext:value-type="float">
            <text:p>-0.143461</text:p>
          </table:table-cell>
          <table:table-cell office:value-type="float" office:value="0.416872" calcext:value-type="float">
            <text:p>0.416872</text:p>
          </table:table-cell>
          <table:table-cell table:formula="of:=[.W38]-[.AC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table:formula="of:=[.W39]-[.X39]" office:value-type="float" office:value="-0.163723" calcext:value-type="float">
            <text:p>-0.163723</text:p>
          </table:table-cell>
          <table:table-cell/>
          <table:table-cell office:value-type="float" office:value="0.266596470588235" calcext:value-type="float">
            <text:p>0.2665964706</text:p>
          </table:table-cell>
          <table:table-cell office:value-type="float" office:value="-0.163723" calcext:value-type="float">
            <text:p>-0.163723</text:p>
          </table:table-cell>
          <table:table-cell office:value-type="float" office:value="0.436783" calcext:value-type="float">
            <text:p>0.436783</text:p>
          </table:table-cell>
          <table:table-cell table:formula="of:=[.W39]-[.AC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92317661396828" calcext:value-type="float">
            <text:p>0.5923176614</text:p>
          </table:table-cell>
          <table:table-cell table:formula="of:=[.W40]-[.X4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3"/>
          <table:table-cell table:formula="of:=[.W41]-[.X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42]-[.X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table:formula="of:=[.W43]-[.X43]" office:value-type="float" office:value="-0.113587" calcext:value-type="float">
            <text:p>-0.113587</text:p>
          </table:table-cell>
          <table:table-cell/>
          <table:table-cell office:value-type="float" office:value="0.19169137254902" calcext:value-type="float">
            <text:p>0.1916913725</text:p>
          </table:table-cell>
          <table:table-cell office:value-type="float" office:value="-0.113587" calcext:value-type="float">
            <text:p>-0.113587</text:p>
          </table:table-cell>
          <table:table-cell office:value-type="float" office:value="0.603679" calcext:value-type="float">
            <text:p>0.603679</text:p>
          </table:table-cell>
          <table:table-cell table:formula="of:=[.W43]-[.AC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table:formula="of:=[.W44]-[.X44]" office:value-type="float" office:value="-0.261597" calcext:value-type="float">
            <text:p>-0.261597</text:p>
          </table:table-cell>
          <table:table-cell/>
          <table:table-cell office:value-type="float" office:value="0.246512941176471" calcext:value-type="float">
            <text:p>0.2465129412</text:p>
          </table:table-cell>
          <table:table-cell office:value-type="float" office:value="-0.261597" calcext:value-type="float">
            <text:p>-0.261597</text:p>
          </table:table-cell>
          <table:table-cell office:value-type="float" office:value="0.620826" calcext:value-type="float">
            <text:p>0.620826</text:p>
          </table:table-cell>
          <table:table-cell table:formula="of:=[.W44]-[.AC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table:formula="of:=[.W45]-[.X45]" office:value-type="float" office:value="-0.157549" calcext:value-type="float">
            <text:p>-0.157549</text:p>
          </table:table-cell>
          <table:table-cell/>
          <table:table-cell office:value-type="float" office:value="0.195098039215686" calcext:value-type="float">
            <text:p>0.1950980392</text:p>
          </table:table-cell>
          <table:table-cell office:value-type="float" office:value="-0.157549" calcext:value-type="float">
            <text:p>-0.157549</text:p>
          </table:table-cell>
          <table:table-cell office:value-type="float" office:value="0.656509" calcext:value-type="float">
            <text:p>0.656509</text:p>
          </table:table-cell>
          <table:table-cell table:formula="of:=[.W45]-[.AC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table:formula="of:=[.W46]-[.X46]" office:value-type="float" office:value="-0.119559" calcext:value-type="float">
            <text:p>-0.119559</text:p>
          </table:table-cell>
          <table:table-cell/>
          <table:table-cell office:value-type="float" office:value="0.314392941176471" calcext:value-type="float">
            <text:p>0.3143929412</text:p>
          </table:table-cell>
          <table:table-cell office:value-type="float" office:value="-0.119559" calcext:value-type="float">
            <text:p>-0.119559</text:p>
          </table:table-cell>
          <table:table-cell office:value-type="float" office:value="0.52413" calcext:value-type="float">
            <text:p>0.52413</text:p>
          </table:table-cell>
          <table:table-cell table:formula="of:=[.W46]-[.AC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table:formula="of:=[.W47]-[.X47]" office:value-type="float" office:value="0.100694" calcext:value-type="float">
            <text:p>0.100694</text:p>
          </table:table-cell>
          <table:table-cell/>
          <table:table-cell office:value-type="float" office:value="0.16304431372549" calcext:value-type="float">
            <text:p>0.1630443137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663392" calcext:value-type="float">
            <text:p>0.663392</text:p>
          </table:table-cell>
          <table:table-cell table:formula="of:=[.W47]-[.AC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table:formula="of:=[.W48]-[.X48]" office:value-type="float" office:value="-0.131475" calcext:value-type="float">
            <text:p>-0.131475</text:p>
          </table:table-cell>
          <table:table-cell/>
          <table:table-cell office:value-type="float" office:value="0.309462352941176" calcext:value-type="float">
            <text:p>0.3094623529</text:p>
          </table:table-cell>
          <table:table-cell office:value-type="float" office:value="-0.131475" calcext:value-type="float">
            <text:p>-0.131475</text:p>
          </table:table-cell>
          <table:table-cell office:value-type="float" office:value="0.512885" calcext:value-type="float">
            <text:p>0.512885</text:p>
          </table:table-cell>
          <table:table-cell table:formula="of:=[.W48]-[.AC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table:formula="of:=[.W49]-[.X49]" office:value-type="float" office:value="0.036882" calcext:value-type="float">
            <text:p>0.036882</text:p>
          </table:table-cell>
          <table:table-cell/>
          <table:table-cell office:value-type="float" office:value="0.134466274509804" calcext:value-type="float">
            <text:p>0.1344662745</text:p>
          </table:table-cell>
          <table:table-cell office:value-type="float" office:value="0.036882" calcext:value-type="float">
            <text:p>0.036882</text:p>
          </table:table-cell>
          <table:table-cell office:value-type="float" office:value="0.718998" calcext:value-type="float">
            <text:p>0.718998</text:p>
          </table:table-cell>
          <table:table-cell table:formula="of:=[.W49]-[.AC49]" office:value-type="float" office:value="0.0110020000000001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801385684447592" calcext:value-type="float">
            <text:p>0.8013856844</text:p>
          </table:table-cell>
          <table:table-cell table:formula="of:=[.W50]-[.X5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3"/>
          <table:table-cell table:formula="of:=[.W51]-[.X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52]-[.X5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table:formula="of:=[.W53]-[.X53]" office:value-type="float" office:value="0.0315899999999999" calcext:value-type="float">
            <text:p>0.03159</text:p>
          </table:table-cell>
          <table:table-cell/>
          <table:table-cell office:value-type="float" office:value="0.0527098039215686" calcext:value-type="float">
            <text:p>0.052709803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731297" calcext:value-type="float">
            <text:p>0.731297</text:p>
          </table:table-cell>
          <table:table-cell table:formula="of:=[.W53]-[.AC53]" office:value-type="float" office:value="0.019703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table:formula="of:=[.W54]-[.X54]" office:value-type="float" office:value="0.0943999999999999" calcext:value-type="float">
            <text:p>0.0944</text:p>
          </table:table-cell>
          <table:table-cell/>
          <table:table-cell office:value-type="float" office:value="0.06894" calcext:value-type="float">
            <text:p>0.068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60455" calcext:value-type="float">
            <text:p>0.660455</text:p>
          </table:table-cell>
          <table:table-cell table:formula="of:=[.W54]-[.AC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table:formula="of:=[.W55]-[.X55]" office:value-type="float" office:value="0.069157" calcext:value-type="float">
            <text:p>0.069157</text:p>
          </table:table-cell>
          <table:table-cell/>
          <table:table-cell office:value-type="float" office:value="0.07922" calcext:value-type="float">
            <text:p>0.07922</text:p>
          </table:table-cell>
          <table:table-cell office:value-type="float" office:value="0.069157" calcext:value-type="float">
            <text:p>0.069157</text:p>
          </table:table-cell>
          <table:table-cell office:value-type="float" office:value="0.595389" calcext:value-type="float">
            <text:p>0.595389</text:p>
          </table:table-cell>
          <table:table-cell table:formula="of:=[.W55]-[.AC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table:formula="of:=[.W56]-[.X56]" office:value-type="float" office:value="0.0616420000000001" calcext:value-type="float">
            <text:p>0.061642</text:p>
          </table:table-cell>
          <table:table-cell/>
          <table:table-cell office:value-type="float" office:value="0.0518666666666667" calcext:value-type="float">
            <text:p>0.0518666667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574402" calcext:value-type="float">
            <text:p>0.574402</text:p>
          </table:table-cell>
          <table:table-cell table:formula="of:=[.W56]-[.AC56]" office:value-type="float" office:value="0.059598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table:formula="of:=[.W57]-[.X57]" office:value-type="float" office:value="0.240563" calcext:value-type="float">
            <text:p>0.240563</text:p>
          </table:table-cell>
          <table:table-cell/>
          <table:table-cell office:value-type="float" office:value="0.0533639215686274" calcext:value-type="float">
            <text:p>0.0533639216</text:p>
          </table:table-cell>
          <table:table-cell office:value-type="float" office:value="0.240563" calcext:value-type="float">
            <text:p>0.240563</text:p>
          </table:table-cell>
          <table:table-cell office:value-type="float" office:value="0.584821" calcext:value-type="float">
            <text:p>0.584821</text:p>
          </table:table-cell>
          <table:table-cell table:formula="of:=[.W57]-[.AC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table:formula="of:=[.W58]-[.X58]" office:value-type="float" office:value="0.193591" calcext:value-type="float">
            <text:p>0.193591</text:p>
          </table:table-cell>
          <table:table-cell/>
          <table:table-cell office:value-type="float" office:value="0.0630262745098039" calcext:value-type="float">
            <text:p>0.0630262745</text:p>
          </table:table-cell>
          <table:table-cell office:value-type="float" office:value="0.193591" calcext:value-type="float">
            <text:p>0.193591</text:p>
          </table:table-cell>
          <table:table-cell office:value-type="float" office:value="0.693115" calcext:value-type="float">
            <text:p>0.693115</text:p>
          </table:table-cell>
          <table:table-cell table:formula="of:=[.W58]-[.AC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table:formula="of:=[.W59]-[.X59]" office:value-type="float" office:value="0.014927" calcext:value-type="float">
            <text:p>0.014927</text:p>
          </table:table-cell>
          <table:table-cell/>
          <table:table-cell office:value-type="float" office:value="0.0807678431372549" calcext:value-type="float">
            <text:p>0.0807678431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754192" calcext:value-type="float">
            <text:p>0.754192</text:p>
          </table:table-cell>
          <table:table-cell table:formula="of:=[.W59]-[.AC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table:formula="of:=[.W60]-[.X60]" office:value-type="float" office:value="0.0669599999999999" calcext:value-type="float">
            <text:p>0.06696</text:p>
          </table:table-cell>
          <table:table-cell/>
          <table:table-cell office:value-type="float" office:value="0.0924274509803922" calcext:value-type="float">
            <text:p>0.092427451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688516" calcext:value-type="float">
            <text:p>0.688516</text:p>
          </table:table-cell>
          <table:table-cell table:formula="of:=[.W60]-[.AC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table:formula="of:=[.W61]-[.X61]" office:value-type="float" office:value="0.026495" calcext:value-type="float">
            <text:p>0.026495</text:p>
          </table:table-cell>
          <table:table-cell/>
          <table:table-cell office:value-type="float" office:value="0.11277568627451" calcext:value-type="float">
            <text:p>0.1127756863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648102" calcext:value-type="float">
            <text:p>0.648102</text:p>
          </table:table-cell>
          <table:table-cell table:formula="of:=[.W61]-[.AC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table:formula="of:=[.W62]-[.X62]" office:value-type="float" office:value="0.038954" calcext:value-type="float">
            <text:p>0.038954</text:p>
          </table:table-cell>
          <table:table-cell/>
          <table:table-cell office:value-type="float" office:value="0.111992549019608" calcext:value-type="float">
            <text:p>0.111992549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650583" calcext:value-type="float">
            <text:p>0.650583</text:p>
          </table:table-cell>
          <table:table-cell table:formula="of:=[.W62]-[.AC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table:formula="of:=[.W63]-[.X63]" office:value-type="float" office:value="0.249854" calcext:value-type="float">
            <text:p>0.249854</text:p>
          </table:table-cell>
          <table:table-cell/>
          <table:table-cell office:value-type="float" office:value="0.108945098039216" calcext:value-type="float">
            <text:p>0.108945098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461068" calcext:value-type="float">
            <text:p>0.461068</text:p>
          </table:table-cell>
          <table:table-cell table:formula="of:=[.W63]-[.AC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table:formula="of:=[.W64]-[.X64]" office:value-type="float" office:value="0.3601" calcext:value-type="float">
            <text:p>0.3601</text:p>
          </table:table-cell>
          <table:table-cell/>
          <table:table-cell office:value-type="float" office:value="0.211764705882353" calcext:value-type="float">
            <text:p>0.211764705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7367" calcext:value-type="float">
            <text:p>0.357367</text:p>
          </table:table-cell>
          <table:table-cell table:formula="of:=[.W64]-[.AC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table:formula="of:=[.W65]-[.X65]" office:value-type="float" office:value="0.318476" calcext:value-type="float">
            <text:p>0.318476</text:p>
          </table:table-cell>
          <table:table-cell/>
          <table:table-cell office:value-type="float" office:value="0.147881176470588" calcext:value-type="float">
            <text:p>0.1478811765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342579" calcext:value-type="float">
            <text:p>0.342579</text:p>
          </table:table-cell>
          <table:table-cell table:formula="of:=[.W65]-[.AC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table:formula="of:=[.W66]-[.X66]" office:value-type="float" office:value="0.164765" calcext:value-type="float">
            <text:p>0.164765</text:p>
          </table:table-cell>
          <table:table-cell/>
          <table:table-cell office:value-type="float" office:value="0.129028235294118" calcext:value-type="float">
            <text:p>0.1290282353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384182" calcext:value-type="float">
            <text:p>0.384182</text:p>
          </table:table-cell>
          <table:table-cell table:formula="of:=[.W66]-[.AC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table:formula="of:=[.W67]-[.X67]" office:value-type="float" office:value="0.208536" calcext:value-type="float">
            <text:p>0.208536</text:p>
          </table:table-cell>
          <table:table-cell/>
          <table:table-cell office:value-type="float" office:value="0.0626592156862745" calcext:value-type="float">
            <text:p>0.0626592157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0.472093" calcext:value-type="float">
            <text:p>0.472093</text:p>
          </table:table-cell>
          <table:table-cell table:formula="of:=[.W67]-[.AC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table:formula="of:=[.W68]-[.X68]" office:value-type="float" office:value="0.158433" calcext:value-type="float">
            <text:p>0.158433</text:p>
          </table:table-cell>
          <table:table-cell/>
          <table:table-cell office:value-type="float" office:value="0.0718717647058824" calcext:value-type="float">
            <text:p>0.0718717647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567009" calcext:value-type="float">
            <text:p>0.567009</text:p>
          </table:table-cell>
          <table:table-cell table:formula="of:=[.W68]-[.AC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table:formula="of:=[.W69]-[.X69]" office:value-type="float" office:value="0.109508" calcext:value-type="float">
            <text:p>0.109508</text:p>
          </table:table-cell>
          <table:table-cell/>
          <table:table-cell office:value-type="float" office:value="0.0508317647058824" calcext:value-type="float">
            <text:p>0.0508317647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657914" calcext:value-type="float">
            <text:p>0.657914</text:p>
          </table:table-cell>
          <table:table-cell table:formula="of:=[.W69]-[.AC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table:formula="of:=[.W70]-[.X70]" office:value-type="float" office:value="0.041865" calcext:value-type="float">
            <text:p>0.041865</text:p>
          </table:table-cell>
          <table:table-cell/>
          <table:table-cell office:value-type="float" office:value="0.0372049803921569" calcext:value-type="float">
            <text:p>0.0372049804</text:p>
          </table:table-cell>
          <table:table-cell office:value-type="float" office:value="0.0418649999999999" calcext:value-type="float">
            <text:p>0.041865</text:p>
          </table:table-cell>
          <table:table-cell office:value-type="float" office:value="0.716411" calcext:value-type="float">
            <text:p>0.716411</text:p>
          </table:table-cell>
          <table:table-cell table:formula="of:=[.W70]-[.AC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table:formula="of:=[.W71]-[.X71]" office:value-type="float" office:value="0.031104" calcext:value-type="float">
            <text:p>0.031104</text:p>
          </table:table-cell>
          <table:table-cell/>
          <table:table-cell office:value-type="float" office:value="0.0369091764705882" calcext:value-type="float">
            <text:p>0.0369091765</text:p>
          </table:table-cell>
          <table:table-cell office:value-type="float" office:value="0.031104" calcext:value-type="float">
            <text:p>0.031104</text:p>
          </table:table-cell>
          <table:table-cell office:value-type="float" office:value="0.732407" calcext:value-type="float">
            <text:p>0.732407</text:p>
          </table:table-cell>
          <table:table-cell table:formula="of:=[.W71]-[.AC71]" office:value-type="float" office:value="0.0465930000000001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table:formula="of:=[.W72]-[.X72]" office:value-type="float" office:value="-0.019571" calcext:value-type="float">
            <text:p>-0.019571</text:p>
          </table:table-cell>
          <table:table-cell/>
          <table:table-cell office:value-type="float" office:value="0.0392780392156863" calcext:value-type="float">
            <text:p>0.0392780392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750406" calcext:value-type="float">
            <text:p>0.750406</text:p>
          </table:table-cell>
          <table:table-cell table:formula="of:=[.W72]-[.AC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table:formula="of:=[.W73]-[.X73]" office:value-type="float" office:value="-0.00498199999999993" calcext:value-type="float">
            <text:p>-0.004982</text:p>
          </table:table-cell>
          <table:table-cell/>
          <table:table-cell office:value-type="float" office:value="0.0354735294117647" calcext:value-type="float">
            <text:p>0.0354735294</text:p>
          </table:table-cell>
          <table:table-cell office:value-type="float" office:value="-0.00498199999999993" calcext:value-type="float">
            <text:p>-0.004982</text:p>
          </table:table-cell>
          <table:table-cell office:value-type="float" office:value="0.761001" calcext:value-type="float">
            <text:p>0.761001</text:p>
          </table:table-cell>
          <table:table-cell table:formula="of:=[.W73]-[.AC73]" office:value-type="float" office:value="0.0119990000000001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table:formula="of:=[.W74]-[.X74]" office:value-type="float" office:value="0.0204270000000001" calcext:value-type="float">
            <text:p>0.020427</text:p>
          </table:table-cell>
          <table:table-cell/>
          <table:table-cell office:value-type="float" office:value="0.0359601568627451" calcext:value-type="float">
            <text:p>0.0359601569</text:p>
          </table:table-cell>
          <table:table-cell office:value-type="float" office:value="0.0204270000000001" calcext:value-type="float">
            <text:p>0.020427</text:p>
          </table:table-cell>
          <table:table-cell office:value-type="float" office:value="0.788168" calcext:value-type="float">
            <text:p>0.788168</text:p>
          </table:table-cell>
          <table:table-cell table:formula="of:=[.W74]-[.AC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22695704533127" calcext:value-type="float">
            <text:p>0.6226957045</text:p>
          </table:table-cell>
          <table:table-cell table:formula="of:=[.W75]-[.X7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3"/>
          <table:table-cell table:formula="of:=[.W76]-[.X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77]-[.X7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table:formula="of:=[.W78]-[.X78]" office:value-type="float" office:value="0.019611" calcext:value-type="float">
            <text:p>0.019611</text:p>
          </table:table-cell>
          <table:table-cell/>
          <table:table-cell office:value-type="float" office:value="0.135743529411765" calcext:value-type="float">
            <text:p>0.1357435294</text:p>
          </table:table-cell>
          <table:table-cell office:value-type="float" office:value="0.0196109999999999" calcext:value-type="float">
            <text:p>0.019611</text:p>
          </table:table-cell>
          <table:table-cell office:value-type="float" office:value="0.642329" calcext:value-type="float">
            <text:p>0.642329</text:p>
          </table:table-cell>
          <table:table-cell table:formula="of:=[.W78]-[.AC78]" office:value-type="float" office:value="-0.00632899999999992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table:formula="of:=[.W79]-[.X79]" office:value-type="float" office:value="0.0247540000000001" calcext:value-type="float">
            <text:p>0.024754</text:p>
          </table:table-cell>
          <table:table-cell/>
          <table:table-cell office:value-type="float" office:value="0.149940392156863" calcext:value-type="float">
            <text:p>0.1499403922</text:p>
          </table:table-cell>
          <table:table-cell office:value-type="float" office:value="0.0247540000000001" calcext:value-type="float">
            <text:p>0.024754</text:p>
          </table:table-cell>
          <table:table-cell office:value-type="float" office:value="0.681219" calcext:value-type="float">
            <text:p>0.681219</text:p>
          </table:table-cell>
          <table:table-cell table:formula="of:=[.W79]-[.AC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table:formula="of:=[.W80]-[.X80]" office:value-type="float" office:value="0.0279820000000001" calcext:value-type="float">
            <text:p>0.027982</text:p>
          </table:table-cell>
          <table:table-cell/>
          <table:table-cell office:value-type="float" office:value="0.130663529411765" calcext:value-type="float">
            <text:p>0.1306635294</text:p>
          </table:table-cell>
          <table:table-cell office:value-type="float" office:value="0.0279820000000001" calcext:value-type="float">
            <text:p>0.027982</text:p>
          </table:table-cell>
          <table:table-cell office:value-type="float" office:value="0.697654" calcext:value-type="float">
            <text:p>0.697654</text:p>
          </table:table-cell>
          <table:table-cell table:formula="of:=[.W80]-[.AC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table:formula="of:=[.W81]-[.X81]" office:value-type="float" office:value="0.0201560000000001" calcext:value-type="float">
            <text:p>0.020156</text:p>
          </table:table-cell>
          <table:table-cell/>
          <table:table-cell office:value-type="float" office:value="0.151894901960784" calcext:value-type="float">
            <text:p>0.151894902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65851" calcext:value-type="float">
            <text:p>0.65851</text:p>
          </table:table-cell>
          <table:table-cell table:formula="of:=[.W81]-[.AC81]" office:value-type="float" office:value="-0.01651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table:formula="of:=[.W82]-[.X82]" office:value-type="float" office:value="0.0714360000000001" calcext:value-type="float">
            <text:p>0.071436</text:p>
          </table:table-cell>
          <table:table-cell/>
          <table:table-cell office:value-type="float" office:value="0.166564705882353" calcext:value-type="float">
            <text:p>0.1665647059</text:p>
          </table:table-cell>
          <table:table-cell office:value-type="float" office:value="0.0714360000000001" calcext:value-type="float">
            <text:p>0.071436</text:p>
          </table:table-cell>
          <table:table-cell office:value-type="float" office:value="0.629249" calcext:value-type="float">
            <text:p>0.629249</text:p>
          </table:table-cell>
          <table:table-cell table:formula="of:=[.W82]-[.AC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table:formula="of:=[.W83]-[.X83]" office:value-type="float" office:value="0.020711" calcext:value-type="float">
            <text:p>0.020711</text:p>
          </table:table-cell>
          <table:table-cell/>
          <table:table-cell office:value-type="float" office:value="0.157392549019608" calcext:value-type="float">
            <text:p>0.157392549</text:p>
          </table:table-cell>
          <table:table-cell office:value-type="float" office:value="0.0207109999999999" calcext:value-type="float">
            <text:p>0.020711</text:p>
          </table:table-cell>
          <table:table-cell office:value-type="float" office:value="0.621845" calcext:value-type="float">
            <text:p>0.621845</text:p>
          </table:table-cell>
          <table:table-cell table:formula="of:=[.W83]-[.AC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table:formula="of:=[.W84]-[.X84]" office:value-type="float" office:value="-0.200671" calcext:value-type="float">
            <text:p>-0.200671</text:p>
          </table:table-cell>
          <table:table-cell/>
          <table:table-cell office:value-type="float" office:value="0.128610588235294" calcext:value-type="float">
            <text:p>0.1286105882</text:p>
          </table:table-cell>
          <table:table-cell office:value-type="float" office:value="-0.200671" calcext:value-type="float">
            <text:p>-0.200671</text:p>
          </table:table-cell>
          <table:table-cell office:value-type="float" office:value="0.654814" calcext:value-type="float">
            <text:p>0.654814</text:p>
          </table:table-cell>
          <table:table-cell table:formula="of:=[.W84]-[.AC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table:formula="of:=[.W85]-[.X85]" office:value-type="float" office:value="0.085095" calcext:value-type="float">
            <text:p>0.085095</text:p>
          </table:table-cell>
          <table:table-cell/>
          <table:table-cell office:value-type="float" office:value="0.0617411764705882" calcext:value-type="float">
            <text:p>0.0617411765</text:p>
          </table:table-cell>
          <table:table-cell office:value-type="float" office:value="0.085095" calcext:value-type="float">
            <text:p>0.085095</text:p>
          </table:table-cell>
          <table:table-cell office:value-type="float" office:value="0.665995" calcext:value-type="float">
            <text:p>0.665995</text:p>
          </table:table-cell>
          <table:table-cell table:formula="of:=[.W85]-[.AC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table:formula="of:=[.W86]-[.X86]" office:value-type="float" office:value="-0.117134" calcext:value-type="float">
            <text:p>-0.117134</text:p>
          </table:table-cell>
          <table:table-cell/>
          <table:table-cell office:value-type="float" office:value="0.120760784313725" calcext:value-type="float">
            <text:p>0.1207607843</text:p>
          </table:table-cell>
          <table:table-cell office:value-type="float" office:value="-0.117134" calcext:value-type="float">
            <text:p>-0.117134</text:p>
          </table:table-cell>
          <table:table-cell office:value-type="float" office:value="0.677912" calcext:value-type="float">
            <text:p>0.677912</text:p>
          </table:table-cell>
          <table:table-cell table:formula="of:=[.W86]-[.AC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table:formula="of:=[.W87]-[.X87]" office:value-type="float" office:value="0.147713" calcext:value-type="float">
            <text:p>0.147713</text:p>
          </table:table-cell>
          <table:table-cell/>
          <table:table-cell office:value-type="float" office:value="0.120670588235294" calcext:value-type="float">
            <text:p>0.1206705882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6197" calcext:value-type="float">
            <text:p>0.6197</text:p>
          </table:table-cell>
          <table:table-cell table:formula="of:=[.W87]-[.AC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table:formula="of:=[.W88]-[.X88]" office:value-type="float" office:value="0.138707" calcext:value-type="float">
            <text:p>0.138707</text:p>
          </table:table-cell>
          <table:table-cell/>
          <table:table-cell office:value-type="float" office:value="0.0768607843137255" calcext:value-type="float">
            <text:p>0.0768607843</text:p>
          </table:table-cell>
          <table:table-cell office:value-type="float" office:value="0.138707" calcext:value-type="float">
            <text:p>0.138707</text:p>
          </table:table-cell>
          <table:table-cell office:value-type="float" office:value="0.585137" calcext:value-type="float">
            <text:p>0.585137</text:p>
          </table:table-cell>
          <table:table-cell table:formula="of:=[.W88]-[.AC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table:formula="of:=[.W89]-[.X89]" office:value-type="float" office:value="0.256339" calcext:value-type="float">
            <text:p>0.256339</text:p>
          </table:table-cell>
          <table:table-cell/>
          <table:table-cell office:value-type="float" office:value="0.0727152941176471" calcext:value-type="float">
            <text:p>0.0727152941</text:p>
          </table:table-cell>
          <table:table-cell office:value-type="float" office:value="0.256339" calcext:value-type="float">
            <text:p>0.256339</text:p>
          </table:table-cell>
          <table:table-cell office:value-type="float" office:value="0.517066" calcext:value-type="float">
            <text:p>0.517066</text:p>
          </table:table-cell>
          <table:table-cell table:formula="of:=[.W89]-[.AC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9"/>
          <table:table-cell table:formula="of:=[.W90]-[.X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9"/>
          <table:table-cell table:formula="of:=[.W91]-[.X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9"/>
          <table:table-cell table:formula="of:=[.W92]-[.X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9"/>
          <table:table-cell table:formula="of:=[.W93]-[.X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9"/>
          <table:table-cell table:formula="of:=[.W94]-[.X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9"/>
          <table:table-cell table:formula="of:=[.W95]-[.X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9"/>
          <table:table-cell table:formula="of:=[.W96]-[.X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9"/>
          <table:table-cell table:formula="of:=[.W97]-[.X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9"/>
          <table:table-cell table:formula="of:=[.W98]-[.X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9"/>
          <table:table-cell table:formula="of:=[.W99]-[.X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9"/>
          <table:table-cell table:formula="of:=[.W100]-[.X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table:formula="of:=[.W101]-[.X101]" office:value-type="float" office:value="0.092959" calcext:value-type="float">
            <text:p>0.092959</text:p>
          </table:table-cell>
          <table:table-cell/>
          <table:table-cell office:value-type="float" office:value="0.0476933333333333" calcext:value-type="float">
            <text:p>0.0476933333</text:p>
          </table:table-cell>
          <table:table-cell office:value-type="float" office:value="0.0929589999999999" calcext:value-type="float">
            <text:p>0.092959</text:p>
          </table:table-cell>
          <table:table-cell office:value-type="float" office:value="0.639574" calcext:value-type="float">
            <text:p>0.639574</text:p>
          </table:table-cell>
          <table:table-cell table:formula="of:=[.W101]-[.AC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table:formula="of:=[.W102]-[.X102]" office:value-type="float" office:value="0.100318" calcext:value-type="float">
            <text:p>0.100318</text:p>
          </table:table-cell>
          <table:table-cell/>
          <table:table-cell office:value-type="float" office:value="0.0434054901960784" calcext:value-type="float">
            <text:p>0.043405490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668596" calcext:value-type="float">
            <text:p>0.668596</text:p>
          </table:table-cell>
          <table:table-cell table:formula="of:=[.W102]-[.AC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table:formula="of:=[.W103]-[.X103]" office:value-type="float" office:value="0.043741" calcext:value-type="float">
            <text:p>0.043741</text:p>
          </table:table-cell>
          <table:table-cell/>
          <table:table-cell office:value-type="float" office:value="0.0441176470588235" calcext:value-type="float">
            <text:p>0.0441176471</text:p>
          </table:table-cell>
          <table:table-cell office:value-type="float" office:value="0.043741" calcext:value-type="float">
            <text:p>0.043741</text:p>
          </table:table-cell>
          <table:table-cell office:value-type="float" office:value="0.703049" calcext:value-type="float">
            <text:p>0.703049</text:p>
          </table:table-cell>
          <table:table-cell table:formula="of:=[.W103]-[.AC103]" office:value-type="float" office:value="0.094951000000000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table:formula="of:=[.W104]-[.X104]" office:value-type="float" office:value="0.0640370000000001" calcext:value-type="float">
            <text:p>0.064037</text:p>
          </table:table-cell>
          <table:table-cell/>
          <table:table-cell office:value-type="float" office:value="0.0435937254901961" calcext:value-type="float">
            <text:p>0.0435937255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670067" calcext:value-type="float">
            <text:p>0.670067</text:p>
          </table:table-cell>
          <table:table-cell table:formula="of:=[.W104]-[.AC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table:formula="of:=[.W105]-[.X105]" office:value-type="float" office:value="0.109805" calcext:value-type="float">
            <text:p>0.109805</text:p>
          </table:table-cell>
          <table:table-cell/>
          <table:table-cell office:value-type="float" office:value="0.0573670588235294" calcext:value-type="float">
            <text:p>0.0573670588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0.657721" calcext:value-type="float">
            <text:p>0.657721</text:p>
          </table:table-cell>
          <table:table-cell table:formula="of:=[.W105]-[.AC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table:formula="of:=[.W106]-[.X106]" office:value-type="float" office:value="0.096992" calcext:value-type="float">
            <text:p>0.096992</text:p>
          </table:table-cell>
          <table:table-cell/>
          <table:table-cell office:value-type="float" office:value="0.0514635294117647" calcext:value-type="float">
            <text:p>0.0514635294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686395" calcext:value-type="float">
            <text:p>0.686395</text:p>
          </table:table-cell>
          <table:table-cell table:formula="of:=[.W106]-[.AC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table:formula="of:=[.W107]-[.X107]" office:value-type="float" office:value="0.105806" calcext:value-type="float">
            <text:p>0.105806</text:p>
          </table:table-cell>
          <table:table-cell/>
          <table:table-cell office:value-type="float" office:value="0.0607729411764706" calcext:value-type="float">
            <text:p>0.0607729412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677169" calcext:value-type="float">
            <text:p>0.677169</text:p>
          </table:table-cell>
          <table:table-cell table:formula="of:=[.W107]-[.AC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table:formula="of:=[.W108]-[.X108]" office:value-type="float" office:value="0.086012" calcext:value-type="float">
            <text:p>0.086012</text:p>
          </table:table-cell>
          <table:table-cell/>
          <table:table-cell office:value-type="float" office:value="0.0668219607843137" calcext:value-type="float">
            <text:p>0.0668219608</text:p>
          </table:table-cell>
          <table:table-cell office:value-type="float" office:value="0.086012" calcext:value-type="float">
            <text:p>0.086012</text:p>
          </table:table-cell>
          <table:table-cell office:value-type="float" office:value="0.650281" calcext:value-type="float">
            <text:p>0.650281</text:p>
          </table:table-cell>
          <table:table-cell table:formula="of:=[.W108]-[.AC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table:formula="of:=[.W109]-[.X109]" office:value-type="float" office:value="0.0992740000000001" calcext:value-type="float">
            <text:p>0.099274</text:p>
          </table:table-cell>
          <table:table-cell/>
          <table:table-cell office:value-type="float" office:value="0.0663847058823529" calcext:value-type="float">
            <text:p>0.0663847059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681405" calcext:value-type="float">
            <text:p>0.681405</text:p>
          </table:table-cell>
          <table:table-cell table:formula="of:=[.W109]-[.AC109]" office:value-type="float" office:value="0.0955950000000001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table:formula="of:=[.W110]-[.X110]" office:value-type="float" office:value="0.0916980000000001" calcext:value-type="float">
            <text:p>0.091698</text:p>
          </table:table-cell>
          <table:table-cell/>
          <table:table-cell office:value-type="float" office:value="0.0713160784313726" calcext:value-type="float">
            <text:p>0.0713160784</text:p>
          </table:table-cell>
          <table:table-cell office:value-type="float" office:value="0.091698" calcext:value-type="float">
            <text:p>0.091698</text:p>
          </table:table-cell>
          <table:table-cell office:value-type="float" office:value="0.680795" calcext:value-type="float">
            <text:p>0.680795</text:p>
          </table:table-cell>
          <table:table-cell table:formula="of:=[.W110]-[.AC110]" office:value-type="float" office:value="0.0622050000000001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table:formula="of:=[.W111]-[.X111]" office:value-type="float" office:value="0.133935" calcext:value-type="float">
            <text:p>0.133935</text:p>
          </table:table-cell>
          <table:table-cell/>
          <table:table-cell office:value-type="float" office:value="0.0690976470588235" calcext:value-type="float">
            <text:p>0.0690976471</text:p>
          </table:table-cell>
          <table:table-cell office:value-type="float" office:value="0.133935" calcext:value-type="float">
            <text:p>0.133935</text:p>
          </table:table-cell>
          <table:table-cell office:value-type="float" office:value="0.676649" calcext:value-type="float">
            <text:p>0.676649</text:p>
          </table:table-cell>
          <table:table-cell table:formula="of:=[.W111]-[.AC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table:formula="of:=[.W112]-[.X112]" office:value-type="float" office:value="0.11235" calcext:value-type="float">
            <text:p>0.11235</text:p>
          </table:table-cell>
          <table:table-cell/>
          <table:table-cell office:value-type="float" office:value="0.0700286274509804" calcext:value-type="float">
            <text:p>0.0700286275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705396" calcext:value-type="float">
            <text:p>0.705396</text:p>
          </table:table-cell>
          <table:table-cell table:formula="of:=[.W112]-[.AC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table:formula="of:=[.W113]-[.X113]" office:value-type="float" office:value="0.078837" calcext:value-type="float">
            <text:p>0.078837</text:p>
          </table:table-cell>
          <table:table-cell/>
          <table:table-cell office:value-type="float" office:value="0.0671274509803922" calcext:value-type="float">
            <text:p>0.067127451</text:p>
          </table:table-cell>
          <table:table-cell office:value-type="float" office:value="0.0788369999999999" calcext:value-type="float">
            <text:p>0.078837</text:p>
          </table:table-cell>
          <table:table-cell office:value-type="float" office:value="0.697986" calcext:value-type="float">
            <text:p>0.697986</text:p>
          </table:table-cell>
          <table:table-cell table:formula="of:=[.W113]-[.AC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table:formula="of:=[.W114]-[.X114]" office:value-type="float" office:value="0.00996100000000011" calcext:value-type="float">
            <text:p>0.009961</text:p>
          </table:table-cell>
          <table:table-cell/>
          <table:table-cell office:value-type="float" office:value="0.0667062745098039" calcext:value-type="float">
            <text:p>0.0667062745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.710748" calcext:value-type="float">
            <text:p>0.710748</text:p>
          </table:table-cell>
          <table:table-cell table:formula="of:=[.W114]-[.AC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table:formula="of:=[.W115]-[.X115]" office:value-type="float" office:value="0.082504" calcext:value-type="float">
            <text:p>0.082504</text:p>
          </table:table-cell>
          <table:table-cell/>
          <table:table-cell office:value-type="float" office:value="0.0625925490196078" calcext:value-type="float">
            <text:p>0.062592549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722346" calcext:value-type="float">
            <text:p>0.722346</text:p>
          </table:table-cell>
          <table:table-cell table:formula="of:=[.W115]-[.AC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table:formula="of:=[.W116]-[.X116]" office:value-type="float" office:value="0.135552" calcext:value-type="float">
            <text:p>0.135552</text:p>
          </table:table-cell>
          <table:table-cell/>
          <table:table-cell office:value-type="float" office:value="0.0729290196078432" calcext:value-type="float">
            <text:p>0.0729290196</text:p>
          </table:table-cell>
          <table:table-cell office:value-type="float" office:value="0.135552" calcext:value-type="float">
            <text:p>0.135552</text:p>
          </table:table-cell>
          <table:table-cell office:value-type="float" office:value="0.660433" calcext:value-type="float">
            <text:p>0.660433</text:p>
          </table:table-cell>
          <table:table-cell table:formula="of:=[.W116]-[.AC116]" office:value-type="float" office:value="0.0985670000000001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9"/>
          <table:table-cell table:formula="of:=[.W117]-[.X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9"/>
          <table:table-cell table:formula="of:=[.W118]-[.X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9"/>
          <table:table-cell table:formula="of:=[.W119]-[.X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9"/>
          <table:table-cell table:formula="of:=[.W120]-[.X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table:formula="of:=[.W121]-[.X121]" office:value-type="float" office:value="0.065315" calcext:value-type="float">
            <text:p>0.065315</text:p>
          </table:table-cell>
          <table:table-cell/>
          <table:table-cell office:value-type="float" office:value="0.0661839215686274" calcext:value-type="float">
            <text:p>0.0661839216</text:p>
          </table:table-cell>
          <table:table-cell office:value-type="float" office:value="0.0653149999999999" calcext:value-type="float">
            <text:p>0.065315</text:p>
          </table:table-cell>
          <table:table-cell office:value-type="float" office:value="0.677319" calcext:value-type="float">
            <text:p>0.677319</text:p>
          </table:table-cell>
          <table:table-cell table:formula="of:=[.W121]-[.AC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table:formula="of:=[.W122]-[.X122]" office:value-type="float" office:value="0.067972" calcext:value-type="float">
            <text:p>0.067972</text:p>
          </table:table-cell>
          <table:table-cell/>
          <table:table-cell office:value-type="float" office:value="0.0692686274509804" calcext:value-type="float">
            <text:p>0.0692686275</text:p>
          </table:table-cell>
          <table:table-cell office:value-type="float" office:value="0.067972" calcext:value-type="float">
            <text:p>0.067972</text:p>
          </table:table-cell>
          <table:table-cell office:value-type="float" office:value="0.730609" calcext:value-type="float">
            <text:p>0.730609</text:p>
          </table:table-cell>
          <table:table-cell table:formula="of:=[.W122]-[.AC122]" office:value-type="float" office:value="0.058391000000000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table:formula="of:=[.W123]-[.X123]" office:value-type="float" office:value="0.063393" calcext:value-type="float">
            <text:p>0.063393</text:p>
          </table:table-cell>
          <table:table-cell/>
          <table:table-cell office:value-type="float" office:value="0.0614733333333333" calcext:value-type="float">
            <text:p>0.0614733333</text:p>
          </table:table-cell>
          <table:table-cell office:value-type="float" office:value="0.063393" calcext:value-type="float">
            <text:p>0.063393</text:p>
          </table:table-cell>
          <table:table-cell office:value-type="float" office:value="0.692528" calcext:value-type="float">
            <text:p>0.692528</text:p>
          </table:table-cell>
          <table:table-cell table:formula="of:=[.W123]-[.AC123]" office:value-type="float" office:value="0.0554720000000001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table:formula="of:=[.W124]-[.X124]" office:value-type="float" office:value="0.0744070000000001" calcext:value-type="float">
            <text:p>0.074407</text:p>
          </table:table-cell>
          <table:table-cell/>
          <table:table-cell office:value-type="float" office:value="0.0507741176470588" calcext:value-type="float">
            <text:p>0.0507741176</text:p>
          </table:table-cell>
          <table:table-cell office:value-type="float" office:value="0.0744070000000001" calcext:value-type="float">
            <text:p>0.074407</text:p>
          </table:table-cell>
          <table:table-cell office:value-type="float" office:value="0.719036" calcext:value-type="float">
            <text:p>0.719036</text:p>
          </table:table-cell>
          <table:table-cell table:formula="of:=[.W124]-[.AC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table:formula="of:=[.W125]-[.X125]" office:value-type="float" office:value="0.0989490000000001" calcext:value-type="float">
            <text:p>0.098949</text:p>
          </table:table-cell>
          <table:table-cell/>
          <table:table-cell office:value-type="float" office:value="0.0563690196078431" calcext:value-type="float">
            <text:p>0.0563690196</text:p>
          </table:table-cell>
          <table:table-cell office:value-type="float" office:value="0.0989489999999999" calcext:value-type="float">
            <text:p>0.098949</text:p>
          </table:table-cell>
          <table:table-cell office:value-type="float" office:value="0.760196" calcext:value-type="float">
            <text:p>0.760196</text:p>
          </table:table-cell>
          <table:table-cell table:formula="of:=[.W125]-[.AC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table:formula="of:=[.W126]-[.X126]" office:value-type="float" office:value="0.0827620000000001" calcext:value-type="float">
            <text:p>0.082762</text:p>
          </table:table-cell>
          <table:table-cell/>
          <table:table-cell office:value-type="float" office:value="0.0536360784313725" calcext:value-type="float">
            <text:p>0.0536360784</text:p>
          </table:table-cell>
          <table:table-cell office:value-type="float" office:value="0.082762" calcext:value-type="float">
            <text:p>0.082762</text:p>
          </table:table-cell>
          <table:table-cell office:value-type="float" office:value="0.714186" calcext:value-type="float">
            <text:p>0.714186</text:p>
          </table:table-cell>
          <table:table-cell table:formula="of:=[.W126]-[.AC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table:formula="of:=[.W127]-[.X127]" office:value-type="float" office:value="0.0573950000000001" calcext:value-type="float">
            <text:p>0.057395</text:p>
          </table:table-cell>
          <table:table-cell/>
          <table:table-cell office:value-type="float" office:value="0.0554411764705882" calcext:value-type="float">
            <text:p>0.0554411765</text:p>
          </table:table-cell>
          <table:table-cell office:value-type="float" office:value="0.0573950000000001" calcext:value-type="float">
            <text:p>0.057395</text:p>
          </table:table-cell>
          <table:table-cell office:value-type="float" office:value="0.751087" calcext:value-type="float">
            <text:p>0.751087</text:p>
          </table:table-cell>
          <table:table-cell table:formula="of:=[.W127]-[.AC127]" office:value-type="float" office:value="0.0389130000000001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table:formula="of:=[.W128]-[.X128]" office:value-type="float" office:value="0.132613" calcext:value-type="float">
            <text:p>0.132613</text:p>
          </table:table-cell>
          <table:table-cell/>
          <table:table-cell office:value-type="float" office:value="0.0456901960784314" calcext:value-type="float">
            <text:p>0.0456901961</text:p>
          </table:table-cell>
          <table:table-cell office:value-type="float" office:value="0.132613" calcext:value-type="float">
            <text:p>0.132613</text:p>
          </table:table-cell>
          <table:table-cell office:value-type="float" office:value="0.747554" calcext:value-type="float">
            <text:p>0.747554</text:p>
          </table:table-cell>
          <table:table-cell table:formula="of:=[.W128]-[.AC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table:formula="of:=[.W129]-[.X129]" office:value-type="float" office:value="0.109623" calcext:value-type="float">
            <text:p>0.109623</text:p>
          </table:table-cell>
          <table:table-cell/>
          <table:table-cell office:value-type="float" office:value="0.0521823529411765" calcext:value-type="float">
            <text:p>0.0521823529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756675" calcext:value-type="float">
            <text:p>0.756675</text:p>
          </table:table-cell>
          <table:table-cell table:formula="of:=[.W129]-[.AC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table:formula="of:=[.W130]-[.X130]" office:value-type="float" office:value="0.104035" calcext:value-type="float">
            <text:p>0.104035</text:p>
          </table:table-cell>
          <table:table-cell/>
          <table:table-cell office:value-type="float" office:value="0.0379843921568627" calcext:value-type="float">
            <text:p>0.0379843922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0.78652" calcext:value-type="float">
            <text:p>0.78652</text:p>
          </table:table-cell>
          <table:table-cell table:formula="of:=[.W130]-[.AC130]" office:value-type="float" office:value="0.0964799999999999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6459995177923" calcext:value-type="float">
            <text:p>0.5645999518</text:p>
          </table:table-cell>
          <table:table-cell table:formula="of:=[.W131]-[.X1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3"/>
          <table:table-cell table:formula="of:=[.W132]-[.X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33]-[.X133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table:formula="of:=[.W134]-[.X134]" office:value-type="float" office:value="-0.019397" calcext:value-type="float">
            <text:p>-0.019397</text:p>
          </table:table-cell>
          <table:table-cell/>
          <table:table-cell office:value-type="float" office:value="0.106818823529412" calcext:value-type="float">
            <text:p>0.1068188235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0.655087" calcext:value-type="float">
            <text:p>0.655087</text:p>
          </table:table-cell>
          <table:table-cell table:formula="of:=[.W134]-[.AC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table:number-columns-repeated="2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table:formula="of:=[.W135]-[.X135]" office:value-type="float" office:value="0.082833" calcext:value-type="float">
            <text:p>0.082833</text:p>
          </table:table-cell>
          <table:table-cell/>
          <table:table-cell office:value-type="float" office:value="0.0848756862745098" calcext:value-type="float">
            <text:p>0.0848756863</text:p>
          </table:table-cell>
          <table:table-cell office:value-type="float" office:value="0.0828329999999999" calcext:value-type="float">
            <text:p>0.082833</text:p>
          </table:table-cell>
          <table:table-cell office:value-type="float" office:value="0.618612" calcext:value-type="float">
            <text:p>0.618612</text:p>
          </table:table-cell>
          <table:table-cell table:formula="of:=[.W135]-[.AC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table:formula="of:=[.W136]-[.X136]" office:value-type="float" office:value="0.109" calcext:value-type="float">
            <text:p>0.109</text:p>
          </table:table-cell>
          <table:table-cell/>
          <table:table-cell office:value-type="float" office:value="0.0418380392156863" calcext:value-type="float">
            <text:p>0.04183803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712757" calcext:value-type="float">
            <text:p>0.712757</text:p>
          </table:table-cell>
          <table:table-cell table:formula="of:=[.W136]-[.AC136]" office:value-type="float" office:value="0.0972430000000001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table:formula="of:=[.W137]-[.X137]" office:value-type="float" office:value="-0.086688" calcext:value-type="float">
            <text:p>-0.086688</text:p>
          </table:table-cell>
          <table:table-cell/>
          <table:table-cell office:value-type="float" office:value="0.152771764705882" calcext:value-type="float">
            <text:p>0.1527717647</text:p>
          </table:table-cell>
          <table:table-cell office:value-type="float" office:value="-0.086688" calcext:value-type="float">
            <text:p>-0.086688</text:p>
          </table:table-cell>
          <table:table-cell office:value-type="float" office:value="0.560635" calcext:value-type="float">
            <text:p>0.560635</text:p>
          </table:table-cell>
          <table:table-cell table:formula="of:=[.W137]-[.AC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table:formula="of:=[.W138]-[.X138]" office:value-type="float" office:value="0.051227" calcext:value-type="float">
            <text:p>0.051227</text:p>
          </table:table-cell>
          <table:table-cell/>
          <table:table-cell office:value-type="float" office:value="0.0794443137254902" calcext:value-type="float">
            <text:p>0.0794443137</text:p>
          </table:table-cell>
          <table:table-cell office:value-type="float" office:value="0.0512269999999999" calcext:value-type="float">
            <text:p>0.051227</text:p>
          </table:table-cell>
          <table:table-cell office:value-type="float" office:value="0.681302" calcext:value-type="float">
            <text:p>0.681302</text:p>
          </table:table-cell>
          <table:table-cell table:formula="of:=[.W138]-[.AC138]" office:value-type="float" office:value="0.076698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table:formula="of:=[.W139]-[.X139]" office:value-type="float" office:value="0.057227" calcext:value-type="float">
            <text:p>0.057227</text:p>
          </table:table-cell>
          <table:table-cell/>
          <table:table-cell office:value-type="float" office:value="0.0328938823529412" calcext:value-type="float">
            <text:p>0.0328938824</text:p>
          </table:table-cell>
          <table:table-cell office:value-type="float" office:value="0.0572269999999999" calcext:value-type="float">
            <text:p>0.057227</text:p>
          </table:table-cell>
          <table:table-cell office:value-type="float" office:value="0.580114" calcext:value-type="float">
            <text:p>0.580114</text:p>
          </table:table-cell>
          <table:table-cell table:formula="of:=[.W139]-[.AC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table:formula="of:=[.W140]-[.X140]" office:value-type="float" office:value="-0.041302" calcext:value-type="float">
            <text:p>-0.041302</text:p>
          </table:table-cell>
          <table:table-cell/>
          <table:table-cell office:value-type="float" office:value="0.082475294117647" calcext:value-type="float">
            <text:p>0.0824752941</text:p>
          </table:table-cell>
          <table:table-cell office:value-type="float" office:value="-0.0413020000000001" calcext:value-type="float">
            <text:p>-0.041302</text:p>
          </table:table-cell>
          <table:table-cell office:value-type="float" office:value="0.612082" calcext:value-type="float">
            <text:p>0.612082</text:p>
          </table:table-cell>
          <table:table-cell table:formula="of:=[.W140]-[.AC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table:formula="of:=[.W141]-[.X141]" office:value-type="float" office:value="0.039259" calcext:value-type="float">
            <text:p>0.039259</text:p>
          </table:table-cell>
          <table:table-cell/>
          <table:table-cell office:value-type="float" office:value="0.0972909803921569" calcext:value-type="float">
            <text:p>0.0972909804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626943" calcext:value-type="float">
            <text:p>0.626943</text:p>
          </table:table-cell>
          <table:table-cell table:formula="of:=[.W141]-[.AC141]" office:value-type="float" office:value="0.0750570000000002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table:formula="of:=[.W142]-[.X142]" office:value-type="float" office:value="0.088743" calcext:value-type="float">
            <text:p>0.088743</text:p>
          </table:table-cell>
          <table:table-cell/>
          <table:table-cell office:value-type="float" office:value="0.0749839215686274" calcext:value-type="float">
            <text:p>0.0749839216</text:p>
          </table:table-cell>
          <table:table-cell office:value-type="float" office:value="0.088743" calcext:value-type="float">
            <text:p>0.088743</text:p>
          </table:table-cell>
          <table:table-cell office:value-type="float" office:value="0.670685" calcext:value-type="float">
            <text:p>0.670685</text:p>
          </table:table-cell>
          <table:table-cell table:formula="of:=[.W142]-[.AC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table:formula="of:=[.W143]-[.X143]" office:value-type="float" office:value="0.11999" calcext:value-type="float">
            <text:p>0.11999</text:p>
          </table:table-cell>
          <table:table-cell/>
          <table:table-cell office:value-type="float" office:value="0.0420058823529412" calcext:value-type="float">
            <text:p>0.042005882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627992" calcext:value-type="float">
            <text:p>0.627992</text:p>
          </table:table-cell>
          <table:table-cell table:formula="of:=[.W143]-[.AC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table:formula="of:=[.W144]-[.X144]" office:value-type="float" office:value="0.0365179999999999" calcext:value-type="float">
            <text:p>0.036518</text:p>
          </table:table-cell>
          <table:table-cell/>
          <table:table-cell office:value-type="float" office:value="0.106261176470588" calcext:value-type="float">
            <text:p>0.1062611765</text:p>
          </table:table-cell>
          <table:table-cell office:value-type="float" office:value="0.0365179999999999" calcext:value-type="float">
            <text:p>0.036518</text:p>
          </table:table-cell>
          <table:table-cell office:value-type="float" office:value="0.661953" calcext:value-type="float">
            <text:p>0.661953</text:p>
          </table:table-cell>
          <table:table-cell table:formula="of:=[.W144]-[.AC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table:formula="of:=[.W145]-[.X145]" office:value-type="float" office:value="0.065613" calcext:value-type="float">
            <text:p>0.065613</text:p>
          </table:table-cell>
          <table:table-cell/>
          <table:table-cell office:value-type="float" office:value="0.0653925490196079" calcext:value-type="float">
            <text:p>0.065392549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650786" calcext:value-type="float">
            <text:p>0.650786</text:p>
          </table:table-cell>
          <table:table-cell table:formula="of:=[.W145]-[.AC145]" office:value-type="float" office:value="0.092214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table:formula="of:=[.W146]-[.X146]" office:value-type="float" office:value="0.036748" calcext:value-type="float">
            <text:p>0.036748</text:p>
          </table:table-cell>
          <table:table-cell/>
          <table:table-cell office:value-type="float" office:value="0.0665062745098039" calcext:value-type="float">
            <text:p>0.0665062745</text:p>
          </table:table-cell>
          <table:table-cell office:value-type="float" office:value="0.0367479999999999" calcext:value-type="float">
            <text:p>0.036748</text:p>
          </table:table-cell>
          <table:table-cell office:value-type="float" office:value="0.701032" calcext:value-type="float">
            <text:p>0.701032</text:p>
          </table:table-cell>
          <table:table-cell table:formula="of:=[.W146]-[.AC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8973155013045" calcext:value-type="float">
            <text:p>0.6897315501</text:p>
          </table:table-cell>
          <table:table-cell table:formula="of:=[.W147]-[.X14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3"/>
          <table:table-cell table:formula="of:=[.W148]-[.X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49]-[.X14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table:formula="of:=[.W150]-[.X150]" office:value-type="float" office:value="-0.00813000000000008" calcext:value-type="float">
            <text:p>-0.00813</text:p>
          </table:table-cell>
          <table:table-cell/>
          <table:table-cell office:value-type="float" office:value="0.0594776470588235" calcext:value-type="float">
            <text:p>0.0594776471</text:p>
          </table:table-cell>
          <table:table-cell office:value-type="float" office:value="-0.00813000000000008" calcext:value-type="float">
            <text:p>-0.00813</text:p>
          </table:table-cell>
          <table:table-cell office:value-type="float" office:value="0.864707" calcext:value-type="float">
            <text:p>0.864707</text:p>
          </table:table-cell>
          <table:table-cell table:formula="of:=[.W150]-[.AC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table:formula="of:=[.W151]-[.X151]" office:value-type="float" office:value="0.0657380000000001" calcext:value-type="float">
            <text:p>0.065738</text:p>
          </table:table-cell>
          <table:table-cell/>
          <table:table-cell office:value-type="float" office:value="0.0339070588235294" calcext:value-type="float">
            <text:p>0.0339070588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855129" calcext:value-type="float">
            <text:p>0.855129</text:p>
          </table:table-cell>
          <table:table-cell table:formula="of:=[.W151]-[.AC151]" office:value-type="float" office:value="0.052871000000000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table:formula="of:=[.W152]-[.X152]" office:value-type="float" office:value="-0.0936419999999999" calcext:value-type="float">
            <text:p>-0.093642</text:p>
          </table:table-cell>
          <table:table-cell/>
          <table:table-cell office:value-type="float" office:value="0.0649941176470588" calcext:value-type="float">
            <text:p>0.0649941176</text:p>
          </table:table-cell>
          <table:table-cell office:value-type="float" office:value="-0.093642" calcext:value-type="float">
            <text:p>-0.093642</text:p>
          </table:table-cell>
          <table:table-cell office:value-type="float" office:value="0.775603" calcext:value-type="float">
            <text:p>0.775603</text:p>
          </table:table-cell>
          <table:table-cell table:formula="of:=[.W152]-[.AC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table:formula="of:=[.W153]-[.X153]" office:value-type="float" office:value="-0.112878" calcext:value-type="float">
            <text:p>-0.112878</text:p>
          </table:table-cell>
          <table:table-cell/>
          <table:table-cell office:value-type="float" office:value="0.0835721568627451" calcext:value-type="float">
            <text:p>0.0835721569</text:p>
          </table:table-cell>
          <table:table-cell office:value-type="float" office:value="-0.112878" calcext:value-type="float">
            <text:p>-0.112878</text:p>
          </table:table-cell>
          <table:table-cell office:value-type="float" office:value="0.757477" calcext:value-type="float">
            <text:p>0.757477</text:p>
          </table:table-cell>
          <table:table-cell table:formula="of:=[.W153]-[.AC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table:formula="of:=[.W154]-[.X154]" office:value-type="float" office:value="0.166852" calcext:value-type="float">
            <text:p>0.166852</text:p>
          </table:table-cell>
          <table:table-cell/>
          <table:table-cell office:value-type="float" office:value="0.0393466666666667" calcext:value-type="float">
            <text:p>0.0393466667</text:p>
          </table:table-cell>
          <table:table-cell office:value-type="float" office:value="0.166852" calcext:value-type="float">
            <text:p>0.166852</text:p>
          </table:table-cell>
          <table:table-cell office:value-type="float" office:value="0.819834" calcext:value-type="float">
            <text:p>0.819834</text:p>
          </table:table-cell>
          <table:table-cell table:formula="of:=[.W154]-[.AC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table:formula="of:=[.W155]-[.X155]" office:value-type="float" office:value="-0.0981479999999999" calcext:value-type="float">
            <text:p>-0.098148</text:p>
          </table:table-cell>
          <table:table-cell/>
          <table:table-cell office:value-type="float" office:value="0.0475054901960784" calcext:value-type="float">
            <text:p>0.0475054902</text:p>
          </table:table-cell>
          <table:table-cell office:value-type="float" office:value="-0.098148" calcext:value-type="float">
            <text:p>-0.098148</text:p>
          </table:table-cell>
          <table:table-cell office:value-type="float" office:value="0.868234" calcext:value-type="float">
            <text:p>0.868234</text:p>
          </table:table-cell>
          <table:table-cell table:formula="of:=[.W155]-[.AC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table:formula="of:=[.W156]-[.X156]" office:value-type="float" office:value="-0.063008" calcext:value-type="float">
            <text:p>-0.063008</text:p>
          </table:table-cell>
          <table:table-cell/>
          <table:table-cell office:value-type="float" office:value="0.0803627450980392" calcext:value-type="float">
            <text:p>0.0803627451</text:p>
          </table:table-cell>
          <table:table-cell office:value-type="float" office:value="-0.0630080000000001" calcext:value-type="float">
            <text:p>-0.063008</text:p>
          </table:table-cell>
          <table:table-cell office:value-type="float" office:value="0.802866" calcext:value-type="float">
            <text:p>0.802866</text:p>
          </table:table-cell>
          <table:table-cell table:formula="of:=[.W156]-[.AC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table:formula="of:=[.W157]-[.X157]" office:value-type="float" office:value="-0.05594" calcext:value-type="float">
            <text:p>-0.05594</text:p>
          </table:table-cell>
          <table:table-cell/>
          <table:table-cell office:value-type="float" office:value="0.0863407843137255" calcext:value-type="float">
            <text:p>0.0863407843</text:p>
          </table:table-cell>
          <table:table-cell office:value-type="float" office:value="-0.0559399999999999" calcext:value-type="float">
            <text:p>-0.05594</text:p>
          </table:table-cell>
          <table:table-cell office:value-type="float" office:value="0.769799" calcext:value-type="float">
            <text:p>0.769799</text:p>
          </table:table-cell>
          <table:table-cell table:formula="of:=[.W157]-[.AC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table:formula="of:=[.W158]-[.X158]" office:value-type="float" office:value="-0.0989359999999999" calcext:value-type="float">
            <text:p>-0.098936</text:p>
          </table:table-cell>
          <table:table-cell/>
          <table:table-cell office:value-type="float" office:value="0.0690505882352941" calcext:value-type="float">
            <text:p>0.0690505882</text:p>
          </table:table-cell>
          <table:table-cell office:value-type="float" office:value="-0.098936" calcext:value-type="float">
            <text:p>-0.098936</text:p>
          </table:table-cell>
          <table:table-cell office:value-type="float" office:value="0.772501" calcext:value-type="float">
            <text:p>0.772501</text:p>
          </table:table-cell>
          <table:table-cell table:formula="of:=[.W158]-[.AC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table:formula="of:=[.W159]-[.X159]" office:value-type="float" office:value="0.174018" calcext:value-type="float">
            <text:p>0.174018</text:p>
          </table:table-cell>
          <table:table-cell/>
          <table:table-cell office:value-type="float" office:value="0.200427450980392" calcext:value-type="float">
            <text:p>0.200427451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590372" calcext:value-type="float">
            <text:p>0.590372</text:p>
          </table:table-cell>
          <table:table-cell table:formula="of:=[.W159]-[.AC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table:formula="of:=[.W160]-[.X160]" office:value-type="float" office:value="-0.0339959999999999" calcext:value-type="float">
            <text:p>-0.033996</text:p>
          </table:table-cell>
          <table:table-cell/>
          <table:table-cell office:value-type="float" office:value="0.0666176470588235" calcext:value-type="float">
            <text:p>0.0666176471</text:p>
          </table:table-cell>
          <table:table-cell office:value-type="float" office:value="-0.033996" calcext:value-type="float">
            <text:p>-0.033996</text:p>
          </table:table-cell>
          <table:table-cell office:value-type="float" office:value="0.782919" calcext:value-type="float">
            <text:p>0.782919</text:p>
          </table:table-cell>
          <table:table-cell table:formula="of:=[.W160]-[.AC160]" office:value-type="float" office:value="-0.036918999999999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table:formula="of:=[.W161]-[.X161]" office:value-type="float" office:value="-0.054295" calcext:value-type="float">
            <text:p>-0.054295</text:p>
          </table:table-cell>
          <table:table-cell/>
          <table:table-cell office:value-type="float" office:value="0.0715972549019608" calcext:value-type="float">
            <text:p>0.0715972549</text:p>
          </table:table-cell>
          <table:table-cell office:value-type="float" office:value="-0.054295" calcext:value-type="float">
            <text:p>-0.054295</text:p>
          </table:table-cell>
          <table:table-cell office:value-type="float" office:value="0.821242" calcext:value-type="float">
            <text:p>0.821242</text:p>
          </table:table-cell>
          <table:table-cell table:formula="of:=[.W161]-[.AC161]" office:value-type="float" office:value="-0.0662419999999999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table:formula="of:=[.W162]-[.X162]" office:value-type="float" office:value="-0.102668" calcext:value-type="float">
            <text:p>-0.102668</text:p>
          </table:table-cell>
          <table:table-cell/>
          <table:table-cell office:value-type="float" office:value="0.110087843137255" calcext:value-type="float">
            <text:p>0.1100878431</text:p>
          </table:table-cell>
          <table:table-cell office:value-type="float" office:value="-0.102668" calcext:value-type="float">
            <text:p>-0.102668</text:p>
          </table:table-cell>
          <table:table-cell office:value-type="float" office:value="0.722023" calcext:value-type="float">
            <text:p>0.722023</text:p>
          </table:table-cell>
          <table:table-cell table:formula="of:=[.W162]-[.AC162]" office:value-type="float" office:value="-0.0660229999999999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table:formula="of:=[.W163]-[.X163]" office:value-type="float" office:value="0.0439050000000001" calcext:value-type="float">
            <text:p>0.043905</text:p>
          </table:table-cell>
          <table:table-cell/>
          <table:table-cell office:value-type="float" office:value="0.0595698039215686" calcext:value-type="float">
            <text:p>0.0595698039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639379" calcext:value-type="float">
            <text:p>0.639379</text:p>
          </table:table-cell>
          <table:table-cell table:formula="of:=[.W163]-[.AC163]" office:value-type="float" office:value="0.024621000000000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50874753726122" calcext:value-type="float">
            <text:p>0.5508747537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4"/>
        </table:table-row>
      </table:table>
      <table:table table:name="corr" table:style-name="ta1">
        <table:shapes>
          <draw:frame draw:z-index="0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711in" svg:height="5.4622in" svg:x="31.111in" svg:y="5.8673in">
            <draw:object draw:notify-on-update-of-ranges="corr.B35:corr.B39 corr.B41:corr.B41 corr.C35:corr.C39 corr.C41:corr.C41 corr.D35:corr.D39 corr.D41:corr.D41 corr.E35:corr.E39 corr.E41:corr.E41 corr.F35:corr.F39 corr.F41:corr.F41 corr.G35:corr.G39 corr.G41:corr.G41 corr.H35:corr.H39 corr.H41:corr.H41 corr.I35:corr.I39 corr.I41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table table:name="HSP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Brightness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17086" calcext:value-type="float">
            <text:p>0.517086</text:p>
          </table:table-cell>
          <table:table-cell table:formula="of:=1-[.C3]" office:value-type="float" office:value="0.482914" calcext:value-type="float">
            <text:p>0.48291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SQRT((0.299*([.H3]^2))+(0.587*([.G3]^2))+(0.114*([.F3]^2)))" office:value-type="float" office:value="69.723770261905" calcext:value-type="float">
            <text:p>69.7237702619</text:p>
          </table:table-cell>
          <table:table-cell table:formula="of:=[.I3]/255" office:value-type="float" office:value="0.273426550046686" calcext:value-type="float">
            <text:p>0.27342655</text:p>
          </table:table-cell>
          <table:table-cell table:formula="of:=[.B3]-[.D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1391" calcext:value-type="float">
            <text:p>0.51391</text:p>
          </table:table-cell>
          <table:table-cell table:formula="of:=1-[.C4]" office:value-type="float" office:value="0.48609" calcext:value-type="float">
            <text:p>0.4860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SQRT((0.299*([.H4]^2))+(0.587*([.G4]^2))+(0.114*([.F4]^2)))" office:value-type="float" office:value="49.3192640190985" calcext:value-type="float">
            <text:p>49.3192640191</text:p>
          </table:table-cell>
          <table:table-cell table:formula="of:=[.I4]/255" office:value-type="float" office:value="0.193408878506268" calcext:value-type="float">
            <text:p>0.1934088785</text:p>
          </table:table-cell>
          <table:table-cell table:formula="of:=[.B4]-[.D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2359" calcext:value-type="float">
            <text:p>0.42359</text:p>
          </table:table-cell>
          <table:table-cell table:formula="of:=1-[.C5]" office:value-type="float" office:value="0.57641" calcext:value-type="float">
            <text:p>0.57641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SQRT((0.299*([.H5]^2))+(0.587*([.G5]^2))+(0.114*([.F5]^2)))" office:value-type="float" office:value="53.510807424276" calcext:value-type="float">
            <text:p>53.5108074243</text:p>
          </table:table-cell>
          <table:table-cell table:formula="of:=[.I5]/255" office:value-type="float" office:value="0.209846303624612" calcext:value-type="float">
            <text:p>0.2098463036</text:p>
          </table:table-cell>
          <table:table-cell table:formula="of:=[.B5]-[.D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7866" calcext:value-type="float">
            <text:p>0.387866</text:p>
          </table:table-cell>
          <table:table-cell table:formula="of:=1-[.C6]" office:value-type="float" office:value="0.612134" calcext:value-type="float">
            <text:p>0.612134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SQRT((0.299*([.H6]^2))+(0.587*([.G6]^2))+(0.114*([.F6]^2)))" office:value-type="float" office:value="44.6892758019618" calcext:value-type="float">
            <text:p>44.689275802</text:p>
          </table:table-cell>
          <table:table-cell table:formula="of:=[.I6]/255" office:value-type="float" office:value="0.175252061968478" calcext:value-type="float">
            <text:p>0.175252062</text:p>
          </table:table-cell>
          <table:table-cell table:formula="of:=[.B6]-[.D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571162" calcext:value-type="float">
            <text:p>0.571162</text:p>
          </table:table-cell>
          <table:table-cell table:formula="of:=1-[.C7]" office:value-type="float" office:value="0.428838" calcext:value-type="float">
            <text:p>0.42883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SQRT((0.299*([.H7]^2))+(0.587*([.G7]^2))+(0.114*([.F7]^2)))" office:value-type="float" office:value="60.4142111429548" calcext:value-type="float">
            <text:p>60.414211143</text:p>
          </table:table-cell>
          <table:table-cell table:formula="of:=[.I7]/255" office:value-type="float" office:value="0.236918475070411" calcext:value-type="float">
            <text:p>0.2369184751</text:p>
          </table:table-cell>
          <table:table-cell table:formula="of:=[.B7]-[.D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22874" calcext:value-type="float">
            <text:p>0.522874</text:p>
          </table:table-cell>
          <table:table-cell table:formula="of:=1-[.C8]" office:value-type="float" office:value="0.477126" calcext:value-type="float">
            <text:p>0.47712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SQRT((0.299*([.H8]^2))+(0.587*([.G8]^2))+(0.114*([.F8]^2)))" office:value-type="float" office:value="68.2802905827219" calcext:value-type="float">
            <text:p>68.2802905827</text:p>
          </table:table-cell>
          <table:table-cell table:formula="of:=[.I8]/255" office:value-type="float" office:value="0.267765845422439" calcext:value-type="float">
            <text:p>0.2677658454</text:p>
          </table:table-cell>
          <table:table-cell table:formula="of:=[.B8]-[.D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96052" calcext:value-type="float">
            <text:p>0.496052</text:p>
          </table:table-cell>
          <table:table-cell table:formula="of:=1-[.C9]" office:value-type="float" office:value="0.503948" calcext:value-type="float">
            <text:p>0.503948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SQRT((0.299*([.H9]^2))+(0.587*([.G9]^2))+(0.114*([.F9]^2)))" office:value-type="float" office:value="55.0967816028417" calcext:value-type="float">
            <text:p>55.0967816028</text:p>
          </table:table-cell>
          <table:table-cell table:formula="of:=[.I9]/255" office:value-type="float" office:value="0.216065810207222" calcext:value-type="float">
            <text:p>0.2160658102</text:p>
          </table:table-cell>
          <table:table-cell table:formula="of:=[.B9]-[.D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05813" calcext:value-type="float">
            <text:p>0.505813</text:p>
          </table:table-cell>
          <table:table-cell table:formula="of:=1-[.C10]" office:value-type="float" office:value="0.494187" calcext:value-type="float">
            <text:p>0.494187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SQRT((0.299*([.H10]^2))+(0.587*([.G10]^2))+(0.114*([.F10]^2)))" office:value-type="float" office:value="51.1024202763855" calcext:value-type="float">
            <text:p>51.1024202764</text:p>
          </table:table-cell>
          <table:table-cell table:formula="of:=[.I10]/255" office:value-type="float" office:value="0.200401648142688" calcext:value-type="float">
            <text:p>0.2004016481</text:p>
          </table:table-cell>
          <table:table-cell table:formula="of:=[.B10]-[.D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92074" calcext:value-type="float">
            <text:p>0.692074</text:p>
          </table:table-cell>
          <table:table-cell table:formula="of:=1-[.C11]" office:value-type="float" office:value="0.307926" calcext:value-type="float">
            <text:p>0.307926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SQRT((0.299*([.H11]^2))+(0.587*([.G11]^2))+(0.114*([.F11]^2)))" office:value-type="float" office:value="92.2259123932864" calcext:value-type="float">
            <text:p>92.2259123933</text:p>
          </table:table-cell>
          <table:table-cell table:formula="of:=[.I11]/255" office:value-type="float" office:value="0.361670244679554" calcext:value-type="float">
            <text:p>0.3616702447</text:p>
          </table:table-cell>
          <table:table-cell table:formula="of:=[.B11]-[.D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7686" calcext:value-type="float">
            <text:p>0.637686</text:p>
          </table:table-cell>
          <table:table-cell table:formula="of:=1-[.C12]" office:value-type="float" office:value="0.362314" calcext:value-type="float">
            <text:p>0.362314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SQRT((0.299*([.H12]^2))+(0.587*([.G12]^2))+(0.114*([.F12]^2)))" office:value-type="float" office:value="94.4688883650851" calcext:value-type="float">
            <text:p>94.4688883651</text:p>
          </table:table-cell>
          <table:table-cell table:formula="of:=[.I12]/255" office:value-type="float" office:value="0.370466228882687" calcext:value-type="float">
            <text:p>0.3704662289</text:p>
          </table:table-cell>
          <table:table-cell table:formula="of:=[.B12]-[.D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181" calcext:value-type="float">
            <text:p>0.49181</text:p>
          </table:table-cell>
          <table:table-cell table:formula="of:=1-[.C13]" office:value-type="float" office:value="0.50819" calcext:value-type="float">
            <text:p>0.50819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SQRT((0.299*([.H13]^2))+(0.587*([.G13]^2))+(0.114*([.F13]^2)))" office:value-type="float" office:value="56.95687596955" calcext:value-type="float">
            <text:p>56.9568759696</text:p>
          </table:table-cell>
          <table:table-cell table:formula="of:=[.I13]/255" office:value-type="float" office:value="0.223360297919804" calcext:value-type="float">
            <text:p>0.2233602979</text:p>
          </table:table-cell>
          <table:table-cell table:formula="of:=[.B13]-[.D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47433" calcext:value-type="float">
            <text:p>0.547433</text:p>
          </table:table-cell>
          <table:table-cell table:formula="of:=1-[.C14]" office:value-type="float" office:value="0.452567" calcext:value-type="float">
            <text:p>0.452567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SQRT((0.299*([.H14]^2))+(0.587*([.G14]^2))+(0.114*([.F14]^2)))" office:value-type="float" office:value="75.7855047509048" calcext:value-type="float">
            <text:p>75.7855047509</text:p>
          </table:table-cell>
          <table:table-cell table:formula="of:=[.I14]/255" office:value-type="float" office:value="0.297198057846686" calcext:value-type="float">
            <text:p>0.2971980578</text:p>
          </table:table-cell>
          <table:table-cell table:formula="of:=[.B14]-[.D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31951097065926" calcext:value-type="float">
            <text:p>-0.3195109707</text:p>
          </table:table-cell>
          <table:table-cell table:style-name="ce1" table:formula="of:=CORREL([.B3:.B14];[.D3:.D14])" office:value-type="float" office:value="0.31951097065926" calcext:value-type="float">
            <text:p>0.319510970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380495" calcext:value-type="float">
            <text:p>0.380495</text:p>
          </table:table-cell>
          <table:table-cell table:formula="of:=1-[.C18]" office:value-type="float" office:value="0.619505" calcext:value-type="float">
            <text:p>0.61950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SQRT((0.299*([.H18]^2))+(0.587*([.G18]^2))+(0.114*([.F18]^2)))" office:value-type="float" office:value="20.8773133482122" calcext:value-type="float">
            <text:p>20.8773133482</text:p>
          </table:table-cell>
          <table:table-cell table:formula="of:=[.I18]/255" office:value-type="float" office:value="0.0818718170518126" calcext:value-type="float">
            <text:p>0.0818718171</text:p>
          </table:table-cell>
          <table:table-cell table:formula="of:=[.B18]-[.D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49331" calcext:value-type="float">
            <text:p>0.449331</text:p>
          </table:table-cell>
          <table:table-cell table:formula="of:=1-[.C19]" office:value-type="float" office:value="0.550669" calcext:value-type="float">
            <text:p>0.550669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SQRT((0.299*([.H19]^2))+(0.587*([.G19]^2))+(0.114*([.F19]^2)))" office:value-type="float" office:value="19.91722813086" calcext:value-type="float">
            <text:p>19.9172281309</text:p>
          </table:table-cell>
          <table:table-cell table:formula="of:=[.I19]/255" office:value-type="float" office:value="0.0781067769837646" calcext:value-type="float">
            <text:p>0.078106777</text:p>
          </table:table-cell>
          <table:table-cell table:formula="of:=[.B19]-[.D19]" office:value-type="float" office:value="0.0883309999999999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5858" calcext:value-type="float">
            <text:p>0.455858</text:p>
          </table:table-cell>
          <table:table-cell table:formula="of:=1-[.C20]" office:value-type="float" office:value="0.544142" calcext:value-type="float">
            <text:p>0.544142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SQRT((0.299*([.H20]^2))+(0.587*([.G20]^2))+(0.114*([.F20]^2)))" office:value-type="float" office:value="26.5813202463207" calcext:value-type="float">
            <text:p>26.5813202463</text:p>
          </table:table-cell>
          <table:table-cell table:formula="of:=[.I20]/255" office:value-type="float" office:value="0.104240471554199" calcext:value-type="float">
            <text:p>0.1042404716</text:p>
          </table:table-cell>
          <table:table-cell table:formula="of:=[.B20]-[.D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8394" calcext:value-type="float">
            <text:p>0.628394</text:p>
          </table:table-cell>
          <table:table-cell table:formula="of:=1-[.C21]" office:value-type="float" office:value="0.371606" calcext:value-type="float">
            <text:p>0.371606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SQRT((0.299*([.H21]^2))+(0.587*([.G21]^2))+(0.114*([.F21]^2)))" office:value-type="float" office:value="68.7791912433956" calcext:value-type="float">
            <text:p>68.7791912434</text:p>
          </table:table-cell>
          <table:table-cell table:formula="of:=[.I21]/255" office:value-type="float" office:value="0.269722318601551" calcext:value-type="float">
            <text:p>0.2697223186</text:p>
          </table:table-cell>
          <table:table-cell table:formula="of:=[.B21]-[.D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669015" calcext:value-type="float">
            <text:p>0.669015</text:p>
          </table:table-cell>
          <table:table-cell table:formula="of:=1-[.C22]" office:value-type="float" office:value="0.330985" calcext:value-type="float">
            <text:p>0.330985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SQRT((0.299*([.H22]^2))+(0.587*([.G22]^2))+(0.114*([.F22]^2)))" office:value-type="float" office:value="59.5834395775133" calcext:value-type="float">
            <text:p>59.5834395775</text:p>
          </table:table-cell>
          <table:table-cell table:formula="of:=[.I22]/255" office:value-type="float" office:value="0.233660547362797" calcext:value-type="float">
            <text:p>0.2336605474</text:p>
          </table:table-cell>
          <table:table-cell table:formula="of:=[.B22]-[.D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35776" calcext:value-type="float">
            <text:p>0.635776</text:p>
          </table:table-cell>
          <table:table-cell table:formula="of:=1-[.C23]" office:value-type="float" office:value="0.364224" calcext:value-type="float">
            <text:p>0.364224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SQRT((0.299*([.H23]^2))+(0.587*([.G23]^2))+(0.114*([.F23]^2)))" office:value-type="float" office:value="61.4732187947044" calcext:value-type="float">
            <text:p>61.4732187947</text:p>
          </table:table-cell>
          <table:table-cell table:formula="of:=[.I23]/255" office:value-type="float" office:value="0.241071446253743" calcext:value-type="float">
            <text:p>0.2410714463</text:p>
          </table:table-cell>
          <table:table-cell table:formula="of:=[.B23]-[.D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30237" calcext:value-type="float">
            <text:p>0.630237</text:p>
          </table:table-cell>
          <table:table-cell table:formula="of:=1-[.C24]" office:value-type="float" office:value="0.369763" calcext:value-type="float">
            <text:p>0.369763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SQRT((0.299*([.H24]^2))+(0.587*([.G24]^2))+(0.114*([.F24]^2)))" office:value-type="float" office:value="61.1376722961966" calcext:value-type="float">
            <text:p>61.1376722962</text:p>
          </table:table-cell>
          <table:table-cell table:formula="of:=[.I24]/255" office:value-type="float" office:value="0.239755577632143" calcext:value-type="float">
            <text:p>0.2397555776</text:p>
          </table:table-cell>
          <table:table-cell table:formula="of:=[.B24]-[.D24]" office:value-type="float" office:value="0.0212369999999999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09444" calcext:value-type="float">
            <text:p>0.609444</text:p>
          </table:table-cell>
          <table:table-cell table:formula="of:=1-[.C25]" office:value-type="float" office:value="0.390556" calcext:value-type="float">
            <text:p>0.39055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SQRT((0.299*([.H25]^2))+(0.587*([.G25]^2))+(0.114*([.F25]^2)))" office:value-type="float" office:value="59.8045655921339" calcext:value-type="float">
            <text:p>59.8045655921</text:p>
          </table:table-cell>
          <table:table-cell table:formula="of:=[.I25]/255" office:value-type="float" office:value="0.234527708204446" calcext:value-type="float">
            <text:p>0.2345277082</text:p>
          </table:table-cell>
          <table:table-cell table:formula="of:=[.B25]-[.D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059" calcext:value-type="float">
            <text:p>0.67059</text:p>
          </table:table-cell>
          <table:table-cell table:formula="of:=1-[.C26]" office:value-type="float" office:value="0.32941" calcext:value-type="float">
            <text:p>0.32941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SQRT((0.299*([.H26]^2))+(0.587*([.G26]^2))+(0.114*([.F26]^2)))" office:value-type="float" office:value="58.8696856145932" calcext:value-type="float">
            <text:p>58.8696856146</text:p>
          </table:table-cell>
          <table:table-cell table:formula="of:=[.I26]/255" office:value-type="float" office:value="0.230861512214091" calcext:value-type="float">
            <text:p>0.2308615122</text:p>
          </table:table-cell>
          <table:table-cell table:formula="of:=[.B26]-[.D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387245" calcext:value-type="float">
            <text:p>0.387245</text:p>
          </table:table-cell>
          <table:table-cell table:formula="of:=1-[.C27]" office:value-type="float" office:value="0.612755" calcext:value-type="float">
            <text:p>0.612755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  <table:table-cell table:formula="of:=SQRT((0.299*([.H27]^2))+(0.587*([.G27]^2))+(0.114*([.F27]^2)))" office:value-type="float" office:value="11.0173985598117" calcext:value-type="float">
            <text:p>11.0173985598</text:p>
          </table:table-cell>
          <table:table-cell table:formula="of:=[.I27]/255" office:value-type="float" office:value="0.0432054845482811" calcext:value-type="float">
            <text:p>0.0432054845</text:p>
          </table:table-cell>
          <table:table-cell table:formula="of:=[.B27]-[.D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72619" calcext:value-type="float">
            <text:p>0.472619</text:p>
          </table:table-cell>
          <table:table-cell table:formula="of:=1-[.C28]" office:value-type="float" office:value="0.527381" calcext:value-type="float">
            <text:p>0.527381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SQRT((0.299*([.H28]^2))+(0.587*([.G28]^2))+(0.114*([.F28]^2)))" office:value-type="float" office:value="32.9385659066422" calcext:value-type="float">
            <text:p>32.9385659066</text:p>
          </table:table-cell>
          <table:table-cell table:formula="of:=[.I28]/255" office:value-type="float" office:value="0.129170846692714" calcext:value-type="float">
            <text:p>0.1291708467</text:p>
          </table:table-cell>
          <table:table-cell table:formula="of:=[.B28]-[.D28]" office:value-type="float" office:value="-0.073381000000000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1079930027511" calcext:value-type="float">
            <text:p>-0.74107993</text:p>
          </table:table-cell>
          <table:table-cell table:style-name="ce1" table:formula="of:=CORREL([.B17:.B28];[.D17:.D28])" office:value-type="float" office:value="0.741079930027511" calcext:value-type="float">
            <text:p>0.7410799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58833" calcext:value-type="float">
            <text:p>0.58833</text:p>
          </table:table-cell>
          <table:table-cell table:formula="of:=1-[.C32]" office:value-type="float" office:value="0.41167" calcext:value-type="float">
            <text:p>0.41167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SQRT((0.299*([.H32]^2))+(0.587*([.G32]^2))+(0.114*([.F32]^2)))" office:value-type="float" office:value="64.5635859009395" calcext:value-type="float">
            <text:p>64.5635859009</text:p>
          </table:table-cell>
          <table:table-cell table:formula="of:=[.I32]/255" office:value-type="float" office:value="0.253190532944861" calcext:value-type="float">
            <text:p>0.2531905329</text:p>
          </table:table-cell>
          <table:table-cell table:formula="of:=[.B32]-[.D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68712" calcext:value-type="float">
            <text:p>0.568712</text:p>
          </table:table-cell>
          <table:table-cell table:formula="of:=1-[.C33]" office:value-type="float" office:value="0.431288" calcext:value-type="float">
            <text:p>0.431288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SQRT((0.299*([.H33]^2))+(0.587*([.G33]^2))+(0.114*([.F33]^2)))" office:value-type="float" office:value="67.3315302591074" calcext:value-type="float">
            <text:p>67.3315302591</text:p>
          </table:table-cell>
          <table:table-cell table:formula="of:=[.I33]/255" office:value-type="float" office:value="0.264045216702382" calcext:value-type="float">
            <text:p>0.2640452167</text:p>
          </table:table-cell>
          <table:table-cell table:formula="of:=[.B33]-[.D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7559" calcext:value-type="float">
            <text:p>0.57559</text:p>
          </table:table-cell>
          <table:table-cell table:formula="of:=1-[.C34]" office:value-type="float" office:value="0.42441" calcext:value-type="float">
            <text:p>0.424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SQRT((0.299*([.H34]^2))+(0.587*([.G34]^2))+(0.114*([.F34]^2)))" office:value-type="float" office:value="71.8011390235445" calcext:value-type="float">
            <text:p>71.8011390235</text:p>
          </table:table-cell>
          <table:table-cell table:formula="of:=[.I34]/255" office:value-type="float" office:value="0.281573094209979" calcext:value-type="float">
            <text:p>0.2815730942</text:p>
          </table:table-cell>
          <table:table-cell table:formula="of:=[.B34]-[.D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539237" calcext:value-type="float">
            <text:p>0.539237</text:p>
          </table:table-cell>
          <table:table-cell table:formula="of:=1-[.C35]" office:value-type="float" office:value="0.460763" calcext:value-type="float">
            <text:p>0.460763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SQRT((0.299*([.H35]^2))+(0.587*([.G35]^2))+(0.114*([.F35]^2)))" office:value-type="float" office:value="65.2794206690402" calcext:value-type="float">
            <text:p>65.279420669</text:p>
          </table:table-cell>
          <table:table-cell table:formula="of:=[.I35]/255" office:value-type="float" office:value="0.255997728113883" calcext:value-type="float">
            <text:p>0.2559977281</text:p>
          </table:table-cell>
          <table:table-cell table:formula="of:=[.B35]-[.D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61592" calcext:value-type="float">
            <text:p>0.561592</text:p>
          </table:table-cell>
          <table:table-cell table:formula="of:=1-[.C36]" office:value-type="float" office:value="0.438408" calcext:value-type="float">
            <text:p>0.4384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SQRT((0.299*([.H36]^2))+(0.587*([.G36]^2))+(0.114*([.F36]^2)))" office:value-type="float" office:value="61.7823296429412" calcext:value-type="float">
            <text:p>61.7823296429</text:p>
          </table:table-cell>
          <table:table-cell table:formula="of:=[.I36]/255" office:value-type="float" office:value="0.242283645658593" calcext:value-type="float">
            <text:p>0.2422836457</text:p>
          </table:table-cell>
          <table:table-cell table:formula="of:=[.B36]-[.D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88529" calcext:value-type="float">
            <text:p>0.588529</text:p>
          </table:table-cell>
          <table:table-cell table:formula="of:=1-[.C37]" office:value-type="float" office:value="0.411471" calcext:value-type="float">
            <text:p>0.411471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SQRT((0.299*([.H37]^2))+(0.587*([.G37]^2))+(0.114*([.F37]^2)))" office:value-type="float" office:value="71.7388206406971" calcext:value-type="float">
            <text:p>71.7388206407</text:p>
          </table:table-cell>
          <table:table-cell table:formula="of:=[.I37]/255" office:value-type="float" office:value="0.281328708394891" calcext:value-type="float">
            <text:p>0.2813287084</text:p>
          </table:table-cell>
          <table:table-cell table:formula="of:=[.B37]-[.D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583128" calcext:value-type="float">
            <text:p>0.583128</text:p>
          </table:table-cell>
          <table:table-cell table:formula="of:=1-[.C38]" office:value-type="float" office:value="0.416872" calcext:value-type="float">
            <text:p>0.416872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SQRT((0.299*([.H38]^2))+(0.587*([.G38]^2))+(0.114*([.F38]^2)))" office:value-type="float" office:value="71.0567093017902" calcext:value-type="float">
            <text:p>71.0567093018</text:p>
          </table:table-cell>
          <table:table-cell table:formula="of:=[.I38]/255" office:value-type="float" office:value="0.278653761967805" calcext:value-type="float">
            <text:p>0.278653762</text:p>
          </table:table-cell>
          <table:table-cell table:formula="of:=[.B38]-[.D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63217" calcext:value-type="float">
            <text:p>0.563217</text:p>
          </table:table-cell>
          <table:table-cell table:formula="of:=1-[.C39]" office:value-type="float" office:value="0.436783" calcext:value-type="float">
            <text:p>0.43678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SQRT((0.299*([.H39]^2))+(0.587*([.G39]^2))+(0.114*([.F39]^2)))" office:value-type="float" office:value="65.1146337626809" calcext:value-type="float">
            <text:p>65.1146337627</text:p>
          </table:table-cell>
          <table:table-cell table:formula="of:=[.I39]/255" office:value-type="float" office:value="0.25535150495169" calcext:value-type="float">
            <text:p>0.255351505</text:p>
          </table:table-cell>
          <table:table-cell table:formula="of:=[.B39]-[.D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189234361984733" calcext:value-type="float">
            <text:p>-0.189234362</text:p>
          </table:table-cell>
          <table:table-cell table:style-name="ce1" table:formula="of:=CORREL([.B32:.B39];[.D32:.D39])" office:value-type="float" office:value="0.189234361984733" calcext:value-type="float">
            <text:p>0.18923436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96321" calcext:value-type="float">
            <text:p>0.396321</text:p>
          </table:table-cell>
          <table:table-cell table:formula="of:=1-[.C43]" office:value-type="float" office:value="0.603679" calcext:value-type="float">
            <text:p>0.603679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SQRT((0.299*([.H43]^2))+(0.587*([.G43]^2))+(0.114*([.F43]^2)))" office:value-type="float" office:value="46.5494520426416" calcext:value-type="float">
            <text:p>46.5494520426</text:p>
          </table:table-cell>
          <table:table-cell table:formula="of:=[.I43]/255" office:value-type="float" office:value="0.182546870755457" calcext:value-type="float">
            <text:p>0.1825468708</text:p>
          </table:table-cell>
          <table:table-cell table:formula="of:=[.B43]-[.D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9174" calcext:value-type="float">
            <text:p>0.379174</text:p>
          </table:table-cell>
          <table:table-cell table:formula="of:=1-[.C44]" office:value-type="float" office:value="0.620826" calcext:value-type="float">
            <text:p>0.620826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SQRT((0.299*([.H44]^2))+(0.587*([.G44]^2))+(0.114*([.F44]^2)))" office:value-type="float" office:value="59.7653103268981" calcext:value-type="float">
            <text:p>59.7653103269</text:p>
          </table:table-cell>
          <table:table-cell table:formula="of:=[.I44]/255" office:value-type="float" office:value="0.234373765987836" calcext:value-type="float">
            <text:p>0.234373766</text:p>
          </table:table-cell>
          <table:table-cell table:formula="of:=[.B44]-[.D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43491" calcext:value-type="float">
            <text:p>0.343491</text:p>
          </table:table-cell>
          <table:table-cell table:formula="of:=1-[.C45]" office:value-type="float" office:value="0.656509" calcext:value-type="float">
            <text:p>0.656509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SQRT((0.299*([.H45]^2))+(0.587*([.G45]^2))+(0.114*([.F45]^2)))" office:value-type="float" office:value="47.3333108285085" calcext:value-type="float">
            <text:p>47.3333108285</text:p>
          </table:table-cell>
          <table:table-cell table:formula="of:=[.I45]/255" office:value-type="float" office:value="0.185620826778465" calcext:value-type="float">
            <text:p>0.1856208268</text:p>
          </table:table-cell>
          <table:table-cell table:formula="of:=[.B45]-[.D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587" calcext:value-type="float">
            <text:p>0.47587</text:p>
          </table:table-cell>
          <table:table-cell table:formula="of:=1-[.C46]" office:value-type="float" office:value="0.52413" calcext:value-type="float">
            <text:p>0.52413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SQRT((0.299*([.H46]^2))+(0.587*([.G46]^2))+(0.114*([.F46]^2)))" office:value-type="float" office:value="75.8403985208064" calcext:value-type="float">
            <text:p>75.8403985208</text:p>
          </table:table-cell>
          <table:table-cell table:formula="of:=[.I46]/255" office:value-type="float" office:value="0.297413327532574" calcext:value-type="float">
            <text:p>0.2974133275</text:p>
          </table:table-cell>
          <table:table-cell table:formula="of:=[.B46]-[.D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36608" calcext:value-type="float">
            <text:p>0.336608</text:p>
          </table:table-cell>
          <table:table-cell table:formula="of:=1-[.C47]" office:value-type="float" office:value="0.663392" calcext:value-type="float">
            <text:p>0.663392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SQRT((0.299*([.H47]^2))+(0.587*([.G47]^2))+(0.114*([.F47]^2)))" office:value-type="float" office:value="39.5115527562608" calcext:value-type="float">
            <text:p>39.5115527563</text:p>
          </table:table-cell>
          <table:table-cell table:formula="of:=[.I47]/255" office:value-type="float" office:value="0.154947265710827" calcext:value-type="float">
            <text:p>0.1549472657</text:p>
          </table:table-cell>
          <table:table-cell table:formula="of:=[.B47]-[.D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87115" calcext:value-type="float">
            <text:p>0.487115</text:p>
          </table:table-cell>
          <table:table-cell table:formula="of:=1-[.C48]" office:value-type="float" office:value="0.512885" calcext:value-type="float">
            <text:p>0.512885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SQRT((0.299*([.H48]^2))+(0.587*([.G48]^2))+(0.114*([.F48]^2)))" office:value-type="float" office:value="75.4847760583909" calcext:value-type="float">
            <text:p>75.4847760584</text:p>
          </table:table-cell>
          <table:table-cell table:formula="of:=[.I48]/255" office:value-type="float" office:value="0.296018729640749" calcext:value-type="float">
            <text:p>0.2960187296</text:p>
          </table:table-cell>
          <table:table-cell table:formula="of:=[.B48]-[.D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81002" calcext:value-type="float">
            <text:p>0.281002</text:p>
          </table:table-cell>
          <table:table-cell table:formula="of:=1-[.C49]" office:value-type="float" office:value="0.718998" calcext:value-type="float">
            <text:p>0.718998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SQRT((0.299*([.H49]^2))+(0.587*([.G49]^2))+(0.114*([.F49]^2)))" office:value-type="float" office:value="33.0626738706347" calcext:value-type="float">
            <text:p>33.0626738706</text:p>
          </table:table-cell>
          <table:table-cell table:formula="of:=[.I49]/255" office:value-type="float" office:value="0.129657544590724" calcext:value-type="float">
            <text:p>0.1296575446</text:p>
          </table:table-cell>
          <table:table-cell table:formula="of:=[.B49]-[.D49]" office:value-type="float" office:value="0.011002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61716172808967" calcext:value-type="float">
            <text:p>-0.7617161728</text:p>
          </table:table-cell>
          <table:table-cell table:style-name="ce1" table:formula="of:=CORREL([.B43:.B49];[.D43:.D49])" office:value-type="float" office:value="0.761716172808967" calcext:value-type="float">
            <text:p>0.761716172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68703" calcext:value-type="float">
            <text:p>0.268703</text:p>
          </table:table-cell>
          <table:table-cell table:formula="of:=1-[.C53]" office:value-type="float" office:value="0.731297" calcext:value-type="float">
            <text:p>0.73129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SQRT((0.299*([.H53]^2))+(0.587*([.G53]^2))+(0.114*([.F53]^2)))" office:value-type="float" office:value="12.4012657345817" calcext:value-type="float">
            <text:p>12.4012657346</text:p>
          </table:table-cell>
          <table:table-cell table:formula="of:=[.I53]/255" office:value-type="float" office:value="0.0486324146454184" calcext:value-type="float">
            <text:p>0.0486324146</text:p>
          </table:table-cell>
          <table:table-cell table:formula="of:=[.B53]-[.D53]" office:value-type="float" office:value="0.0197029999999999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39545" calcext:value-type="float">
            <text:p>0.339545</text:p>
          </table:table-cell>
          <table:table-cell table:formula="of:=1-[.C54]" office:value-type="float" office:value="0.660455" calcext:value-type="float">
            <text:p>0.660455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SQRT((0.299*([.H54]^2))+(0.587*([.G54]^2))+(0.114*([.F54]^2)))" office:value-type="float" office:value="17.4908989648668" calcext:value-type="float">
            <text:p>17.4908989649</text:p>
          </table:table-cell>
          <table:table-cell table:formula="of:=[.I54]/255" office:value-type="float" office:value="0.0685917606465366" calcext:value-type="float">
            <text:p>0.0685917606</text:p>
          </table:table-cell>
          <table:table-cell table:formula="of:=[.B54]-[.D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4611" calcext:value-type="float">
            <text:p>0.404611</text:p>
          </table:table-cell>
          <table:table-cell table:formula="of:=1-[.C55]" office:value-type="float" office:value="0.595389" calcext:value-type="float">
            <text:p>0.595389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SQRT((0.299*([.H55]^2))+(0.587*([.G55]^2))+(0.114*([.F55]^2)))" office:value-type="float" office:value="20.107876596629" calcext:value-type="float">
            <text:p>20.1078765966</text:p>
          </table:table-cell>
          <table:table-cell table:formula="of:=[.I55]/255" office:value-type="float" office:value="0.0788544180259961" calcext:value-type="float">
            <text:p>0.078854418</text:p>
          </table:table-cell>
          <table:table-cell table:formula="of:=[.B55]-[.D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5598" calcext:value-type="float">
            <text:p>0.425598</text:p>
          </table:table-cell>
          <table:table-cell table:formula="of:=1-[.C56]" office:value-type="float" office:value="0.574402" calcext:value-type="float">
            <text:p>0.574402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SQRT((0.299*([.H56]^2))+(0.587*([.G56]^2))+(0.114*([.F56]^2)))" office:value-type="float" office:value="13.1704597074445" calcext:value-type="float">
            <text:p>13.1704597074</text:p>
          </table:table-cell>
          <table:table-cell table:formula="of:=[.I56]/255" office:value-type="float" office:value="0.0516488615978217" calcext:value-type="float">
            <text:p>0.0516488616</text:p>
          </table:table-cell>
          <table:table-cell table:formula="of:=[.B56]-[.D56]" office:value-type="float" office:value="0.0595979999999999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5179" calcext:value-type="float">
            <text:p>0.415179</text:p>
          </table:table-cell>
          <table:table-cell table:formula="of:=1-[.C57]" office:value-type="float" office:value="0.584821" calcext:value-type="float">
            <text:p>0.584821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SQRT((0.299*([.H57]^2))+(0.587*([.G57]^2))+(0.114*([.F57]^2)))" office:value-type="float" office:value="13.4679421558963" calcext:value-type="float">
            <text:p>13.4679421559</text:p>
          </table:table-cell>
          <table:table-cell table:formula="of:=[.I57]/255" office:value-type="float" office:value="0.0528154594348876" calcext:value-type="float">
            <text:p>0.0528154594</text:p>
          </table:table-cell>
          <table:table-cell table:formula="of:=[.B57]-[.D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885" calcext:value-type="float">
            <text:p>0.306885</text:p>
          </table:table-cell>
          <table:table-cell table:formula="of:=1-[.C58]" office:value-type="float" office:value="0.693115" calcext:value-type="float">
            <text:p>0.693115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SQRT((0.299*([.H58]^2))+(0.587*([.G58]^2))+(0.114*([.F58]^2)))" office:value-type="float" office:value="15.7788586250207" calcext:value-type="float">
            <text:p>15.778858625</text:p>
          </table:table-cell>
          <table:table-cell table:formula="of:=[.I58]/255" office:value-type="float" office:value="0.0618778769608655" calcext:value-type="float">
            <text:p>0.061877877</text:p>
          </table:table-cell>
          <table:table-cell table:formula="of:=[.B58]-[.D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5808" calcext:value-type="float">
            <text:p>0.245808</text:p>
          </table:table-cell>
          <table:table-cell table:formula="of:=1-[.C59]" office:value-type="float" office:value="0.754192" calcext:value-type="float">
            <text:p>0.754192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SQRT((0.299*([.H59]^2))+(0.587*([.G59]^2))+(0.114*([.F59]^2)))" office:value-type="float" office:value="19.7107929600265" calcext:value-type="float">
            <text:p>19.71079296</text:p>
          </table:table-cell>
          <table:table-cell table:formula="of:=[.I59]/255" office:value-type="float" office:value="0.0772972272942215" calcext:value-type="float">
            <text:p>0.0772972273</text:p>
          </table:table-cell>
          <table:table-cell table:formula="of:=[.B59]-[.D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1484" calcext:value-type="float">
            <text:p>0.311484</text:p>
          </table:table-cell>
          <table:table-cell table:formula="of:=1-[.C60]" office:value-type="float" office:value="0.688516" calcext:value-type="float">
            <text:p>0.6885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SQRT((0.299*([.H60]^2))+(0.587*([.G60]^2))+(0.114*([.F60]^2)))" office:value-type="float" office:value="22.4237959476733" calcext:value-type="float">
            <text:p>22.4237959477</text:p>
          </table:table-cell>
          <table:table-cell table:formula="of:=[.I60]/255" office:value-type="float" office:value="0.0879364546967581" calcext:value-type="float">
            <text:p>0.0879364547</text:p>
          </table:table-cell>
          <table:table-cell table:formula="of:=[.B60]-[.D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1898" calcext:value-type="float">
            <text:p>0.351898</text:p>
          </table:table-cell>
          <table:table-cell table:formula="of:=1-[.C61]" office:value-type="float" office:value="0.648102" calcext:value-type="float">
            <text:p>0.648102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SQRT((0.299*([.H61]^2))+(0.587*([.G61]^2))+(0.114*([.F61]^2)))" office:value-type="float" office:value="27.5111688913855" calcext:value-type="float">
            <text:p>27.5111688914</text:p>
          </table:table-cell>
          <table:table-cell table:formula="of:=[.I61]/255" office:value-type="float" office:value="0.107886936828963" calcext:value-type="float">
            <text:p>0.1078869368</text:p>
          </table:table-cell>
          <table:table-cell table:formula="of:=[.B61]-[.D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417" calcext:value-type="float">
            <text:p>0.349417</text:p>
          </table:table-cell>
          <table:table-cell table:formula="of:=1-[.C62]" office:value-type="float" office:value="0.650583" calcext:value-type="float">
            <text:p>0.650583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SQRT((0.299*([.H62]^2))+(0.587*([.G62]^2))+(0.114*([.F62]^2)))" office:value-type="float" office:value="27.6438684241321" calcext:value-type="float">
            <text:p>27.6438684241</text:p>
          </table:table-cell>
          <table:table-cell table:formula="of:=[.I62]/255" office:value-type="float" office:value="0.108407327153459" calcext:value-type="float">
            <text:p>0.1084073272</text:p>
          </table:table-cell>
          <table:table-cell table:formula="of:=[.B62]-[.D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8932" calcext:value-type="float">
            <text:p>0.538932</text:p>
          </table:table-cell>
          <table:table-cell table:formula="of:=1-[.C63]" office:value-type="float" office:value="0.461068" calcext:value-type="float">
            <text:p>0.461068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SQRT((0.299*([.H63]^2))+(0.587*([.G63]^2))+(0.114*([.F63]^2)))" office:value-type="float" office:value="25.6818603224301" calcext:value-type="float">
            <text:p>25.6818603224</text:p>
          </table:table-cell>
          <table:table-cell table:formula="of:=[.I63]/255" office:value-type="float" office:value="0.10071317773502" calcext:value-type="float">
            <text:p>0.1007131777</text:p>
          </table:table-cell>
          <table:table-cell table:formula="of:=[.B63]-[.D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2633" calcext:value-type="float">
            <text:p>0.642633</text:p>
          </table:table-cell>
          <table:table-cell table:formula="of:=1-[.C64]" office:value-type="float" office:value="0.357367" calcext:value-type="float">
            <text:p>0.357367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SQRT((0.299*([.H64]^2))+(0.587*([.G64]^2))+(0.114*([.F64]^2)))" office:value-type="float" office:value="52.49167339057" calcext:value-type="float">
            <text:p>52.4916733906</text:p>
          </table:table-cell>
          <table:table-cell table:formula="of:=[.I64]/255" office:value-type="float" office:value="0.205849699570863" calcext:value-type="float">
            <text:p>0.2058496996</text:p>
          </table:table-cell>
          <table:table-cell table:formula="of:=[.B64]-[.D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7421" calcext:value-type="float">
            <text:p>0.657421</text:p>
          </table:table-cell>
          <table:table-cell table:formula="of:=1-[.C65]" office:value-type="float" office:value="0.342579" calcext:value-type="float">
            <text:p>0.342579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SQRT((0.299*([.H65]^2))+(0.587*([.G65]^2))+(0.114*([.F65]^2)))" office:value-type="float" office:value="36.2291831876319" calcext:value-type="float">
            <text:p>36.2291831876</text:p>
          </table:table-cell>
          <table:table-cell table:formula="of:=[.I65]/255" office:value-type="float" office:value="0.142075228186792" calcext:value-type="float">
            <text:p>0.1420752282</text:p>
          </table:table-cell>
          <table:table-cell table:formula="of:=[.B65]-[.D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5818" calcext:value-type="float">
            <text:p>0.615818</text:p>
          </table:table-cell>
          <table:table-cell table:formula="of:=1-[.C66]" office:value-type="float" office:value="0.384182" calcext:value-type="float">
            <text:p>0.384182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SQRT((0.299*([.H66]^2))+(0.587*([.G66]^2))+(0.114*([.F66]^2)))" office:value-type="float" office:value="32.3653002069437" calcext:value-type="float">
            <text:p>32.3653002069</text:p>
          </table:table-cell>
          <table:table-cell table:formula="of:=[.I66]/255" office:value-type="float" office:value="0.126922745909583" calcext:value-type="float">
            <text:p>0.1269227459</text:p>
          </table:table-cell>
          <table:table-cell table:formula="of:=[.B66]-[.D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27907" calcext:value-type="float">
            <text:p>0.527907</text:p>
          </table:table-cell>
          <table:table-cell table:formula="of:=1-[.C67]" office:value-type="float" office:value="0.472093" calcext:value-type="float">
            <text:p>0.47209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SQRT((0.299*([.H67]^2))+(0.587*([.G67]^2))+(0.114*([.F67]^2)))" office:value-type="float" office:value="15.7711385402881" calcext:value-type="float">
            <text:p>15.7711385403</text:p>
          </table:table-cell>
          <table:table-cell table:formula="of:=[.I67]/255" office:value-type="float" office:value="0.0618476021187768" calcext:value-type="float">
            <text:p>0.0618476021</text:p>
          </table:table-cell>
          <table:table-cell table:formula="of:=[.B67]-[.D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32991" calcext:value-type="float">
            <text:p>0.432991</text:p>
          </table:table-cell>
          <table:table-cell table:formula="of:=1-[.C68]" office:value-type="float" office:value="0.567009" calcext:value-type="float">
            <text:p>0.567009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SQRT((0.299*([.H68]^2))+(0.587*([.G68]^2))+(0.114*([.F68]^2)))" office:value-type="float" office:value="18.248898135659" calcext:value-type="float">
            <text:p>18.2488981357</text:p>
          </table:table-cell>
          <table:table-cell table:formula="of:=[.I68]/255" office:value-type="float" office:value="0.0715643064143492" calcext:value-type="float">
            <text:p>0.0715643064</text:p>
          </table:table-cell>
          <table:table-cell table:formula="of:=[.B68]-[.D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2086" calcext:value-type="float">
            <text:p>0.342086</text:p>
          </table:table-cell>
          <table:table-cell table:formula="of:=1-[.C69]" office:value-type="float" office:value="0.657914" calcext:value-type="float">
            <text:p>0.657914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SQRT((0.299*([.H69]^2))+(0.587*([.G69]^2))+(0.114*([.F69]^2)))" office:value-type="float" office:value="12.6097323432359" calcext:value-type="float">
            <text:p>12.6097323432</text:p>
          </table:table-cell>
          <table:table-cell table:formula="of:=[.I69]/255" office:value-type="float" office:value="0.0494499307577879" calcext:value-type="float">
            <text:p>0.0494499308</text:p>
          </table:table-cell>
          <table:table-cell table:formula="of:=[.B69]-[.D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3589" calcext:value-type="float">
            <text:p>0.283589</text:p>
          </table:table-cell>
          <table:table-cell table:formula="of:=1-[.C70]" office:value-type="float" office:value="0.716411" calcext:value-type="float">
            <text:p>0.716411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SQRT((0.299*([.H70]^2))+(0.587*([.G70]^2))+(0.114*([.F70]^2)))" office:value-type="float" office:value="9.30524373929784" calcext:value-type="float">
            <text:p>9.3052437393</text:p>
          </table:table-cell>
          <table:table-cell table:formula="of:=[.I70]/255" office:value-type="float" office:value="0.0364911519188151" calcext:value-type="float">
            <text:p>0.0364911519</text:p>
          </table:table-cell>
          <table:table-cell table:formula="of:=[.B70]-[.D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67593" calcext:value-type="float">
            <text:p>0.267593</text:p>
          </table:table-cell>
          <table:table-cell table:formula="of:=1-[.C71]" office:value-type="float" office:value="0.732407" calcext:value-type="float">
            <text:p>0.732407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SQRT((0.299*([.H71]^2))+(0.587*([.G71]^2))+(0.114*([.F71]^2)))" office:value-type="float" office:value="9.10810805604065" calcext:value-type="float">
            <text:p>9.108108056</text:p>
          </table:table-cell>
          <table:table-cell table:formula="of:=[.I71]/255" office:value-type="float" office:value="0.0357180708080025" calcext:value-type="float">
            <text:p>0.0357180708</text:p>
          </table:table-cell>
          <table:table-cell table:formula="of:=[.B71]-[.D71]" office:value-type="float" office:value="0.046593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49594" calcext:value-type="float">
            <text:p>0.249594</text:p>
          </table:table-cell>
          <table:table-cell table:formula="of:=1-[.C72]" office:value-type="float" office:value="0.750406" calcext:value-type="float">
            <text:p>0.750406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SQRT((0.299*([.H72]^2))+(0.587*([.G72]^2))+(0.114*([.F72]^2)))" office:value-type="float" office:value="9.7425256493694" calcext:value-type="float">
            <text:p>9.7425256494</text:p>
          </table:table-cell>
          <table:table-cell table:formula="of:=[.I72]/255" office:value-type="float" office:value="0.0382059829387035" calcext:value-type="float">
            <text:p>0.0382059829</text:p>
          </table:table-cell>
          <table:table-cell table:formula="of:=[.B72]-[.D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38999" calcext:value-type="float">
            <text:p>0.238999</text:p>
          </table:table-cell>
          <table:table-cell table:formula="of:=1-[.C73]" office:value-type="float" office:value="0.761001" calcext:value-type="float">
            <text:p>0.76100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SQRT((0.299*([.H73]^2))+(0.587*([.G73]^2))+(0.114*([.F73]^2)))" office:value-type="float" office:value="8.75767061504785" calcext:value-type="float">
            <text:p>8.757670615</text:p>
          </table:table-cell>
          <table:table-cell table:formula="of:=[.I73]/255" office:value-type="float" office:value="0.034343806333521" calcext:value-type="float">
            <text:p>0.0343438063</text:p>
          </table:table-cell>
          <table:table-cell table:formula="of:=[.B73]-[.D73]" office:value-type="float" office:value="0.011999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1832" calcext:value-type="float">
            <text:p>0.211832</text:p>
          </table:table-cell>
          <table:table-cell table:formula="of:=1-[.C74]" office:value-type="float" office:value="0.788168" calcext:value-type="float">
            <text:p>0.788168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SQRT((0.299*([.H74]^2))+(0.587*([.G74]^2))+(0.114*([.F74]^2)))" office:value-type="float" office:value="8.80811999976283" calcext:value-type="float">
            <text:p>8.8081199998</text:p>
          </table:table-cell>
          <table:table-cell table:formula="of:=[.I74]/255" office:value-type="float" office:value="0.0345416470578935" calcext:value-type="float">
            <text:p>0.0345416471</text:p>
          </table:table-cell>
          <table:table-cell table:formula="of:=[.B74]-[.D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18238392208856" calcext:value-type="float">
            <text:p>-0.6182383922</text:p>
          </table:table-cell>
          <table:table-cell table:style-name="ce1" table:formula="of:=CORREL([.B53:.B74];[.D53:.D74])" office:value-type="float" office:value="0.618238392208856" calcext:value-type="float">
            <text:p>0.618238392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57671" calcext:value-type="float">
            <text:p>0.357671</text:p>
          </table:table-cell>
          <table:table-cell table:formula="of:=1-[.C78]" office:value-type="float" office:value="0.642329" calcext:value-type="float">
            <text:p>0.64232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SQRT((0.299*([.H78]^2))+(0.587*([.G78]^2))+(0.114*([.F78]^2)))" office:value-type="float" office:value="29.9714129715247" calcext:value-type="float">
            <text:p>29.9714129715</text:p>
          </table:table-cell>
          <table:table-cell table:formula="of:=[.I78]/255" office:value-type="float" office:value="0.117534952829509" calcext:value-type="float">
            <text:p>0.1175349528</text:p>
          </table:table-cell>
          <table:table-cell table:formula="of:=[.B78]-[.D78]" office:value-type="float" office:value="-0.00632900000000003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18781" calcext:value-type="float">
            <text:p>0.318781</text:p>
          </table:table-cell>
          <table:table-cell table:formula="of:=1-[.C79]" office:value-type="float" office:value="0.681219" calcext:value-type="float">
            <text:p>0.6812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SQRT((0.299*([.H79]^2))+(0.587*([.G79]^2))+(0.114*([.F79]^2)))" office:value-type="float" office:value="30.877464455405" calcext:value-type="float">
            <text:p>30.8774644554</text:p>
          </table:table-cell>
          <table:table-cell table:formula="of:=[.I79]/255" office:value-type="float" office:value="0.121088095903549" calcext:value-type="float">
            <text:p>0.1210880959</text:p>
          </table:table-cell>
          <table:table-cell table:formula="of:=[.B79]-[.D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02346" calcext:value-type="float">
            <text:p>0.302346</text:p>
          </table:table-cell>
          <table:table-cell table:formula="of:=1-[.C80]" office:value-type="float" office:value="0.697654" calcext:value-type="float">
            <text:p>0.697654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SQRT((0.299*([.H80]^2))+(0.587*([.G80]^2))+(0.114*([.F80]^2)))" office:value-type="float" office:value="26.9146517032257" calcext:value-type="float">
            <text:p>26.9146517032</text:p>
          </table:table-cell>
          <table:table-cell table:formula="of:=[.I80]/255" office:value-type="float" office:value="0.10554765373814" calcext:value-type="float">
            <text:p>0.1055476537</text:p>
          </table:table-cell>
          <table:table-cell table:formula="of:=[.B80]-[.D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4149" calcext:value-type="float">
            <text:p>0.34149</text:p>
          </table:table-cell>
          <table:table-cell table:formula="of:=1-[.C81]" office:value-type="float" office:value="0.65851" calcext:value-type="float">
            <text:p>0.65851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SQRT((0.299*([.H81]^2))+(0.587*([.G81]^2))+(0.114*([.F81]^2)))" office:value-type="float" office:value="32.8757316128843" calcext:value-type="float">
            <text:p>32.8757316129</text:p>
          </table:table-cell>
          <table:table-cell table:formula="of:=[.I81]/255" office:value-type="float" office:value="0.128924437697585" calcext:value-type="float">
            <text:p>0.1289244377</text:p>
          </table:table-cell>
          <table:table-cell table:formula="of:=[.B81]-[.D81]" office:value-type="float" office:value="-0.0165099999999999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70751" calcext:value-type="float">
            <text:p>0.370751</text:p>
          </table:table-cell>
          <table:table-cell table:formula="of:=1-[.C82]" office:value-type="float" office:value="0.629249" calcext:value-type="float">
            <text:p>0.629249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SQRT((0.299*([.H82]^2))+(0.587*([.G82]^2))+(0.114*([.F82]^2)))" office:value-type="float" office:value="37.9363850735152" calcext:value-type="float">
            <text:p>37.9363850735</text:p>
          </table:table-cell>
          <table:table-cell table:formula="of:=[.I82]/255" office:value-type="float" office:value="0.148770137543197" calcext:value-type="float">
            <text:p>0.1487701375</text:p>
          </table:table-cell>
          <table:table-cell table:formula="of:=[.B82]-[.D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8155" calcext:value-type="float">
            <text:p>0.378155</text:p>
          </table:table-cell>
          <table:table-cell table:formula="of:=1-[.C83]" office:value-type="float" office:value="0.621845" calcext:value-type="float">
            <text:p>0.621845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SQRT((0.299*([.H83]^2))+(0.587*([.G83]^2))+(0.114*([.F83]^2)))" office:value-type="float" office:value="37.9443714237072" calcext:value-type="float">
            <text:p>37.9443714237</text:p>
          </table:table-cell>
          <table:table-cell table:formula="of:=[.I83]/255" office:value-type="float" office:value="0.148801456563558" calcext:value-type="float">
            <text:p>0.1488014566</text:p>
          </table:table-cell>
          <table:table-cell table:formula="of:=[.B83]-[.D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45186" calcext:value-type="float">
            <text:p>0.345186</text:p>
          </table:table-cell>
          <table:table-cell table:formula="of:=1-[.C84]" office:value-type="float" office:value="0.654814" calcext:value-type="float">
            <text:p>0.654814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SQRT((0.299*([.H84]^2))+(0.587*([.G84]^2))+(0.114*([.F84]^2)))" office:value-type="float" office:value="30.6335364513027" calcext:value-type="float">
            <text:p>30.6335364513</text:p>
          </table:table-cell>
          <table:table-cell table:formula="of:=[.I84]/255" office:value-type="float" office:value="0.120131515495305" calcext:value-type="float">
            <text:p>0.1201315155</text:p>
          </table:table-cell>
          <table:table-cell table:formula="of:=[.B84]-[.D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34005" calcext:value-type="float">
            <text:p>0.334005</text:p>
          </table:table-cell>
          <table:table-cell table:formula="of:=1-[.C85]" office:value-type="float" office:value="0.665995" calcext:value-type="float">
            <text:p>0.6659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SQRT((0.299*([.H85]^2))+(0.587*([.G85]^2))+(0.114*([.F85]^2)))" office:value-type="float" office:value="15.4314684159548" calcext:value-type="float">
            <text:p>15.431468416</text:p>
          </table:table-cell>
          <table:table-cell table:formula="of:=[.I85]/255" office:value-type="float" office:value="0.0605155624155089" calcext:value-type="float">
            <text:p>0.0605155624</text:p>
          </table:table-cell>
          <table:table-cell table:formula="of:=[.B85]-[.D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22088" calcext:value-type="float">
            <text:p>0.322088</text:p>
          </table:table-cell>
          <table:table-cell table:formula="of:=1-[.C86]" office:value-type="float" office:value="0.677912" calcext:value-type="float">
            <text:p>0.677912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SQRT((0.299*([.H86]^2))+(0.587*([.G86]^2))+(0.114*([.F86]^2)))" office:value-type="float" office:value="28.6485250824605" calcext:value-type="float">
            <text:p>28.6485250825</text:p>
          </table:table-cell>
          <table:table-cell table:formula="of:=[.I86]/255" office:value-type="float" office:value="0.11234715718612" calcext:value-type="float">
            <text:p>0.1123471572</text:p>
          </table:table-cell>
          <table:table-cell table:formula="of:=[.B86]-[.D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803" calcext:value-type="float">
            <text:p>0.3803</text:p>
          </table:table-cell>
          <table:table-cell table:formula="of:=1-[.C87]" office:value-type="float" office:value="0.6197" calcext:value-type="float">
            <text:p>0.6197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SQRT((0.299*([.H87]^2))+(0.587*([.G87]^2))+(0.114*([.F87]^2)))" office:value-type="float" office:value="30.5493663815836" calcext:value-type="float">
            <text:p>30.5493663816</text:p>
          </table:table-cell>
          <table:table-cell table:formula="of:=[.I87]/255" office:value-type="float" office:value="0.119801436790524" calcext:value-type="float">
            <text:p>0.1198014368</text:p>
          </table:table-cell>
          <table:table-cell table:formula="of:=[.B87]-[.D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863" calcext:value-type="float">
            <text:p>0.414863</text:p>
          </table:table-cell>
          <table:table-cell table:formula="of:=1-[.C88]" office:value-type="float" office:value="0.585137" calcext:value-type="float">
            <text:p>0.585137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SQRT((0.299*([.H88]^2))+(0.587*([.G88]^2))+(0.114*([.F88]^2)))" office:value-type="float" office:value="16.9341299540833" calcext:value-type="float">
            <text:p>16.9341299541</text:p>
          </table:table-cell>
          <table:table-cell table:formula="of:=[.I88]/255" office:value-type="float" office:value="0.0664083527611108" calcext:value-type="float">
            <text:p>0.0664083528</text:p>
          </table:table-cell>
          <table:table-cell table:formula="of:=[.B88]-[.D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82934" calcext:value-type="float">
            <text:p>0.482934</text:p>
          </table:table-cell>
          <table:table-cell table:formula="of:=1-[.C89]" office:value-type="float" office:value="0.517066" calcext:value-type="float">
            <text:p>0.51706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SQRT((0.299*([.H89]^2))+(0.587*([.G89]^2))+(0.114*([.F89]^2)))" office:value-type="float" office:value="15.3749777116863" calcext:value-type="float">
            <text:p>15.3749777117</text:p>
          </table:table-cell>
          <table:table-cell table:formula="of:=[.I89]/255" office:value-type="float" office:value="0.060294030241907" calcext:value-type="float">
            <text:p>0.0602940302</text:p>
          </table:table-cell>
          <table:table-cell table:formula="of:=[.B89]-[.D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24634" calcext:value-type="float">
            <text:p>0.524634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88248" calcext:value-type="float">
            <text:p>0.488248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490852" calcext:value-type="float">
            <text:p>0.490852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49082" calcext:value-type="float">
            <text:p>0.49082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498732" calcext:value-type="float">
            <text:p>0.498732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454754" calcext:value-type="float">
            <text:p>0.454754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49709" calcext:value-type="float">
            <text:p>0.49709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523405" calcext:value-type="float">
            <text:p>0.523405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54248" calcext:value-type="float">
            <text:p>0.54248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449807" calcext:value-type="float">
            <text:p>0.449807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551369" calcext:value-type="float">
            <text:p>0.551369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360426" calcext:value-type="float">
            <text:p>0.360426</text:p>
          </table:table-cell>
          <table:table-cell table:formula="of:=1-[.C101]" office:value-type="float" office:value="0.639574" calcext:value-type="float">
            <text:p>0.639574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SQRT((0.299*([.H101]^2))+(0.587*([.G101]^2))+(0.114*([.F101]^2)))" office:value-type="float" office:value="11.092971102823" calcext:value-type="float">
            <text:p>11.0929711028</text:p>
          </table:table-cell>
          <table:table-cell table:formula="of:=[.I101]/255" office:value-type="float" office:value="0.043501847462051" calcext:value-type="float">
            <text:p>0.0435018475</text:p>
          </table:table-cell>
          <table:table-cell table:formula="of:=[.B101]-[.D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331404" calcext:value-type="float">
            <text:p>0.331404</text:p>
          </table:table-cell>
          <table:table-cell table:formula="of:=1-[.C102]" office:value-type="float" office:value="0.668596" calcext:value-type="float">
            <text:p>0.668596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SQRT((0.299*([.H102]^2))+(0.587*([.G102]^2))+(0.114*([.F102]^2)))" office:value-type="float" office:value="9.51304601902454" calcext:value-type="float">
            <text:p>9.513046019</text:p>
          </table:table-cell>
          <table:table-cell table:formula="of:=[.I102]/255" office:value-type="float" office:value="0.0373060628197041" calcext:value-type="float">
            <text:p>0.0373060628</text:p>
          </table:table-cell>
          <table:table-cell table:formula="of:=[.B102]-[.D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96951" calcext:value-type="float">
            <text:p>0.296951</text:p>
          </table:table-cell>
          <table:table-cell table:formula="of:=1-[.C103]" office:value-type="float" office:value="0.703049" calcext:value-type="float">
            <text:p>0.703049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SQRT((0.299*([.H103]^2))+(0.587*([.G103]^2))+(0.114*([.F103]^2)))" office:value-type="float" office:value="10.939090646471" calcext:value-type="float">
            <text:p>10.9390906465</text:p>
          </table:table-cell>
          <table:table-cell table:formula="of:=[.I103]/255" office:value-type="float" office:value="0.0428983946920433" calcext:value-type="float">
            <text:p>0.0428983947</text:p>
          </table:table-cell>
          <table:table-cell table:formula="of:=[.B103]-[.D103]" office:value-type="float" office:value="0.09495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329933" calcext:value-type="float">
            <text:p>0.329933</text:p>
          </table:table-cell>
          <table:table-cell table:formula="of:=1-[.C104]" office:value-type="float" office:value="0.670067" calcext:value-type="float">
            <text:p>0.670067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SQRT((0.299*([.H104]^2))+(0.587*([.G104]^2))+(0.114*([.F104]^2)))" office:value-type="float" office:value="10.4488142297439" calcext:value-type="float">
            <text:p>10.4488142297</text:p>
          </table:table-cell>
          <table:table-cell table:formula="of:=[.I104]/255" office:value-type="float" office:value="0.040975742077427" calcext:value-type="float">
            <text:p>0.0409757421</text:p>
          </table:table-cell>
          <table:table-cell table:formula="of:=[.B104]-[.D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42279" calcext:value-type="float">
            <text:p>0.342279</text:p>
          </table:table-cell>
          <table:table-cell table:formula="of:=1-[.C105]" office:value-type="float" office:value="0.657721" calcext:value-type="float">
            <text:p>0.657721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SQRT((0.299*([.H105]^2))+(0.587*([.G105]^2))+(0.114*([.F105]^2)))" office:value-type="float" office:value="12.1243548814236" calcext:value-type="float">
            <text:p>12.1243548814</text:p>
          </table:table-cell>
          <table:table-cell table:formula="of:=[.I105]/255" office:value-type="float" office:value="0.0475464897310729" calcext:value-type="float">
            <text:p>0.0475464897</text:p>
          </table:table-cell>
          <table:table-cell table:formula="of:=[.B105]-[.D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313605" calcext:value-type="float">
            <text:p>0.313605</text:p>
          </table:table-cell>
          <table:table-cell table:formula="of:=1-[.C106]" office:value-type="float" office:value="0.686395" calcext:value-type="float">
            <text:p>0.68639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SQRT((0.299*([.H106]^2))+(0.587*([.G106]^2))+(0.114*([.F106]^2)))" office:value-type="float" office:value="11.9926694458986" calcext:value-type="float">
            <text:p>11.9926694459</text:p>
          </table:table-cell>
          <table:table-cell table:formula="of:=[.I106]/255" office:value-type="float" office:value="0.0470300762584259" calcext:value-type="float">
            <text:p>0.0470300763</text:p>
          </table:table-cell>
          <table:table-cell table:formula="of:=[.B106]-[.D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322831" calcext:value-type="float">
            <text:p>0.322831</text:p>
          </table:table-cell>
          <table:table-cell table:formula="of:=1-[.C107]" office:value-type="float" office:value="0.677169" calcext:value-type="float">
            <text:p>0.67716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SQRT((0.299*([.H107]^2))+(0.587*([.G107]^2))+(0.114*([.F107]^2)))" office:value-type="float" office:value="14.4611418448136" calcext:value-type="float">
            <text:p>14.4611418448</text:p>
          </table:table-cell>
          <table:table-cell table:formula="of:=[.I107]/255" office:value-type="float" office:value="0.0567103601757398" calcext:value-type="float">
            <text:p>0.0567103602</text:p>
          </table:table-cell>
          <table:table-cell table:formula="of:=[.B107]-[.D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49719" calcext:value-type="float">
            <text:p>0.349719</text:p>
          </table:table-cell>
          <table:table-cell table:formula="of:=1-[.C108]" office:value-type="float" office:value="0.650281" calcext:value-type="float">
            <text:p>0.650281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SQRT((0.299*([.H108]^2))+(0.587*([.G108]^2))+(0.114*([.F108]^2)))" office:value-type="float" office:value="15.9332931550722" calcext:value-type="float">
            <text:p>15.9332931551</text:p>
          </table:table-cell>
          <table:table-cell table:formula="of:=[.I108]/255" office:value-type="float" office:value="0.0624835025689105" calcext:value-type="float">
            <text:p>0.0624835026</text:p>
          </table:table-cell>
          <table:table-cell table:formula="of:=[.B108]-[.D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18595" calcext:value-type="float">
            <text:p>0.318595</text:p>
          </table:table-cell>
          <table:table-cell table:formula="of:=1-[.C109]" office:value-type="float" office:value="0.681405" calcext:value-type="float">
            <text:p>0.68140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SQRT((0.299*([.H109]^2))+(0.587*([.G109]^2))+(0.114*([.F109]^2)))" office:value-type="float" office:value="15.7222202845466" calcext:value-type="float">
            <text:p>15.7222202845</text:p>
          </table:table-cell>
          <table:table-cell table:formula="of:=[.I109]/255" office:value-type="float" office:value="0.0616557658217515" calcext:value-type="float">
            <text:p>0.0616557658</text:p>
          </table:table-cell>
          <table:table-cell table:formula="of:=[.B109]-[.D109]" office:value-type="float" office:value="0.095595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19205" calcext:value-type="float">
            <text:p>0.319205</text:p>
          </table:table-cell>
          <table:table-cell table:formula="of:=1-[.C110]" office:value-type="float" office:value="0.680795" calcext:value-type="float">
            <text:p>0.680795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SQRT((0.299*([.H110]^2))+(0.587*([.G110]^2))+(0.114*([.F110]^2)))" office:value-type="float" office:value="16.5573943086743" calcext:value-type="float">
            <text:p>16.5573943087</text:p>
          </table:table-cell>
          <table:table-cell table:formula="of:=[.I110]/255" office:value-type="float" office:value="0.0649309580732325" calcext:value-type="float">
            <text:p>0.0649309581</text:p>
          </table:table-cell>
          <table:table-cell table:formula="of:=[.B110]-[.D110]" office:value-type="float" office:value="0.062205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23351" calcext:value-type="float">
            <text:p>0.323351</text:p>
          </table:table-cell>
          <table:table-cell table:formula="of:=1-[.C111]" office:value-type="float" office:value="0.676649" calcext:value-type="float">
            <text:p>0.676649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SQRT((0.299*([.H111]^2))+(0.587*([.G111]^2))+(0.114*([.F111]^2)))" office:value-type="float" office:value="15.9335704561234" calcext:value-type="float">
            <text:p>15.9335704561</text:p>
          </table:table-cell>
          <table:table-cell table:formula="of:=[.I111]/255" office:value-type="float" office:value="0.0624845900240135" calcext:value-type="float">
            <text:p>0.06248459</text:p>
          </table:table-cell>
          <table:table-cell table:formula="of:=[.B111]-[.D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94604" calcext:value-type="float">
            <text:p>0.294604</text:p>
          </table:table-cell>
          <table:table-cell table:formula="of:=1-[.C112]" office:value-type="float" office:value="0.705396" calcext:value-type="float">
            <text:p>0.705396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SQRT((0.299*([.H112]^2))+(0.587*([.G112]^2))+(0.114*([.F112]^2)))" office:value-type="float" office:value="15.2783924903505" calcext:value-type="float">
            <text:p>15.2783924904</text:p>
          </table:table-cell>
          <table:table-cell table:formula="of:=[.I112]/255" office:value-type="float" office:value="0.0599152646680414" calcext:value-type="float">
            <text:p>0.0599152647</text:p>
          </table:table-cell>
          <table:table-cell table:formula="of:=[.B112]-[.D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02014" calcext:value-type="float">
            <text:p>0.302014</text:p>
          </table:table-cell>
          <table:table-cell table:formula="of:=1-[.C113]" office:value-type="float" office:value="0.697986" calcext:value-type="float">
            <text:p>0.697986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SQRT((0.299*([.H113]^2))+(0.587*([.G113]^2))+(0.114*([.F113]^2)))" office:value-type="float" office:value="14.7523856643514" calcext:value-type="float">
            <text:p>14.7523856644</text:p>
          </table:table-cell>
          <table:table-cell table:formula="of:=[.I113]/255" office:value-type="float" office:value="0.057852492801378" calcext:value-type="float">
            <text:p>0.0578524928</text:p>
          </table:table-cell>
          <table:table-cell table:formula="of:=[.B113]-[.D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89252" calcext:value-type="float">
            <text:p>0.289252</text:p>
          </table:table-cell>
          <table:table-cell table:formula="of:=1-[.C114]" office:value-type="float" office:value="0.710748" calcext:value-type="float">
            <text:p>0.710748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SQRT((0.299*([.H114]^2))+(0.587*([.G114]^2))+(0.114*([.F114]^2)))" office:value-type="float" office:value="13.5763815195385" calcext:value-type="float">
            <text:p>13.5763815195</text:p>
          </table:table-cell>
          <table:table-cell table:formula="of:=[.I114]/255" office:value-type="float" office:value="0.0532407118413276" calcext:value-type="float">
            <text:p>0.0532407118</text:p>
          </table:table-cell>
          <table:table-cell table:formula="of:=[.B114]-[.D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77654" calcext:value-type="float">
            <text:p>0.277654</text:p>
          </table:table-cell>
          <table:table-cell table:formula="of:=1-[.C115]" office:value-type="float" office:value="0.722346" calcext:value-type="float">
            <text:p>0.72234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SQRT((0.299*([.H115]^2))+(0.587*([.G115]^2))+(0.114*([.F115]^2)))" office:value-type="float" office:value="12.9188097912589" calcext:value-type="float">
            <text:p>12.9188097913</text:p>
          </table:table-cell>
          <table:table-cell table:formula="of:=[.I115]/255" office:value-type="float" office:value="0.0506619991814073" calcext:value-type="float">
            <text:p>0.0506619992</text:p>
          </table:table-cell>
          <table:table-cell table:formula="of:=[.B115]-[.D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9567" calcext:value-type="float">
            <text:p>0.339567</text:p>
          </table:table-cell>
          <table:table-cell table:formula="of:=1-[.C116]" office:value-type="float" office:value="0.660433" calcext:value-type="float">
            <text:p>0.66043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SQRT((0.299*([.H116]^2))+(0.587*([.G116]^2))+(0.114*([.F116]^2)))" office:value-type="float" office:value="17.5278037070108" calcext:value-type="float">
            <text:p>17.527803707</text:p>
          </table:table-cell>
          <table:table-cell table:formula="of:=[.I116]/255" office:value-type="float" office:value="0.0687364851255324" calcext:value-type="float">
            <text:p>0.0687364851</text:p>
          </table:table-cell>
          <table:table-cell table:formula="of:=[.B116]-[.D116]" office:value-type="float" office:value="0.098567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459625" calcext:value-type="float">
            <text:p>0.4596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75215" calcext:value-type="float">
            <text:p>0.4752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52488" calcext:value-type="float">
            <text:p>0.4524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89718" calcext:value-type="float">
            <text:p>0.389718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22681" calcext:value-type="float">
            <text:p>0.322681</text:p>
          </table:table-cell>
          <table:table-cell table:formula="of:=1-[.C121]" office:value-type="float" office:value="0.677319" calcext:value-type="float">
            <text:p>0.67731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SQRT((0.299*([.H121]^2))+(0.587*([.G121]^2))+(0.114*([.F121]^2)))" office:value-type="float" office:value="15.5008368292047" calcext:value-type="float">
            <text:p>15.5008368292</text:p>
          </table:table-cell>
          <table:table-cell table:formula="of:=[.I121]/255" office:value-type="float" office:value="0.060787595408646" calcext:value-type="float">
            <text:p>0.0607875954</text:p>
          </table:table-cell>
          <table:table-cell table:formula="of:=[.B121]-[.D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69391" calcext:value-type="float">
            <text:p>0.269391</text:p>
          </table:table-cell>
          <table:table-cell table:formula="of:=1-[.C122]" office:value-type="float" office:value="0.730609" calcext:value-type="float">
            <text:p>0.73060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SQRT((0.299*([.H122]^2))+(0.587*([.G122]^2))+(0.114*([.F122]^2)))" office:value-type="float" office:value="15.452614002124" calcext:value-type="float">
            <text:p>15.4526140021</text:p>
          </table:table-cell>
          <table:table-cell table:formula="of:=[.I122]/255" office:value-type="float" office:value="0.0605984862828394" calcext:value-type="float">
            <text:p>0.0605984863</text:p>
          </table:table-cell>
          <table:table-cell table:formula="of:=[.B122]-[.D122]" office:value-type="float" office:value="0.05839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07472" calcext:value-type="float">
            <text:p>0.307472</text:p>
          </table:table-cell>
          <table:table-cell table:formula="of:=1-[.C123]" office:value-type="float" office:value="0.692528" calcext:value-type="float">
            <text:p>0.692528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SQRT((0.299*([.H123]^2))+(0.587*([.G123]^2))+(0.114*([.F123]^2)))" office:value-type="float" office:value="14.7326443852718" calcext:value-type="float">
            <text:p>14.7326443853</text:p>
          </table:table-cell>
          <table:table-cell table:formula="of:=[.I123]/255" office:value-type="float" office:value="0.0577750760206736" calcext:value-type="float">
            <text:p>0.057775076</text:p>
          </table:table-cell>
          <table:table-cell table:formula="of:=[.B123]-[.D123]" office:value-type="float" office:value="0.055472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80964" calcext:value-type="float">
            <text:p>0.280964</text:p>
          </table:table-cell>
          <table:table-cell table:formula="of:=1-[.C124]" office:value-type="float" office:value="0.719036" calcext:value-type="float">
            <text:p>0.719036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SQRT((0.299*([.H124]^2))+(0.587*([.G124]^2))+(0.114*([.F124]^2)))" office:value-type="float" office:value="11.3351890383884" calcext:value-type="float">
            <text:p>11.3351890384</text:p>
          </table:table-cell>
          <table:table-cell table:formula="of:=[.I124]/255" office:value-type="float" office:value="0.0444517217191701" calcext:value-type="float">
            <text:p>0.0444517217</text:p>
          </table:table-cell>
          <table:table-cell table:formula="of:=[.B124]-[.D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39804" calcext:value-type="float">
            <text:p>0.239804</text:p>
          </table:table-cell>
          <table:table-cell table:formula="of:=1-[.C125]" office:value-type="float" office:value="0.760196" calcext:value-type="float">
            <text:p>0.760196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SQRT((0.299*([.H125]^2))+(0.587*([.G125]^2))+(0.114*([.F125]^2)))" office:value-type="float" office:value="12.9436159435832" calcext:value-type="float">
            <text:p>12.9436159436</text:p>
          </table:table-cell>
          <table:table-cell table:formula="of:=[.I125]/255" office:value-type="float" office:value="0.05075927821013" calcext:value-type="float">
            <text:p>0.0507592782</text:p>
          </table:table-cell>
          <table:table-cell table:formula="of:=[.B125]-[.D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85814" calcext:value-type="float">
            <text:p>0.285814</text:p>
          </table:table-cell>
          <table:table-cell table:formula="of:=1-[.C126]" office:value-type="float" office:value="0.714186" calcext:value-type="float">
            <text:p>0.714186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SQRT((0.299*([.H126]^2))+(0.587*([.G126]^2))+(0.114*([.F126]^2)))" office:value-type="float" office:value="13.299757983333" calcext:value-type="float">
            <text:p>13.2997579833</text:p>
          </table:table-cell>
          <table:table-cell table:formula="of:=[.I126]/255" office:value-type="float" office:value="0.0521559136601294" calcext:value-type="float">
            <text:p>0.0521559137</text:p>
          </table:table-cell>
          <table:table-cell table:formula="of:=[.B126]-[.D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8913" calcext:value-type="float">
            <text:p>0.248913</text:p>
          </table:table-cell>
          <table:table-cell table:formula="of:=1-[.C127]" office:value-type="float" office:value="0.751087" calcext:value-type="float">
            <text:p>0.751087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SQRT((0.299*([.H127]^2))+(0.587*([.G127]^2))+(0.114*([.F127]^2)))" office:value-type="float" office:value="12.5767404900948" calcext:value-type="float">
            <text:p>12.5767404901</text:p>
          </table:table-cell>
          <table:table-cell table:formula="of:=[.I127]/255" office:value-type="float" office:value="0.0493205509415482" calcext:value-type="float">
            <text:p>0.0493205509</text:p>
          </table:table-cell>
          <table:table-cell table:formula="of:=[.B127]-[.D127]" office:value-type="float" office:value="0.038913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52446" calcext:value-type="float">
            <text:p>0.252446</text:p>
          </table:table-cell>
          <table:table-cell table:formula="of:=1-[.C128]" office:value-type="float" office:value="0.747554" calcext:value-type="float">
            <text:p>0.747554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SQRT((0.299*([.H128]^2))+(0.587*([.G128]^2))+(0.114*([.F128]^2)))" office:value-type="float" office:value="11.3421666808741" calcext:value-type="float">
            <text:p>11.3421666809</text:p>
          </table:table-cell>
          <table:table-cell table:formula="of:=[.I128]/255" office:value-type="float" office:value="0.0444790850230356" calcext:value-type="float">
            <text:p>0.044479085</text:p>
          </table:table-cell>
          <table:table-cell table:formula="of:=[.B128]-[.D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3325" calcext:value-type="float">
            <text:p>0.243325</text:p>
          </table:table-cell>
          <table:table-cell table:formula="of:=1-[.C129]" office:value-type="float" office:value="0.756675" calcext:value-type="float">
            <text:p>0.756675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SQRT((0.299*([.H129]^2))+(0.587*([.G129]^2))+(0.114*([.F129]^2)))" office:value-type="float" office:value="10.2855548915243" calcext:value-type="float">
            <text:p>10.2855548915</text:p>
          </table:table-cell>
          <table:table-cell table:formula="of:=[.I129]/255" office:value-type="float" office:value="0.0403355093785268" calcext:value-type="float">
            <text:p>0.0403355094</text:p>
          </table:table-cell>
          <table:table-cell table:formula="of:=[.B129]-[.D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348" calcext:value-type="float">
            <text:p>0.21348</text:p>
          </table:table-cell>
          <table:table-cell table:formula="of:=1-[.C130]" office:value-type="float" office:value="0.78652" calcext:value-type="float">
            <text:p>0.78652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SQRT((0.299*([.H130]^2))+(0.587*([.G130]^2))+(0.114*([.F130]^2)))" office:value-type="float" office:value="8.95406235600476" calcext:value-type="float">
            <text:p>8.954062356</text:p>
          </table:table-cell>
          <table:table-cell table:formula="of:=[.I130]/255" office:value-type="float" office:value="0.0351139700235481" calcext:value-type="float">
            <text:p>0.03511397</text:p>
          </table:table-cell>
          <table:table-cell table:formula="of:=[.B130]-[.D130]" office:value-type="float" office:value="0.09648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71562233332572" calcext:value-type="float">
            <text:p>-0.3715622333</text:p>
          </table:table-cell>
          <table:table-cell table:style-name="ce1" table:formula="of:=CORREL([.B78:.B130];[.D78:.D130])" office:value-type="float" office:value="0.371562233332572" calcext:value-type="float">
            <text:p>0.371562233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44913" calcext:value-type="float">
            <text:p>0.344913</text:p>
          </table:table-cell>
          <table:table-cell table:formula="of:=1-[.C134]" office:value-type="float" office:value="0.655087" calcext:value-type="float">
            <text:p>0.655087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SQRT((0.299*([.H134]^2))+(0.587*([.G134]^2))+(0.114*([.F134]^2)))" office:value-type="float" office:value="26.893655766051" calcext:value-type="float">
            <text:p>26.8936557661</text:p>
          </table:table-cell>
          <table:table-cell table:formula="of:=[.I134]/255" office:value-type="float" office:value="0.105465316729612" calcext:value-type="float">
            <text:p>0.1054653167</text:p>
          </table:table-cell>
          <table:table-cell table:formula="of:=[.B134]-[.D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81388" calcext:value-type="float">
            <text:p>0.381388</text:p>
          </table:table-cell>
          <table:table-cell table:formula="of:=1-[.C135]" office:value-type="float" office:value="0.618612" calcext:value-type="float">
            <text:p>0.618612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  <table:table-cell table:formula="of:=SQRT((0.299*([.H135]^2))+(0.587*([.G135]^2))+(0.114*([.F135]^2)))" office:value-type="float" office:value="20.1648438662242" calcext:value-type="float">
            <text:p>20.1648438662</text:p>
          </table:table-cell>
          <table:table-cell table:formula="of:=[.I135]/255" office:value-type="float" office:value="0.0790778190832322" calcext:value-type="float">
            <text:p>0.0790778191</text:p>
          </table:table-cell>
          <table:table-cell table:formula="of:=[.B135]-[.D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87243" calcext:value-type="float">
            <text:p>0.287243</text:p>
          </table:table-cell>
          <table:table-cell table:formula="of:=1-[.C136]" office:value-type="float" office:value="0.712757" calcext:value-type="float">
            <text:p>0.712757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SQRT((0.299*([.H136]^2))+(0.587*([.G136]^2))+(0.114*([.F136]^2)))" office:value-type="float" office:value="10.6083497587877" calcext:value-type="float">
            <text:p>10.6083497588</text:p>
          </table:table-cell>
          <table:table-cell table:formula="of:=[.I136]/255" office:value-type="float" office:value="0.0416013716030888" calcext:value-type="float">
            <text:p>0.0416013716</text:p>
          </table:table-cell>
          <table:table-cell table:formula="of:=[.B136]-[.D136]" office:value-type="float" office:value="0.097243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439365" calcext:value-type="float">
            <text:p>0.439365</text:p>
          </table:table-cell>
          <table:table-cell table:formula="of:=1-[.C137]" office:value-type="float" office:value="0.560635" calcext:value-type="float">
            <text:p>0.560635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SQRT((0.299*([.H137]^2))+(0.587*([.G137]^2))+(0.114*([.F137]^2)))" office:value-type="float" office:value="29.6102472608585" calcext:value-type="float">
            <text:p>29.6102472609</text:p>
          </table:table-cell>
          <table:table-cell table:formula="of:=[.I137]/255" office:value-type="float" office:value="0.116118616709249" calcext:value-type="float">
            <text:p>0.1161186167</text:p>
          </table:table-cell>
          <table:table-cell table:formula="of:=[.B137]-[.D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318698" calcext:value-type="float">
            <text:p>0.318698</text:p>
          </table:table-cell>
          <table:table-cell table:formula="of:=1-[.C138]" office:value-type="float" office:value="0.681302" calcext:value-type="float">
            <text:p>0.681302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SQRT((0.299*([.H138]^2))+(0.587*([.G138]^2))+(0.114*([.F138]^2)))" office:value-type="float" office:value="19.8789501626781" calcext:value-type="float">
            <text:p>19.8789501627</text:p>
          </table:table-cell>
          <table:table-cell table:formula="of:=[.I138]/255" office:value-type="float" office:value="0.07795666730462" calcext:value-type="float">
            <text:p>0.0779566673</text:p>
          </table:table-cell>
          <table:table-cell table:formula="of:=[.B138]-[.D138]" office:value-type="float" office:value="0.0766979999999999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419886" calcext:value-type="float">
            <text:p>0.419886</text:p>
          </table:table-cell>
          <table:table-cell table:formula="of:=1-[.C139]" office:value-type="float" office:value="0.580114" calcext:value-type="float">
            <text:p>0.58011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SQRT((0.299*([.H139]^2))+(0.587*([.G139]^2))+(0.114*([.F139]^2)))" office:value-type="float" office:value="6.63020731184505" calcext:value-type="float">
            <text:p>6.6302073118</text:p>
          </table:table-cell>
          <table:table-cell table:formula="of:=[.I139]/255" office:value-type="float" office:value="0.0260008129876276" calcext:value-type="float">
            <text:p>0.026000813</text:p>
          </table:table-cell>
          <table:table-cell table:formula="of:=[.B139]-[.D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387918" calcext:value-type="float">
            <text:p>0.387918</text:p>
          </table:table-cell>
          <table:table-cell table:formula="of:=1-[.C140]" office:value-type="float" office:value="0.612082" calcext:value-type="float">
            <text:p>0.612082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SQRT((0.299*([.H140]^2))+(0.587*([.G140]^2))+(0.114*([.F140]^2)))" office:value-type="float" office:value="19.9225785131147" calcext:value-type="float">
            <text:p>19.9225785131</text:p>
          </table:table-cell>
          <table:table-cell table:formula="of:=[.I140]/255" office:value-type="float" office:value="0.0781277588749597" calcext:value-type="float">
            <text:p>0.0781277589</text:p>
          </table:table-cell>
          <table:table-cell table:formula="of:=[.B140]-[.D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73057" calcext:value-type="float">
            <text:p>0.373057</text:p>
          </table:table-cell>
          <table:table-cell table:formula="of:=1-[.C141]" office:value-type="float" office:value="0.626943" calcext:value-type="float">
            <text:p>0.626943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SQRT((0.299*([.H141]^2))+(0.587*([.G141]^2))+(0.114*([.F141]^2)))" office:value-type="float" office:value="22.3910194375546" calcext:value-type="float">
            <text:p>22.3910194376</text:p>
          </table:table-cell>
          <table:table-cell table:formula="of:=[.I141]/255" office:value-type="float" office:value="0.0878079193629594" calcext:value-type="float">
            <text:p>0.0878079194</text:p>
          </table:table-cell>
          <table:table-cell table:formula="of:=[.B141]-[.D141]" office:value-type="float" office:value="0.075057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29315" calcext:value-type="float">
            <text:p>0.329315</text:p>
          </table:table-cell>
          <table:table-cell table:formula="of:=1-[.C142]" office:value-type="float" office:value="0.670685" calcext:value-type="float">
            <text:p>0.6706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SQRT((0.299*([.H142]^2))+(0.587*([.G142]^2))+(0.114*([.F142]^2)))" office:value-type="float" office:value="18.693885876816" calcext:value-type="float">
            <text:p>18.6938858768</text:p>
          </table:table-cell>
          <table:table-cell table:formula="of:=[.I142]/255" office:value-type="float" office:value="0.0733093563796705" calcext:value-type="float">
            <text:p>0.0733093564</text:p>
          </table:table-cell>
          <table:table-cell table:formula="of:=[.B142]-[.D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372008" calcext:value-type="float">
            <text:p>0.372008</text:p>
          </table:table-cell>
          <table:table-cell table:formula="of:=1-[.C143]" office:value-type="float" office:value="0.627992" calcext:value-type="float">
            <text:p>0.627992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SQRT((0.299*([.H143]^2))+(0.587*([.G143]^2))+(0.114*([.F143]^2)))" office:value-type="float" office:value="9.34860669605092" calcext:value-type="float">
            <text:p>9.3486066961</text:p>
          </table:table-cell>
          <table:table-cell table:formula="of:=[.I143]/255" office:value-type="float" office:value="0.0366612027296114" calcext:value-type="float">
            <text:p>0.0366612027</text:p>
          </table:table-cell>
          <table:table-cell table:formula="of:=[.B143]-[.D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38047" calcext:value-type="float">
            <text:p>0.338047</text:p>
          </table:table-cell>
          <table:table-cell table:formula="of:=1-[.C144]" office:value-type="float" office:value="0.661953" calcext:value-type="float">
            <text:p>0.661953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SQRT((0.299*([.H144]^2))+(0.587*([.G144]^2))+(0.114*([.F144]^2)))" office:value-type="float" office:value="26.2003321310794" calcext:value-type="float">
            <text:p>26.2003321311</text:p>
          </table:table-cell>
          <table:table-cell table:formula="of:=[.I144]/255" office:value-type="float" office:value="0.102746400514037" calcext:value-type="float">
            <text:p>0.1027464005</text:p>
          </table:table-cell>
          <table:table-cell table:formula="of:=[.B144]-[.D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9214" calcext:value-type="float">
            <text:p>0.349214</text:p>
          </table:table-cell>
          <table:table-cell table:formula="of:=1-[.C145]" office:value-type="float" office:value="0.650786" calcext:value-type="float">
            <text:p>0.650786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SQRT((0.299*([.H145]^2))+(0.587*([.G145]^2))+(0.114*([.F145]^2)))" office:value-type="float" office:value="16.5513015378782" calcext:value-type="float">
            <text:p>16.5513015379</text:p>
          </table:table-cell>
          <table:table-cell table:formula="of:=[.I145]/255" office:value-type="float" office:value="0.0649070648544244" calcext:value-type="float">
            <text:p>0.0649070649</text:p>
          </table:table-cell>
          <table:table-cell table:formula="of:=[.B145]-[.D145]" office:value-type="float" office:value="0.0922139999999999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98968" calcext:value-type="float">
            <text:p>0.298968</text:p>
          </table:table-cell>
          <table:table-cell table:formula="of:=1-[.C146]" office:value-type="float" office:value="0.701032" calcext:value-type="float">
            <text:p>0.701032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SQRT((0.299*([.H146]^2))+(0.587*([.G146]^2))+(0.114*([.F146]^2)))" office:value-type="float" office:value="13.8475940974712" calcext:value-type="float">
            <text:p>13.8475940975</text:p>
          </table:table-cell>
          <table:table-cell table:formula="of:=[.I146]/255" office:value-type="float" office:value="0.0543042905783185" calcext:value-type="float">
            <text:p>0.0543042906</text:p>
          </table:table-cell>
          <table:table-cell table:formula="of:=[.B146]-[.D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429187150290467" calcext:value-type="float">
            <text:p>-0.4291871503</text:p>
          </table:table-cell>
          <table:table-cell table:style-name="ce1" table:formula="of:=CORREL([.B134:.B146];[.D134:.D146])" office:value-type="float" office:value="0.429187150290467" calcext:value-type="float">
            <text:p>0.429187150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35293" calcext:value-type="float">
            <text:p>0.135293</text:p>
          </table:table-cell>
          <table:table-cell table:formula="of:=1-[.C150]" office:value-type="float" office:value="0.864707" calcext:value-type="float">
            <text:p>0.864707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SQRT((0.299*([.H150]^2))+(0.587*([.G150]^2))+(0.114*([.F150]^2)))" office:value-type="float" office:value="15.1038246968534" calcext:value-type="float">
            <text:p>15.1038246969</text:p>
          </table:table-cell>
          <table:table-cell table:formula="of:=[.I150]/255" office:value-type="float" office:value="0.0592306850856998" calcext:value-type="float">
            <text:p>0.0592306851</text:p>
          </table:table-cell>
          <table:table-cell table:formula="of:=[.B150]-[.D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44871" calcext:value-type="float">
            <text:p>0.144871</text:p>
          </table:table-cell>
          <table:table-cell table:formula="of:=1-[.C151]" office:value-type="float" office:value="0.855129" calcext:value-type="float">
            <text:p>0.855129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SQRT((0.299*([.H151]^2))+(0.587*([.G151]^2))+(0.114*([.F151]^2)))" office:value-type="float" office:value="8.59512053795925" calcext:value-type="float">
            <text:p>8.595120538</text:p>
          </table:table-cell>
          <table:table-cell table:formula="of:=[.I151]/255" office:value-type="float" office:value="0.0337063550508206" calcext:value-type="float">
            <text:p>0.0337063551</text:p>
          </table:table-cell>
          <table:table-cell table:formula="of:=[.B151]-[.D151]" office:value-type="float" office:value="0.05287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24397" calcext:value-type="float">
            <text:p>0.224397</text:p>
          </table:table-cell>
          <table:table-cell table:formula="of:=1-[.C152]" office:value-type="float" office:value="0.775603" calcext:value-type="float">
            <text:p>0.775603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SQRT((0.299*([.H152]^2))+(0.587*([.G152]^2))+(0.114*([.F152]^2)))" office:value-type="float" office:value="16.5022629283608" calcext:value-type="float">
            <text:p>16.5022629284</text:p>
          </table:table-cell>
          <table:table-cell table:formula="of:=[.I152]/255" office:value-type="float" office:value="0.0647147565818069" calcext:value-type="float">
            <text:p>0.0647147566</text:p>
          </table:table-cell>
          <table:table-cell table:formula="of:=[.B152]-[.D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42523" calcext:value-type="float">
            <text:p>0.242523</text:p>
          </table:table-cell>
          <table:table-cell table:formula="of:=1-[.C153]" office:value-type="float" office:value="0.757477" calcext:value-type="float">
            <text:p>0.757477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SQRT((0.299*([.H153]^2))+(0.587*([.G153]^2))+(0.114*([.F153]^2)))" office:value-type="float" office:value="21.2663104922558" calcext:value-type="float">
            <text:p>21.2663104923</text:p>
          </table:table-cell>
          <table:table-cell table:formula="of:=[.I153]/255" office:value-type="float" office:value="0.083397296048062" calcext:value-type="float">
            <text:p>0.083397296</text:p>
          </table:table-cell>
          <table:table-cell table:formula="of:=[.B153]-[.D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180166" calcext:value-type="float">
            <text:p>0.180166</text:p>
          </table:table-cell>
          <table:table-cell table:formula="of:=1-[.C154]" office:value-type="float" office:value="0.819834" calcext:value-type="float">
            <text:p>0.819834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SQRT((0.299*([.H154]^2))+(0.587*([.G154]^2))+(0.114*([.F154]^2)))" office:value-type="float" office:value="9.68896812148828" calcext:value-type="float">
            <text:p>9.6889681215</text:p>
          </table:table-cell>
          <table:table-cell table:formula="of:=[.I154]/255" office:value-type="float" office:value="0.0379959534176011" calcext:value-type="float">
            <text:p>0.0379959534</text:p>
          </table:table-cell>
          <table:table-cell table:formula="of:=[.B154]-[.D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31766" calcext:value-type="float">
            <text:p>0.131766</text:p>
          </table:table-cell>
          <table:table-cell table:formula="of:=1-[.C155]" office:value-type="float" office:value="0.868234" calcext:value-type="float">
            <text:p>0.868234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SQRT((0.299*([.H155]^2))+(0.587*([.G155]^2))+(0.114*([.F155]^2)))" office:value-type="float" office:value="12.0960135079852" calcext:value-type="float">
            <text:p>12.096013508</text:p>
          </table:table-cell>
          <table:table-cell table:formula="of:=[.I155]/255" office:value-type="float" office:value="0.047435347090138" calcext:value-type="float">
            <text:p>0.0474353471</text:p>
          </table:table-cell>
          <table:table-cell table:formula="of:=[.B155]-[.D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97134" calcext:value-type="float">
            <text:p>0.197134</text:p>
          </table:table-cell>
          <table:table-cell table:formula="of:=1-[.C156]" office:value-type="float" office:value="0.802866" calcext:value-type="float">
            <text:p>0.802866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SQRT((0.299*([.H156]^2))+(0.587*([.G156]^2))+(0.114*([.F156]^2)))" office:value-type="float" office:value="20.4537036991837" calcext:value-type="float">
            <text:p>20.4537036992</text:p>
          </table:table-cell>
          <table:table-cell table:formula="of:=[.I156]/255" office:value-type="float" office:value="0.0802106027418968" calcext:value-type="float">
            <text:p>0.0802106027</text:p>
          </table:table-cell>
          <table:table-cell table:formula="of:=[.B156]-[.D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30201" calcext:value-type="float">
            <text:p>0.230201</text:p>
          </table:table-cell>
          <table:table-cell table:formula="of:=1-[.C157]" office:value-type="float" office:value="0.769799" calcext:value-type="float">
            <text:p>0.769799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SQRT((0.299*([.H157]^2))+(0.587*([.G157]^2))+(0.114*([.F157]^2)))" office:value-type="float" office:value="21.6850480548688" calcext:value-type="float">
            <text:p>21.6850480549</text:p>
          </table:table-cell>
          <table:table-cell table:formula="of:=[.I157]/255" office:value-type="float" office:value="0.0850394041367405" calcext:value-type="float">
            <text:p>0.0850394041</text:p>
          </table:table-cell>
          <table:table-cell table:formula="of:=[.B157]-[.D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27499" calcext:value-type="float">
            <text:p>0.227499</text:p>
          </table:table-cell>
          <table:table-cell table:formula="of:=1-[.C158]" office:value-type="float" office:value="0.772501" calcext:value-type="float">
            <text:p>0.772501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SQRT((0.299*([.H158]^2))+(0.587*([.G158]^2))+(0.114*([.F158]^2)))" office:value-type="float" office:value="17.4823847504687" calcext:value-type="float">
            <text:p>17.4823847505</text:p>
          </table:table-cell>
          <table:table-cell table:formula="of:=[.I158]/255" office:value-type="float" office:value="0.0685583715704654" calcext:value-type="float">
            <text:p>0.0685583716</text:p>
          </table:table-cell>
          <table:table-cell table:formula="of:=[.B158]-[.D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09628" calcext:value-type="float">
            <text:p>0.409628</text:p>
          </table:table-cell>
          <table:table-cell table:formula="of:=1-[.C159]" office:value-type="float" office:value="0.590372" calcext:value-type="float">
            <text:p>0.590372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SQRT((0.299*([.H159]^2))+(0.587*([.G159]^2))+(0.114*([.F159]^2)))" office:value-type="float" office:value="50.643238492824" calcext:value-type="float">
            <text:p>50.6432384928</text:p>
          </table:table-cell>
          <table:table-cell table:formula="of:=[.I159]/255" office:value-type="float" office:value="0.198600935265976" calcext:value-type="float">
            <text:p>0.1986009353</text:p>
          </table:table-cell>
          <table:table-cell table:formula="of:=[.B159]-[.D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17081" calcext:value-type="float">
            <text:p>0.217081</text:p>
          </table:table-cell>
          <table:table-cell table:formula="of:=1-[.C160]" office:value-type="float" office:value="0.782919" calcext:value-type="float">
            <text:p>0.782919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SQRT((0.299*([.H160]^2))+(0.587*([.G160]^2))+(0.114*([.F160]^2)))" office:value-type="float" office:value="16.1667242968367" calcext:value-type="float">
            <text:p>16.1667242968</text:p>
          </table:table-cell>
          <table:table-cell table:formula="of:=[.I160]/255" office:value-type="float" office:value="0.0633989188111243" calcext:value-type="float">
            <text:p>0.0633989188</text:p>
          </table:table-cell>
          <table:table-cell table:formula="of:=[.B160]-[.D160]" office:value-type="float" office:value="-0.03691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78758" calcext:value-type="float">
            <text:p>0.178758</text:p>
          </table:table-cell>
          <table:table-cell table:formula="of:=1-[.C161]" office:value-type="float" office:value="0.821242" calcext:value-type="float">
            <text:p>0.821242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SQRT((0.299*([.H161]^2))+(0.587*([.G161]^2))+(0.114*([.F161]^2)))" office:value-type="float" office:value="18.128559595389" calcext:value-type="float">
            <text:p>18.1285595954</text:p>
          </table:table-cell>
          <table:table-cell table:formula="of:=[.I161]/255" office:value-type="float" office:value="0.0710923905701529" calcext:value-type="float">
            <text:p>0.0710923906</text:p>
          </table:table-cell>
          <table:table-cell table:formula="of:=[.B161]-[.D161]" office:value-type="float" office:value="-0.066242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77977" calcext:value-type="float">
            <text:p>0.277977</text:p>
          </table:table-cell>
          <table:table-cell table:formula="of:=1-[.C162]" office:value-type="float" office:value="0.722023" calcext:value-type="float">
            <text:p>0.722023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SQRT((0.299*([.H162]^2))+(0.587*([.G162]^2))+(0.114*([.F162]^2)))" office:value-type="float" office:value="27.8200618360305" calcext:value-type="float">
            <text:p>27.820061836</text:p>
          </table:table-cell>
          <table:table-cell table:formula="of:=[.I162]/255" office:value-type="float" office:value="0.109098281709923" calcext:value-type="float">
            <text:p>0.1090982817</text:p>
          </table:table-cell>
          <table:table-cell table:formula="of:=[.B162]-[.D162]" office:value-type="float" office:value="-0.0660230000000001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60621" calcext:value-type="float">
            <text:p>0.360621</text:p>
          </table:table-cell>
          <table:table-cell table:formula="of:=1-[.C163]" office:value-type="float" office:value="0.639379" calcext:value-type="float">
            <text:p>0.639379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SQRT((0.299*([.H163]^2))+(0.587*([.G163]^2))+(0.114*([.F163]^2)))" office:value-type="float" office:value="15.0702917134629" calcext:value-type="float">
            <text:p>15.0702917135</text:p>
          </table:table-cell>
          <table:table-cell table:formula="of:=[.I163]/255" office:value-type="float" office:value="0.0590991831900508" calcext:value-type="float">
            <text:p>0.0590991832</text:p>
          </table:table-cell>
          <table:table-cell table:formula="of:=[.B163]-[.D163]" office:value-type="float" office:value="0.02462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729256455004414" calcext:value-type="float">
            <text:p>-0.729256455</text:p>
          </table:table-cell>
          <table:table-cell table:style-name="ce1" table:formula="of:=CORREL([.B150:.B163];[.D150:.D163])" office:value-type="float" office:value="0.729256455004415" calcext:value-type="float">
            <text:p>0.7292564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6:13:27.139150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27T16:27:31.355741415</dc:date>
    <meta:editing-duration>P1DT20H52M37S</meta:editing-duration>
    <meta:editing-cycles>144</meta:editing-cycles>
    <meta:generator>LibreOffice/4.2.8.2$Linux_X86_64 LibreOffice_project/420m0$Build-2</meta:generator>
    <meta:document-statistic meta:table-count="4" meta:cell-count="9250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199cm" svg:height="4.05cm" xlink:href=".." xlink:type="simple" chart:class="chart:line" chart:style-name="ch1">
        <chart:legend chart:legend-position="end" svg:x="4.347cm" svg:y="1.228cm" style:legend-expansion="high" chart:style-name="ch2"/>
        <chart:plot-area chart:style-name="ch3" table:cell-range-address="ratio.R32:ratio.T39" svg:x="0.143cm" svg:y="0.081cm" svg:width="4.061cm" svg:height="3.888cm">
          <chartooo:coordinate-region svg:x="0.764cm" svg:y="0.281cm" svg:width="3.346cm" svg:height="3.0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32:ratio.R39" chart:class="chart:line">
            <chart:data-point chart:repeated="8"/>
          </chart:series>
          <chart:series chart:style-name="ch7" chart:values-cell-range-address="ratio.S32:ratio.S39" chart:class="chart:line">
            <chart:data-point chart:repeated="8"/>
          </chart:series>
          <chart:series chart:style-name="ch8" chart:values-cell-range-address="ratio.T32:ratio.T3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324">
                <text:p>58.324</text:p>
                <draw:g>
                  <svg:desc>ratio.R32:ratio.R39</svg:desc>
                </draw:g>
              </table:table-cell>
              <table:table-cell office:value-type="float" office:value="64.0397">
                <text:p>64.0397</text:p>
                <draw:g>
                  <svg:desc>ratio.S32:ratio.S39</svg:desc>
                </draw:g>
              </table:table-cell>
              <table:table-cell office:value-type="float" office:value="67.7722">
                <text:p>67.7722</text:p>
                <draw:g>
                  <svg:desc>ratio.T32:ratio.T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3358">
                <text:p>62.3358</text:p>
              </table:table-cell>
              <table:table-cell office:value-type="float" office:value="66.6513">
                <text:p>66.6513</text:p>
              </table:table-cell>
              <table:table-cell office:value-type="float" office:value="70.4233">
                <text:p>70.4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6399">
                <text:p>64.6399</text:p>
              </table:table-cell>
              <table:table-cell office:value-type="float" office:value="70.9756">
                <text:p>70.9756</text:p>
              </table:table-cell>
              <table:table-cell office:value-type="float" office:value="75.8903">
                <text:p>75.8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2956">
                <text:p>62.2956</text:p>
              </table:table-cell>
              <table:table-cell office:value-type="float" office:value="64.5527">
                <text:p>64.5527</text:p>
              </table:table-cell>
              <table:table-cell office:value-type="float" office:value="67.7626">
                <text:p>67.7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7951">
                <text:p>56.7951</text:p>
              </table:table-cell>
              <table:table-cell office:value-type="float" office:value="61.2806">
                <text:p>61.2806</text:p>
              </table:table-cell>
              <table:table-cell office:value-type="float" office:value="64.5271">
                <text:p>64.5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632">
                <text:p>64.632</text:p>
              </table:table-cell>
              <table:table-cell office:value-type="float" office:value="71.1976">
                <text:p>71.1976</text:p>
              </table:table-cell>
              <table:table-cell office:value-type="float" office:value="75.2851">
                <text:p>75.2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9859">
                <text:p>65.9859</text:p>
              </table:table-cell>
              <table:table-cell office:value-type="float" office:value="70.3629">
                <text:p>70.3629</text:p>
              </table:table-cell>
              <table:table-cell office:value-type="float" office:value="74.2067">
                <text:p>74.2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1694">
                <text:p>60.1694</text:p>
              </table:table-cell>
              <table:table-cell office:value-type="float" office:value="64.5433">
                <text:p>64.5433</text:p>
              </table:table-cell>
              <table:table-cell office:value-type="float" office:value="67.9821">
                <text:p>67.98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129cm" svg:height="3.448cm" xlink:href=".." xlink:type="simple" chart:class="chart:line" chart:style-name="ch1">
        <chart:legend chart:legend-position="end" svg:x="3.277cm" svg:y="0.927cm" style:legend-expansion="high" chart:style-name="ch2"/>
        <chart:plot-area chart:style-name="ch3" table:cell-range-address="ratio.R43:ratio.T49" svg:x="0.122cm" svg:y="0.068cm" svg:width="3.033cm" svg:height="3.312cm">
          <chartooo:coordinate-region svg:x="0.929cm" svg:y="0.267cm" svg:width="2.132cm" svg:height="2.4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43:ratio.R49" chart:class="chart:line">
            <chart:data-point chart:repeated="7"/>
          </chart:series>
          <chart:series chart:style-name="ch7" chart:values-cell-range-address="ratio.S43:ratio.S49" chart:class="chart:line">
            <chart:data-point chart:repeated="7"/>
          </chart:series>
          <chart:series chart:style-name="ch8" chart:values-cell-range-address="ratio.T43:ratio.T4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0938">
                <text:p>45.0938</text:p>
                <draw:g>
                  <svg:desc>ratio.R43:ratio.R49</svg:desc>
                </draw:g>
              </table:table-cell>
              <table:table-cell office:value-type="float" office:value="48.8813">
                <text:p>48.8813</text:p>
                <draw:g>
                  <svg:desc>ratio.S43:ratio.S49</svg:desc>
                </draw:g>
              </table:table-cell>
              <table:table-cell office:value-type="float" office:value="42.2">
                <text:p>42.2</text:p>
                <draw:g>
                  <svg:desc>ratio.T43:ratio.T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5114">
                <text:p>56.5114</text:p>
              </table:table-cell>
              <table:table-cell office:value-type="float" office:value="62.8608">
                <text:p>62.8608</text:p>
              </table:table-cell>
              <table:table-cell office:value-type="float" office:value="54.5063">
                <text:p>54.5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1926">
                <text:p>45.1926</text:p>
              </table:table-cell>
              <table:table-cell office:value-type="float" office:value="49.75">
                <text:p>49.75</text:p>
              </table:table-cell>
              <table:table-cell office:value-type="float" office:value="43.0738">
                <text:p>43.0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839">
                <text:p>68.4839</text:p>
              </table:table-cell>
              <table:table-cell office:value-type="float" office:value="80.1702">
                <text:p>80.1702</text:p>
              </table:table-cell>
              <table:table-cell office:value-type="float" office:value="69.5013">
                <text:p>69.5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.322">
                <text:p>37.322</text:p>
              </table:table-cell>
              <table:table-cell office:value-type="float" office:value="41.5763">
                <text:p>41.5763</text:p>
              </table:table-cell>
              <table:table-cell office:value-type="float" office:value="36.0085">
                <text:p>36.0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9278">
                <text:p>68.9278</text:p>
              </table:table-cell>
              <table:table-cell office:value-type="float" office:value="78.9129">
                <text:p>78.9129</text:p>
              </table:table-cell>
              <table:table-cell office:value-type="float" office:value="70.851">
                <text:p>70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2444">
                <text:p>32.2444</text:p>
              </table:table-cell>
              <table:table-cell office:value-type="float" office:value="34.2889">
                <text:p>34.2889</text:p>
              </table:table-cell>
              <table:table-cell office:value-type="float" office:value="30.8444">
                <text:p>30.84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75cm" svg:height="10.28cm" xlink:href=".." xlink:type="simple" chart:class="chart:line" chart:style-name="ch1">
        <chart:legend chart:legend-position="end" svg:x="15.423cm" svg:y="4.343cm" style:legend-expansion="high" chart:style-name="ch2"/>
        <chart:plot-area chart:style-name="ch3" table:cell-range-address="ratio.R53:ratio.T74" svg:x="0.365cm" svg:y="0.205cm" svg:width="14.693cm" svg:height="9.87cm">
          <chartooo:coordinate-region svg:x="0.986cm" svg:y="0.404cm" svg:width="13.885cm" svg:height="9.0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53:ratio.R74" chart:class="chart:line">
            <chart:data-point chart:repeated="22"/>
          </chart:series>
          <chart:series chart:style-name="ch7" chart:values-cell-range-address="ratio.S53:ratio.S74" chart:class="chart:line">
            <chart:data-point chart:repeated="22"/>
          </chart:series>
          <chart:series chart:style-name="ch8" chart:values-cell-range-address="ratio.T53:ratio.T7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41">
                <text:p>13.441</text:p>
                <draw:g>
                  <svg:desc>ratio.R53:ratio.R74</svg:desc>
                </draw:g>
              </table:table-cell>
              <table:table-cell office:value-type="float" office:value="12.3961">
                <text:p>12.3961</text:p>
                <draw:g>
                  <svg:desc>ratio.S53:ratio.S74</svg:desc>
                </draw:g>
              </table:table-cell>
              <table:table-cell office:value-type="float" office:value="11.9916">
                <text:p>11.9916</text:p>
                <draw:g>
                  <svg:desc>ratio.T53:ratio.T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5">
                <text:p>17.15</text:p>
              </table:table-cell>
              <table:table-cell office:value-type="float" office:value="17.5111">
                <text:p>17.5111</text:p>
              </table:table-cell>
              <table:table-cell office:value-type="float" office:value="17.5797">
                <text:p>17.5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624">
                <text:p>19.5624</text:p>
              </table:table-cell>
              <table:table-cell office:value-type="float" office:value="20.1647">
                <text:p>20.1647</text:p>
              </table:table-cell>
              <table:table-cell office:value-type="float" office:value="20.2011">
                <text:p>20.2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479">
                <text:p>13.0479</text:p>
              </table:table-cell>
              <table:table-cell office:value-type="float" office:value="13.1658">
                <text:p>13.1658</text:p>
              </table:table-cell>
              <table:table-cell office:value-type="float" office:value="13.226">
                <text:p>13.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3971">
                <text:p>12.3971</text:p>
              </table:table-cell>
              <table:table-cell office:value-type="float" office:value="13.6078">
                <text:p>13.6078</text:p>
              </table:table-cell>
              <table:table-cell office:value-type="float" office:value="13.5835">
                <text:p>13.5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942">
                <text:p>13.3942</text:p>
              </table:table-cell>
              <table:table-cell office:value-type="float" office:value="16.0717">
                <text:p>16.0717</text:p>
              </table:table-cell>
              <table:table-cell office:value-type="float" office:value="16.037">
                <text:p>16.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796">
                <text:p>16.7796</text:p>
              </table:table-cell>
              <table:table-cell office:value-type="float" office:value="19.7767">
                <text:p>19.7767</text:p>
              </table:table-cell>
              <table:table-cell office:value-type="float" office:value="20.5958">
                <text:p>20.5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9427">
                <text:p>19.9427</text:p>
              </table:table-cell>
              <table:table-cell office:value-type="float" office:value="22.2803">
                <text:p>22.2803</text:p>
              </table:table-cell>
              <table:table-cell office:value-type="float" office:value="23.569">
                <text:p>23.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503">
                <text:p>24.1503</text:p>
              </table:table-cell>
              <table:table-cell office:value-type="float" office:value="27.4746">
                <text:p>27.4746</text:p>
              </table:table-cell>
              <table:table-cell office:value-type="float" office:value="28.7578">
                <text:p>28.7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627">
                <text:p>23.8627</text:p>
              </table:table-cell>
              <table:table-cell office:value-type="float" office:value="27.8538">
                <text:p>27.8538</text:p>
              </table:table-cell>
              <table:table-cell office:value-type="float" office:value="28.5581">
                <text:p>28.55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3429">
                <text:p>21.3429</text:p>
              </table:table-cell>
              <table:table-cell office:value-type="float" office:value="25.3381">
                <text:p>25.3381</text:p>
              </table:table-cell>
              <table:table-cell office:value-type="float" office:value="27.781">
                <text:p>27.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.5926">
                <text:p>49.5926</text:p>
              </table:table-cell>
              <table:table-cell office:value-type="float" office:value="52.2593">
                <text:p>52.25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0968">
                <text:p>30.0968</text:p>
              </table:table-cell>
              <table:table-cell office:value-type="float" office:value="36.5484">
                <text:p>36.5484</text:p>
              </table:table-cell>
              <table:table-cell office:value-type="float" office:value="37.7097">
                <text:p>37.7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522">
                <text:p>29.6522</text:p>
              </table:table-cell>
              <table:table-cell office:value-type="float" office:value="32.9022">
                <text:p>32.9022</text:p>
              </table:table-cell>
              <table:table-cell office:value-type="float" office:value="32.2935">
                <text:p>32.2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781">
                <text:p>15.9781</text:p>
              </table:table-cell>
              <table:table-cell office:value-type="float" office:value="15.8063">
                <text:p>15.8063</text:p>
              </table:table-cell>
              <table:table-cell office:value-type="float" office:value="15.6219">
                <text:p>15.6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9546">
                <text:p>17.9546</text:p>
              </table:table-cell>
              <table:table-cell office:value-type="float" office:value="18.3273">
                <text:p>18.3273</text:p>
              </table:table-cell>
              <table:table-cell office:value-type="float" office:value="18.2059">
                <text:p>18.2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5589">
                <text:p>12.5589</text:p>
              </table:table-cell>
              <table:table-cell office:value-type="float" office:value="12.4364">
                <text:p>12.4364</text:p>
              </table:table-cell>
              <table:table-cell office:value-type="float" office:value="12.9621">
                <text:p>12.9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48727">
                <text:p>9.48727</text:p>
              </table:table-cell>
              <table:table-cell office:value-type="float" office:value="9.2965">
                <text:p>9.2965</text:p>
              </table:table-cell>
              <table:table-cell office:value-type="float" office:value="9.25217">
                <text:p>9.25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1184">
                <text:p>9.41184</text:p>
              </table:table-cell>
              <table:table-cell office:value-type="float" office:value="8.95121">
                <text:p>8.95121</text:p>
              </table:table-cell>
              <table:table-cell office:value-type="float" office:value="9.29385">
                <text:p>9.29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8559">
                <text:p>9.88559</text:p>
              </table:table-cell>
              <table:table-cell office:value-type="float" office:value="9.57184">
                <text:p>9.57184</text:p>
              </table:table-cell>
              <table:table-cell office:value-type="float" office:value="10.0159">
                <text:p>10.0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4575">
                <text:p>9.04575</text:p>
              </table:table-cell>
              <table:table-cell office:value-type="float" office:value="8.715">
                <text:p>8.715</text:p>
              </table:table-cell>
              <table:table-cell office:value-type="float" office:value="8.72955">
                <text:p>8.72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16984">
                <text:p>9.16984</text:p>
              </table:table-cell>
              <table:table-cell office:value-type="float" office:value="8.8727">
                <text:p>8.8727</text:p>
              </table:table-cell>
              <table:table-cell office:value-type="float" office:value="8.53592">
                <text:p>8.535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78cm" svg:height="20.608cm" xlink:href=".." xlink:type="simple" chart:class="chart:line" chart:style-name="ch1">
        <chart:legend chart:legend-position="end" svg:x="26.926cm" svg:y="9.507cm" style:legend-expansion="high" chart:style-name="ch2"/>
        <chart:plot-area chart:style-name="ch3" table:cell-range-address="ratio.R78:ratio.T130" svg:x="0.595cm" svg:y="0.412cm" svg:width="25.736cm" svg:height="19.784cm">
          <chartooo:coordinate-region svg:x="1.216cm" svg:y="0.612cm" svg:width="24.928cm" svg:height="18.9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78:ratio.R130" chart:class="chart:line">
            <chart:data-point chart:repeated="53"/>
          </chart:series>
          <chart:series chart:style-name="ch7" chart:values-cell-range-address="ratio.S78:ratio.S130" chart:class="chart:line">
            <chart:data-point chart:repeated="53"/>
          </chart:series>
          <chart:series chart:style-name="ch8" chart:values-cell-range-address="ratio.T78:ratio.T130" chart:class="chart:line"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884">
                <text:p>22.8884</text:p>
                <draw:g>
                  <svg:desc>ratio.R78:ratio.R130</svg:desc>
                </draw:g>
              </table:table-cell>
              <table:table-cell office:value-type="float" office:value="28.605">
                <text:p>28.605</text:p>
                <draw:g>
                  <svg:desc>ratio.S78:ratio.S130</svg:desc>
                </draw:g>
              </table:table-cell>
              <table:table-cell office:value-type="float" office:value="34.6146">
                <text:p>34.6146</text:p>
                <draw:g>
                  <svg:desc>ratio.T78:ratio.T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934">
                <text:p>16.8934</text:p>
              </table:table-cell>
              <table:table-cell office:value-type="float" office:value="28.708">
                <text:p>28.708</text:p>
              </table:table-cell>
              <table:table-cell office:value-type="float" office:value="38.2348">
                <text:p>38.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7916">
                <text:p>13.7916</text:p>
              </table:table-cell>
              <table:table-cell office:value-type="float" office:value="25.1325">
                <text:p>25.1325</text:p>
              </table:table-cell>
              <table:table-cell office:value-type="float" office:value="33.3192">
                <text:p>33.3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724">
                <text:p>22.0724</text:p>
              </table:table-cell>
              <table:table-cell office:value-type="float" office:value="31.344">
                <text:p>31.344</text:p>
              </table:table-cell>
              <table:table-cell office:value-type="float" office:value="38.7332">
                <text:p>38.7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69">
                <text:p>29.969</text:p>
              </table:table-cell>
              <table:table-cell office:value-type="float" office:value="36.8563">
                <text:p>36.8563</text:p>
              </table:table-cell>
              <table:table-cell office:value-type="float" office:value="42.474">
                <text:p>42.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197">
                <text:p>34.1197</text:p>
              </table:table-cell>
              <table:table-cell office:value-type="float" office:value="37.499">
                <text:p>37.499</text:p>
              </table:table-cell>
              <table:table-cell office:value-type="float" office:value="40.1351">
                <text:p>40.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0573">
                <text:p>27.0573</text:p>
              </table:table-cell>
              <table:table-cell office:value-type="float" office:value="30.1434">
                <text:p>30.1434</text:p>
              </table:table-cell>
              <table:table-cell office:value-type="float" office:value="32.7957">
                <text:p>32.7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2007">
                <text:p>15.2007</text:p>
              </table:table-cell>
              <table:table-cell office:value-type="float" office:value="15.744">
                <text:p>15.744</text:p>
              </table:table-cell>
              <table:table-cell office:value-type="float" office:value="14.8895">
                <text:p>14.8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0181">
                <text:p>26.0181</text:p>
              </table:table-cell>
              <table:table-cell office:value-type="float" office:value="27.9947">
                <text:p>27.9947</text:p>
              </table:table-cell>
              <table:table-cell office:value-type="float" office:value="30.794">
                <text:p>30.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828">
                <text:p>29.8828</text:p>
              </table:table-cell>
              <table:table-cell office:value-type="float" office:value="30.5641">
                <text:p>30.5641</text:p>
              </table:table-cell>
              <table:table-cell office:value-type="float" office:value="30.771">
                <text:p>30.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5995">
                <text:p>19.5995</text:p>
              </table:table-cell>
              <table:table-cell office:value-type="float" office:value="17.0956">
                <text:p>17.0956</text:p>
              </table:table-cell>
              <table:table-cell office:value-type="float" office:value="15.4548">
                <text:p>15.4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831">
                <text:p>10.9831</text:p>
              </table:table-cell>
              <table:table-cell office:value-type="float" office:value="14.2881">
                <text:p>14.2881</text:p>
              </table:table-cell>
              <table:table-cell office:value-type="float" office:value="18.5424">
                <text:p>18.5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618">
                <text:p>12.1618</text:p>
              </table:table-cell>
              <table:table-cell office:value-type="float" office:value="11.4461">
                <text:p>11.4461</text:p>
              </table:table-cell>
              <table:table-cell office:value-type="float" office:value="9.89706">
                <text:p>9.897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12251">
                <text:p>9.12251</text:p>
              </table:table-cell>
              <table:table-cell office:value-type="float" office:value="8.69516">
                <text:p>8.69516</text:p>
              </table:table-cell>
              <table:table-cell office:value-type="float" office:value="11.0684">
                <text:p>11.0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492">
                <text:p>10.5492</text:p>
              </table:table-cell>
              <table:table-cell office:value-type="float" office:value="10.8525">
                <text:p>10.85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91534">
                <text:p>9.91534</text:p>
              </table:table-cell>
              <table:table-cell office:value-type="float" office:value="10.1958">
                <text:p>10.1958</text:p>
              </table:table-cell>
              <table:table-cell office:value-type="float" office:value="11.1164">
                <text:p>11.1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6286">
                <text:p>14.6286</text:p>
              </table:table-cell>
              <table:table-cell office:value-type="float" office:value="11.4571">
                <text:p>11.4571</text:p>
              </table:table-cell>
              <table:table-cell office:value-type="float" office:value="12.3429">
                <text:p>12.3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252">
                <text:p>10.8252</text:p>
              </table:table-cell>
              <table:table-cell office:value-type="float" office:value="11.5989">
                <text:p>11.5989</text:p>
              </table:table-cell>
              <table:table-cell office:value-type="float" office:value="13.1232">
                <text:p>13.1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3">
                <text:p>12.023</text:p>
              </table:table-cell>
              <table:table-cell office:value-type="float" office:value="14.3477">
                <text:p>14.3477</text:p>
              </table:table-cell>
              <table:table-cell office:value-type="float" office:value="15.4971">
                <text:p>15.4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63">
                <text:p>13.63</text:p>
              </table:table-cell>
              <table:table-cell office:value-type="float" office:value="15.7643">
                <text:p>15.7643</text:p>
              </table:table-cell>
              <table:table-cell office:value-type="float" office:value="17.0396">
                <text:p>17.0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6485">
                <text:p>14.6485</text:p>
              </table:table-cell>
              <table:table-cell office:value-type="float" office:value="15.2796">
                <text:p>15.2796</text:p>
              </table:table-cell>
              <table:table-cell office:value-type="float" office:value="16.9281">
                <text:p>16.9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0528">
                <text:p>14.0528</text:p>
              </table:table-cell>
              <table:table-cell office:value-type="float" office:value="16.1314">
                <text:p>16.1314</text:p>
              </table:table-cell>
              <table:table-cell office:value-type="float" office:value="18.1856">
                <text:p>18.18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8401">
                <text:p>12.8401</text:p>
              </table:table-cell>
              <table:table-cell office:value-type="float" office:value="15.5674">
                <text:p>15.5674</text:p>
              </table:table-cell>
              <table:table-cell office:value-type="float" office:value="17.6199">
                <text:p>17.6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1003">
                <text:p>10.1003</text:p>
              </table:table-cell>
              <table:table-cell office:value-type="float" office:value="14.6773">
                <text:p>14.6773</text:p>
              </table:table-cell>
              <table:table-cell office:value-type="float" office:value="17.8573">
                <text:p>17.8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3061">
                <text:p>10.3061</text:p>
              </table:table-cell>
              <table:table-cell office:value-type="float" office:value="14.1731">
                <text:p>14.1731</text:p>
              </table:table-cell>
              <table:table-cell office:value-type="float" office:value="17.1175">
                <text:p>17.1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878">
                <text:p>7.20878</text:p>
              </table:table-cell>
              <table:table-cell office:value-type="float" office:value="12.511">
                <text:p>12.511</text:p>
              </table:table-cell>
              <table:table-cell office:value-type="float" office:value="17.0101">
                <text:p>17.01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9348">
                <text:p>6.39348</text:p>
              </table:table-cell>
              <table:table-cell office:value-type="float" office:value="12.1085">
                <text:p>12.1085</text:p>
              </table:table-cell>
              <table:table-cell office:value-type="float" office:value="15.9611">
                <text:p>15.96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7176">
                <text:p>13.7176</text:p>
              </table:table-cell>
              <table:table-cell office:value-type="float" office:value="17.6259">
                <text:p>17.6259</text:p>
              </table:table-cell>
              <table:table-cell office:value-type="float" office:value="18.5969">
                <text:p>18.59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2154">
                <text:p>14.2154</text:p>
              </table:table-cell>
              <table:table-cell office:value-type="float" office:value="15">
                <text:p>15</text:p>
              </table:table-cell>
              <table:table-cell office:value-type="float" office:value="16.8769">
                <text:p>16.8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0737">
                <text:p>12.0737</text:p>
              </table:table-cell>
              <table:table-cell office:value-type="float" office:value="14.8173">
                <text:p>14.8173</text:p>
              </table:table-cell>
              <table:table-cell office:value-type="float" office:value="17.6635">
                <text:p>17.6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135">
                <text:p>12.5135</text:p>
              </table:table-cell>
              <table:table-cell office:value-type="float" office:value="14.6351">
                <text:p>14.6351</text:p>
              </table:table-cell>
              <table:table-cell office:value-type="float" office:value="15.6757">
                <text:p>15.6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9474">
                <text:p>12.9474</text:p>
              </table:table-cell>
              <table:table-cell office:value-type="float" office:value="10.807">
                <text:p>10.807</text:p>
              </table:table-cell>
              <table:table-cell office:value-type="float" office:value="11.6842">
                <text:p>11.6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741">
                <text:p>14.3741</text:p>
              </table:table-cell>
              <table:table-cell office:value-type="float" office:value="12.777">
                <text:p>12.777</text:p>
              </table:table-cell>
              <table:table-cell office:value-type="float" office:value="12.6906">
                <text:p>12.6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981">
                <text:p>11.981</text:p>
              </table:table-cell>
              <table:table-cell office:value-type="float" office:value="13.3481">
                <text:p>13.3481</text:p>
              </table:table-cell>
              <table:table-cell office:value-type="float" office:value="13.6772">
                <text:p>13.67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7938">
                <text:p>12.7938</text:p>
              </table:table-cell>
              <table:table-cell office:value-type="float" office:value="11.6562">
                <text:p>11.6562</text:p>
              </table:table-cell>
              <table:table-cell office:value-type="float" office:value="14.1375">
                <text:p>14.1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385">
                <text:p>11.3385</text:p>
              </table:table-cell>
              <table:table-cell office:value-type="float" office:value="11.1823">
                <text:p>11.1823</text:p>
              </table:table-cell>
              <table:table-cell office:value-type="float" office:value="11.651">
                <text:p>11.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3065">
                <text:p>13.3065</text:p>
              </table:table-cell>
              <table:table-cell office:value-type="float" office:value="9.6129">
                <text:p>9.6129</text:p>
              </table:table-cell>
              <table:table-cell office:value-type="float" office:value="10.2419">
                <text:p>10.2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8602">
                <text:p>9.68602</text:p>
              </table:table-cell>
              <table:table-cell office:value-type="float" office:value="8.48813">
                <text:p>8.48813</text:p>
              </table:table-cell>
              <table:table-cell office:value-type="float" office:value="9.53562">
                <text:p>9.535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2cm" svg:height="6.199cm" xlink:href=".." xlink:type="simple" chart:class="chart:line" chart:style-name="ch1">
        <chart:legend chart:legend-position="end" svg:x="8.168cm" svg:y="2.302cm" style:legend-expansion="high" chart:style-name="ch2"/>
        <chart:plot-area chart:style-name="ch3" table:cell-range-address="ratio.R134:ratio.T146" svg:x="0.22cm" svg:y="0.123cm" svg:width="7.728cm" svg:height="5.953cm">
          <chartooo:coordinate-region svg:x="0.841cm" svg:y="0.322cm" svg:width="6.921cm" svg:height="5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34:ratio.R146" chart:class="chart:line">
            <chart:data-point chart:repeated="13"/>
          </chart:series>
          <chart:series chart:style-name="ch7" chart:values-cell-range-address="ratio.S134:ratio.S146" chart:class="chart:line">
            <chart:data-point chart:repeated="13"/>
          </chart:series>
          <chart:series chart:style-name="ch8" chart:values-cell-range-address="ratio.T134:ratio.T14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7531">
                <text:p>25.7531</text:p>
                <draw:g>
                  <svg:desc>ratio.R134:ratio.R146</svg:desc>
                </draw:g>
              </table:table-cell>
              <table:table-cell office:value-type="float" office:value="26.9335">
                <text:p>26.9335</text:p>
                <draw:g>
                  <svg:desc>ratio.S134:ratio.S146</svg:desc>
                </draw:g>
              </table:table-cell>
              <table:table-cell office:value-type="float" office:value="27.2388">
                <text:p>27.2388</text:p>
                <draw:g>
                  <svg:desc>ratio.T134:ratio.T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83">
                <text:p>17.7583</text:p>
              </table:table-cell>
              <table:table-cell office:value-type="float" office:value="19.8207">
                <text:p>19.8207</text:p>
              </table:table-cell>
              <table:table-cell office:value-type="float" office:value="21.6433">
                <text:p>21.6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629">
                <text:p>10.3629</text:p>
              </table:table-cell>
              <table:table-cell office:value-type="float" office:value="10.6687">
                <text:p>10.6687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9568">
                <text:p>38.9568</text:p>
              </table:table-cell>
              <table:table-cell office:value-type="float" office:value="29.4733">
                <text:p>29.4733</text:p>
              </table:table-cell>
              <table:table-cell office:value-type="float" office:value="25.4619">
                <text:p>2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583">
                <text:p>20.2583</text:p>
              </table:table-cell>
              <table:table-cell office:value-type="float" office:value="19.8491">
                <text:p>19.8491</text:p>
              </table:table-cell>
              <table:table-cell office:value-type="float" office:value="19.7913">
                <text:p>19.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8794">
                <text:p>8.38794</text:p>
              </table:table-cell>
              <table:table-cell office:value-type="float" office:value="6.65025">
                <text:p>6.65025</text:p>
              </table:table-cell>
              <table:table-cell office:value-type="float" office:value="5.77688">
                <text:p>5.7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41">
                <text:p>16.0841</text:p>
              </table:table-cell>
              <table:table-cell office:value-type="float" office:value="20.0156">
                <text:p>20.0156</text:p>
              </table:table-cell>
              <table:table-cell office:value-type="float" office:value="21.0312">
                <text:p>21.0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092">
                <text:p>24.8092</text:p>
              </table:table-cell>
              <table:table-cell office:value-type="float" office:value="22.4755">
                <text:p>22.4755</text:p>
              </table:table-cell>
              <table:table-cell office:value-type="float" office:value="21.2226">
                <text:p>21.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22">
                <text:p>17.722</text:p>
              </table:table-cell>
              <table:table-cell office:value-type="float" office:value="18.6577">
                <text:p>18.6577</text:p>
              </table:table-cell>
              <table:table-cell office:value-type="float" office:value="19.1209">
                <text:p>19.1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077">
                <text:p>4.73077</text:p>
              </table:table-cell>
              <table:table-cell office:value-type="float" office:value="9.27885">
                <text:p>9.27885</text:p>
              </table:table-cell>
              <table:table-cell office:value-type="float" office:value="10.7115">
                <text:p>10.7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572">
                <text:p>24.4572</text:p>
              </table:table-cell>
              <table:table-cell office:value-type="float" office:value="26.0629">
                <text:p>26.0629</text:p>
              </table:table-cell>
              <table:table-cell office:value-type="float" office:value="27.0966">
                <text:p>27.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751">
                <text:p>16.6751</text:p>
              </table:table-cell>
              <table:table-cell office:value-type="float" office:value="16.5106">
                <text:p>16.5106</text:p>
              </table:table-cell>
              <table:table-cell office:value-type="float" office:value="16.5837">
                <text:p>16.5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9591">
                <text:p>16.9591</text:p>
              </table:table-cell>
              <table:table-cell office:value-type="float" office:value="13.7899">
                <text:p>13.7899</text:p>
              </table:table-cell>
              <table:table-cell office:value-type="float" office:value="12.5833">
                <text:p>12.58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93cm" svg:height="7.196cm" xlink:href=".." xlink:type="simple" chart:class="chart:line" chart:style-name="ch1">
        <chart:legend chart:legend-position="end" svg:x="9.941cm" svg:y="2.801cm" style:legend-expansion="high" chart:style-name="ch2"/>
        <chart:plot-area chart:style-name="ch3" table:cell-range-address="ratio.R150:ratio.T163" svg:x="0.255cm" svg:y="0.143cm" svg:width="9.431cm" svg:height="6.91cm">
          <chartooo:coordinate-region svg:x="0.876cm" svg:y="0.342cm" svg:width="8.623cm" svg:height="6.0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50:ratio.R163" chart:class="chart:line">
            <chart:data-point chart:repeated="14"/>
          </chart:series>
          <chart:series chart:style-name="ch7" chart:values-cell-range-address="ratio.S150:ratio.S163" chart:class="chart:line">
            <chart:data-point chart:repeated="14"/>
          </chart:series>
          <chart:series chart:style-name="ch8" chart:values-cell-range-address="ratio.T150:ratio.T16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1096">
                <text:p>15.1096</text:p>
                <draw:g>
                  <svg:desc>ratio.R150:ratio.R163</svg:desc>
                </draw:g>
              </table:table-cell>
              <table:table-cell office:value-type="float" office:value="15.1668">
                <text:p>15.1668</text:p>
                <draw:g>
                  <svg:desc>ratio.S150:ratio.S163</svg:desc>
                </draw:g>
              </table:table-cell>
              <table:table-cell office:value-type="float" office:value="14.9772">
                <text:p>14.9772</text:p>
                <draw:g>
                  <svg:desc>ratio.T150:ratio.T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8991">
                <text:p>8.38991</text:p>
              </table:table-cell>
              <table:table-cell office:value-type="float" office:value="8.6463">
                <text:p>8.6463</text:p>
              </table:table-cell>
              <table:table-cell office:value-type="float" office:value="8.57162">
                <text:p>8.57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4812">
                <text:p>16.4812</text:p>
              </table:table-cell>
              <table:table-cell office:value-type="float" office:value="16.5735">
                <text:p>16.5735</text:p>
              </table:table-cell>
              <table:table-cell office:value-type="float" office:value="16.3696">
                <text:p>16.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9642">
                <text:p>20.9642</text:p>
              </table:table-cell>
              <table:table-cell office:value-type="float" office:value="21.3018">
                <text:p>21.3018</text:p>
              </table:table-cell>
              <table:table-cell office:value-type="float" office:value="21.3109">
                <text:p>21.3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8797">
                <text:p>7.58797</text:p>
              </table:table-cell>
              <table:table-cell office:value-type="float" office:value="10.0334">
                <text:p>10.0334</text:p>
              </table:table-cell>
              <table:table-cell office:value-type="float" office:value="9.71492">
                <text:p>9.71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185">
                <text:p>12.0185</text:p>
              </table:table-cell>
              <table:table-cell office:value-type="float" office:value="12.1019">
                <text:p>12.1019</text:p>
              </table:table-cell>
              <table:table-cell office:value-type="float" office:value="12.1139">
                <text:p>12.1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3615">
                <text:p>20.3615</text:p>
              </table:table-cell>
              <table:table-cell office:value-type="float" office:value="20.4925">
                <text:p>20.4925</text:p>
              </table:table-cell>
              <table:table-cell office:value-type="float" office:value="20.4125">
                <text:p>20.4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169">
                <text:p>22.0169</text:p>
              </table:table-cell>
              <table:table-cell office:value-type="float" office:value="21.6208">
                <text:p>21.6208</text:p>
              </table:table-cell>
              <table:table-cell office:value-type="float" office:value="21.6835">
                <text:p>21.6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8">
                <text:p>16.78</text:p>
              </table:table-cell>
              <table:table-cell office:value-type="float" office:value="17.6079">
                <text:p>17.6079</text:p>
              </table:table-cell>
              <table:table-cell office:value-type="float" office:value="17.4975">
                <text:p>17.4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8769">
                <text:p>48.8769</text:p>
              </table:table-cell>
              <table:table-cell office:value-type="float" office:value="51.109">
                <text:p>51.109</text:p>
              </table:table-cell>
              <table:table-cell office:value-type="float" office:value="50.3857">
                <text:p>50.3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9875">
                <text:p>16.9875</text:p>
              </table:table-cell>
              <table:table-cell office:value-type="float" office:value="16.1083">
                <text:p>16.1083</text:p>
              </table:table-cell>
              <table:table-cell office:value-type="float" office:value="15.959">
                <text:p>15.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2573">
                <text:p>18.2573</text:p>
              </table:table-cell>
              <table:table-cell office:value-type="float" office:value="18.1019">
                <text:p>18.1019</text:p>
              </table:table-cell>
              <table:table-cell office:value-type="float" office:value="18.1316">
                <text:p>18.1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0724">
                <text:p>28.0724</text:p>
              </table:table-cell>
              <table:table-cell office:value-type="float" office:value="27.7378">
                <text:p>27.7378</text:p>
              </table:table-cell>
              <table:table-cell office:value-type="float" office:value="27.8846">
                <text:p>27.8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1344">
                <text:p>14.1344</text:p>
              </table:table-cell>
              <table:table-cell office:value-type="float" office:value="15.1846">
                <text:p>15.1846</text:p>
              </table:table-cell>
              <table:table-cell office:value-type="float" office:value="15.1903">
                <text:p>15.19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5.136cm" svg:y="0.492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1</text:p>
        </chart:title>
        <chart:legend chart:legend-position="end" svg:x="13.525cm" svg:y="4.201cm" style:legend-expansion="high" chart:style-name="ch3"/>
        <chart:plot-area chart:style-name="ch4" table:cell-range-address="'%rgb'.AA3:'%rgb'.AB14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:'%rgb'.AB14" chart:class="chart:scatter">
            <chart:domain table:cell-range-address="'%rgb'.AA3:'%rgb'.A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4</svg:desc>
                </draw:g>
              </table:table-cell>
              <table:table-cell office:value-type="float" office:value="-0.120512">
                <text:p>-0.120512</text:p>
                <draw:g>
                  <svg:desc>'%rgb'.AB3:'%rgb'.A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2</text:p>
        </chart:title>
        <chart:legend chart:legend-position="end" svg:x="13.525cm" svg:y="4.201cm" style:legend-expansion="high" chart:style-name="ch3"/>
        <chart:plot-area chart:style-name="ch4" table:cell-range-address="'%rgb'.AA18:'%rgb'.AB28" svg:x="0.32cm" svg:y="1.301cm" svg:width="12.885cm" svg:height="7.519cm">
          <chartooo:coordinate-region svg:x="0.611cm" svg:y="1.501cm" svg:width="12.263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18:'%rgb'.AB28" chart:class="chart:scatter">
            <chart:domain table:cell-range-address="'%rgb'.AA18:'%rgb'.AA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623137254902">
                <text:p>0.084623137254902</text:p>
                <draw:g>
                  <svg:desc>'%rgb'.AA18:'%rgb'.AA28</svg:desc>
                </draw:g>
              </table:table-cell>
              <table:table-cell office:value-type="float" office:value="0.018072">
                <text:p>0.018072</text:p>
                <draw:g>
                  <svg:desc>'%rgb'.AB18:'%rgb'.A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1</text:p>
        </chart:title>
        <chart:legend chart:legend-position="end" svg:x="13.525cm" svg:y="4.201cm" style:legend-expansion="high" chart:style-name="ch3"/>
        <chart:plot-area chart:style-name="ch4" table:cell-range-address="'%rgb'.AA32:'%rgb'.AB39" svg:x="0.32cm" svg:y="1.301cm" svg:width="12.885cm" svg:height="7.519cm">
          <chartooo:coordinate-region svg:x="1.338cm" svg:y="1.5cm" svg:width="11.62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2:'%rgb'.AB39" chart:class="chart:scatter">
            <chart:domain table:cell-range-address="'%rgb'.AA32:'%rgb'.AA3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773333333333">
                <text:p>0.265773333333333</text:p>
                <draw:g>
                  <svg:desc>'%rgb'.AA32:'%rgb'.AA39</svg:desc>
                </draw:g>
              </table:table-cell>
              <table:table-cell office:value-type="float" office:value="-0.152668">
                <text:p>-0.152668</text:p>
                <draw:g>
                  <svg:desc>'%rgb'.AB32:'%rgb'.A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3</text:p>
        </chart:title>
        <chart:legend chart:legend-position="end" svg:x="13.525cm" svg:y="4.201cm" style:legend-expansion="high" chart:style-name="ch3"/>
        <chart:plot-area chart:style-name="ch4" table:cell-range-address="'%rgb'.AA43:'%rgb'.AB49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43:'%rgb'.AB49" chart:class="chart:scatter">
            <chart:domain table:cell-range-address="'%rgb'.AA43:'%rgb'.AA4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9137254902">
                <text:p>0.19169137254902</text:p>
                <draw:g>
                  <svg:desc>'%rgb'.AA43:'%rgb'.AA49</svg:desc>
                </draw:g>
              </table:table-cell>
              <table:table-cell office:value-type="float" office:value="-0.113587">
                <text:p>-0.113587</text:p>
                <draw:g>
                  <svg:desc>'%rgb'.AB43:'%rgb'.A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room,campus,hallway,lab</text:p>
        </chart:title>
        <chart:legend chart:legend-position="end" svg:x="13.525cm" svg:y="4.201cm" style:legend-expansion="high" chart:style-name="ch3"/>
        <chart:plot-area chart:style-name="ch4" table:cell-range-address="'%rgb'.AA53:'%rgb'.AB163" svg:x="0.32cm" svg:y="1.301cm" svg:width="12.885cm" svg:height="7.519cm">
          <chartooo:coordinate-region svg:x="1.153cm" svg:y="1.5cm" svg:width="11.72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53:'%rgb'.AB163" chart:class="chart:scatter">
            <chart:domain table:cell-range-address="'%rgb'.AA53:'%rgb'.AA163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098039215686">
                <text:p>0.0527098039215686</text:p>
                <draw:g>
                  <svg:desc>'%rgb'.AA53:'%rgb'.AA163</svg:desc>
                </draw:g>
              </table:table-cell>
              <table:table-cell office:value-type="float" office:value="0.03159">
                <text:p>0.03159</text:p>
                <draw:g>
                  <svg:desc>'%rgb'.AB5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0.417cm" svg:y="11.993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58cm" svg:height="18.595cm" xlink:href=".." xlink:type="simple" chart:class="chart:line" chart:style-name="ch1">
        <chart:legend chart:legend-position="end" svg:x="29.306cm" svg:y="8.5cm" style:legend-expansion="high" chart:style-name="ch2"/>
        <chart:plot-area chart:style-name="ch3" table:cell-range-address="ratio.R134:ratio.T146" svg:x="0.643cm" svg:y="0.371cm" svg:width="28.02cm" svg:height="17.853cm">
          <chartooo:coordinate-region svg:x="1.264cm" svg:y="0.57cm" svg:width="27.212cm" svg:height="17.0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34:ratio.R146" chart:class="chart:line">
            <chart:data-point chart:repeated="13"/>
          </chart:series>
          <chart:series chart:style-name="ch7" chart:values-cell-range-address="ratio.S134:ratio.S146" chart:class="chart:line">
            <chart:data-point chart:repeated="13"/>
          </chart:series>
          <chart:series chart:style-name="ch8" chart:values-cell-range-address="ratio.T134:ratio.T14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7531">
                <text:p>25.7531</text:p>
                <draw:g>
                  <svg:desc>ratio.R134:ratio.R146</svg:desc>
                </draw:g>
              </table:table-cell>
              <table:table-cell office:value-type="float" office:value="26.9335">
                <text:p>26.9335</text:p>
                <draw:g>
                  <svg:desc>ratio.S134:ratio.S146</svg:desc>
                </draw:g>
              </table:table-cell>
              <table:table-cell office:value-type="float" office:value="27.2388">
                <text:p>27.2388</text:p>
                <draw:g>
                  <svg:desc>ratio.T134:ratio.T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7583">
                <text:p>17.7583</text:p>
              </table:table-cell>
              <table:table-cell office:value-type="float" office:value="19.8207">
                <text:p>19.8207</text:p>
              </table:table-cell>
              <table:table-cell office:value-type="float" office:value="21.6433">
                <text:p>21.6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3629">
                <text:p>10.3629</text:p>
              </table:table-cell>
              <table:table-cell office:value-type="float" office:value="10.6687">
                <text:p>10.6687</text:p>
              </table:table-cell>
              <table:table-cell office:value-type="float" office:value="10.582">
                <text:p>10.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9568">
                <text:p>38.9568</text:p>
              </table:table-cell>
              <table:table-cell office:value-type="float" office:value="29.4733">
                <text:p>29.4733</text:p>
              </table:table-cell>
              <table:table-cell office:value-type="float" office:value="25.4619">
                <text:p>25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583">
                <text:p>20.2583</text:p>
              </table:table-cell>
              <table:table-cell office:value-type="float" office:value="19.8491">
                <text:p>19.8491</text:p>
              </table:table-cell>
              <table:table-cell office:value-type="float" office:value="19.7913">
                <text:p>19.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8794">
                <text:p>8.38794</text:p>
              </table:table-cell>
              <table:table-cell office:value-type="float" office:value="6.65025">
                <text:p>6.65025</text:p>
              </table:table-cell>
              <table:table-cell office:value-type="float" office:value="5.77688">
                <text:p>5.7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41">
                <text:p>16.0841</text:p>
              </table:table-cell>
              <table:table-cell office:value-type="float" office:value="20.0156">
                <text:p>20.0156</text:p>
              </table:table-cell>
              <table:table-cell office:value-type="float" office:value="21.0312">
                <text:p>21.0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8092">
                <text:p>24.8092</text:p>
              </table:table-cell>
              <table:table-cell office:value-type="float" office:value="22.4755">
                <text:p>22.4755</text:p>
              </table:table-cell>
              <table:table-cell office:value-type="float" office:value="21.2226">
                <text:p>21.2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22">
                <text:p>17.722</text:p>
              </table:table-cell>
              <table:table-cell office:value-type="float" office:value="18.6577">
                <text:p>18.6577</text:p>
              </table:table-cell>
              <table:table-cell office:value-type="float" office:value="19.1209">
                <text:p>19.1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3077">
                <text:p>4.73077</text:p>
              </table:table-cell>
              <table:table-cell office:value-type="float" office:value="9.27885">
                <text:p>9.27885</text:p>
              </table:table-cell>
              <table:table-cell office:value-type="float" office:value="10.7115">
                <text:p>10.7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4572">
                <text:p>24.4572</text:p>
              </table:table-cell>
              <table:table-cell office:value-type="float" office:value="26.0629">
                <text:p>26.0629</text:p>
              </table:table-cell>
              <table:table-cell office:value-type="float" office:value="27.0966">
                <text:p>27.0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6751">
                <text:p>16.6751</text:p>
              </table:table-cell>
              <table:table-cell office:value-type="float" office:value="16.5106">
                <text:p>16.5106</text:p>
              </table:table-cell>
              <table:table-cell office:value-type="float" office:value="16.5837">
                <text:p>16.5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9591">
                <text:p>16.9591</text:p>
              </table:table-cell>
              <table:table-cell office:value-type="float" office:value="13.7899">
                <text:p>13.7899</text:p>
              </table:table-cell>
              <table:table-cell office:value-type="float" office:value="12.5833">
                <text:p>12.58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67:corr.B74</svg:desc>
                </draw:g>
              </table:table-cell>
              <table:table-cell office:value-type="float" office:value="0.226770353442628">
                <text:p>0.226770353442628</text:p>
                <draw:g>
                  <svg:desc>corr.C67:corr.C74</svg:desc>
                </draw:g>
              </table:table-cell>
              <table:table-cell office:value-type="float" office:value="0.202174835271484">
                <text:p>0.202174835271484</text:p>
                <draw:g>
                  <svg:desc>corr.D67:corr.D74</svg:desc>
                </draw:g>
              </table:table-cell>
              <table:table-cell office:value-type="float" office:value="0.189617583927682">
                <text:p>0.189617583927682</text:p>
                <draw:g>
                  <svg:desc>corr.E67:corr.E74</svg:desc>
                </draw:g>
              </table:table-cell>
              <table:table-cell office:value-type="float" office:value="0.222154889787673">
                <text:p>0.222154889787673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204632685234826">
                <text:p>0.204632685234826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581607654752">
                <text:p>0.670581607654752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69453022728513">
                <text:p>0.69453022728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685054011167">
                <text:p>0.683685054011167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69445879934677">
                <text:p>0.669445879934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41178241815">
                <text:p>0.7424117824181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7326518261726">
                <text:p>0.7732651826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7758700300136">
                <text:p>0.547758700300136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31798352956214">
                <text:p>0.5317983529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96915969952">
                <text:p>0.35996915969952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19988315436631">
                <text:p>0.419988315436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158955423739">
                <text:p>0.65615895542373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60148882370544">
                <text:p>0.601488823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40365812736">
                <text:p>0.69540365812736</text:p>
              </table:table-cell>
              <table:table-cell office:value-type="float" office:value="0.709605239021846">
                <text:p>0.709605239021846</text:p>
              </table:table-cell>
              <table:table-cell office:value-type="float" office:value="0.704784090220098">
                <text:p>0.704784090220098</text:p>
              </table:table-cell>
              <table:table-cell office:value-type="float" office:value="0.717467371522223">
                <text:p>0.717467371522223</text:p>
              </table:table-cell>
              <table:table-cell office:value-type="float" office:value="0.710050726849982">
                <text:p>0.710050726849982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77:corr.B84</svg:desc>
                </draw:g>
              </table:table-cell>
              <table:table-cell office:value-type="float" office:value="0.31951097065926">
                <text:p>0.31951097065926</text:p>
                <draw:g>
                  <svg:desc>corr.C77:corr.C84</svg:desc>
                </draw:g>
              </table:table-cell>
              <table:table-cell office:value-type="float" office:value="0.24093485867693">
                <text:p>0.24093485867693</text:p>
                <draw:g>
                  <svg:desc>corr.D77:corr.D84</svg:desc>
                </draw:g>
              </table:table-cell>
              <table:table-cell office:value-type="float" office:value="0.222123360937788">
                <text:p>0.222123360937788</text:p>
                <draw:g>
                  <svg:desc>corr.E77:corr.E84</svg:desc>
                </draw:g>
              </table:table-cell>
              <table:table-cell office:value-type="float" office:value="0.23915228001229">
                <text:p>0.23915228001229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313683891025471">
                <text:p>0.313683891025471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08749786731">
                <text:p>0.74308749786731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2191768316279">
                <text:p>0.7321917683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317661396828">
                <text:p>0.592317661396828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21639962423725">
                <text:p>0.2163996242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1385684447592">
                <text:p>0.801385684447592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60150270586929">
                <text:p>0.7601502705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695704533127">
                <text:p>0.62269570453312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6818455493354">
                <text:p>0.61681845549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459995177923">
                <text:p>0.56459995177923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61193994246667">
                <text:p>0.36119399424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973155013045">
                <text:p>0.68973155013045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0423022367637">
                <text:p>0.4042302236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0874753726122">
                <text:p>0.550874753726122</text:p>
              </table:table-cell>
              <table:table-cell office:value-type="float" office:value="0.729256455004415">
                <text:p>0.729256455004415</text:p>
              </table:table-cell>
              <table:table-cell office:value-type="float" office:value="0.591960909160966">
                <text:p>0.591960909160966</text:p>
              </table:table-cell>
              <table:table-cell office:value-type="float" office:value="0.608378871771535">
                <text:p>0.608378871771535</text:p>
              </table:table-cell>
              <table:table-cell office:value-type="float" office:value="0.597829224701221">
                <text:p>0.597829224701221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166cm" svg:height="22.59cm" xlink:href=".." xlink:type="simple" chart:class="chart:line" chart:style-name="ch1">
        <chart:legend chart:legend-position="end" svg:x="37.314cm" svg:y="10.498cm" style:legend-expansion="high" chart:style-name="ch2"/>
        <chart:plot-area chart:style-name="ch3" table:cell-range-address="ratio.R3:ratio.T14" svg:x="0.803cm" svg:y="0.451cm" svg:width="35.708cm" svg:height="21.688cm">
          <chartooo:coordinate-region svg:x="1.61cm" svg:y="0.65cm" svg:width="34.714cm" svg:height="20.8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3:ratio.R14" chart:class="chart:line">
            <chart:data-point chart:repeated="12"/>
          </chart:series>
          <chart:series chart:style-name="ch7" chart:values-cell-range-address="ratio.S3:ratio.S14" chart:class="chart:line">
            <chart:data-point chart:repeated="12"/>
          </chart:series>
          <chart:series chart:style-name="ch8" chart:values-cell-range-address="ratio.T3:ratio.T1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.7662">
                <text:p>61.7662</text:p>
                <draw:g>
                  <svg:desc>ratio.R3:ratio.R14</svg:desc>
                </draw:g>
              </table:table-cell>
              <table:table-cell office:value-type="float" office:value="69.416">
                <text:p>69.416</text:p>
                <draw:g>
                  <svg:desc>ratio.S3:ratio.S14</svg:desc>
                </draw:g>
              </table:table-cell>
              <table:table-cell office:value-type="float" office:value="73.1055">
                <text:p>73.1055</text:p>
                <draw:g>
                  <svg:desc>ratio.T3:ratio.T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7827">
                <text:p>37.7827</text:p>
              </table:table-cell>
              <table:table-cell office:value-type="float" office:value="49.8902">
                <text:p>49.8902</text:p>
              </table:table-cell>
              <table:table-cell office:value-type="float" office:value="52.003">
                <text:p>52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0994">
                <text:p>46.0994</text:p>
              </table:table-cell>
              <table:table-cell office:value-type="float" office:value="53.174">
                <text:p>53.174</text:p>
              </table:table-cell>
              <table:table-cell office:value-type="float" office:value="56.7047">
                <text:p>56.7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3115">
                <text:p>39.3115</text:p>
              </table:table-cell>
              <table:table-cell office:value-type="float" office:value="44.5016">
                <text:p>44.5016</text:p>
              </table:table-cell>
              <table:table-cell office:value-type="float" office:value="46.9279">
                <text:p>46.9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4794">
                <text:p>45.4794</text:p>
              </table:table-cell>
              <table:table-cell office:value-type="float" office:value="61.1252">
                <text:p>61.1252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0933">
                <text:p>58.0933</text:p>
              </table:table-cell>
              <table:table-cell office:value-type="float" office:value="67.6048">
                <text:p>67.6048</text:p>
              </table:table-cell>
              <table:table-cell office:value-type="float" office:value="73.029">
                <text:p>73.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7938">
                <text:p>45.7938</text:p>
              </table:table-cell>
              <table:table-cell office:value-type="float" office:value="54.7694">
                <text:p>54.7694</text:p>
              </table:table-cell>
              <table:table-cell office:value-type="float" office:value="58.8568">
                <text:p>58.8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2155">
                <text:p>41.2155</text:p>
              </table:table-cell>
              <table:table-cell office:value-type="float" office:value="50.874">
                <text:p>50.874</text:p>
              </table:table-cell>
              <table:table-cell office:value-type="float" office:value="54.8196">
                <text:p>54.8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2053">
                <text:p>62.2053</text:p>
              </table:table-cell>
              <table:table-cell office:value-type="float" office:value="90.8499">
                <text:p>90.8499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7838">
                <text:p>67.7838</text:p>
              </table:table-cell>
              <table:table-cell office:value-type="float" office:value="92.6865">
                <text:p>92.6865</text:p>
              </table:table-cell>
              <table:table-cell office:value-type="float" office:value="105.972">
                <text:p>105.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9107">
                <text:p>52.9107</text:p>
              </table:table-cell>
              <table:table-cell office:value-type="float" office:value="56.2902">
                <text:p>56.2902</text:p>
              </table:table-cell>
              <table:table-cell office:value-type="float" office:value="59.6808">
                <text:p>59.6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445">
                <text:p>60.445</text:p>
              </table:table-cell>
              <table:table-cell office:value-type="float" office:value="73.4647">
                <text:p>73.4647</text:p>
              </table:table-cell>
              <table:table-cell office:value-type="float" office:value="84.9721">
                <text:p>84.97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71cm" svg:height="16.128cm" xlink:href=".." xlink:type="simple" chart:class="chart:line" chart:style-name="ch1">
        <chart:legend chart:legend-position="end" svg:x="25.819cm" svg:y="7.267cm" style:legend-expansion="high" chart:style-name="ch2"/>
        <chart:plot-area chart:style-name="ch3" table:cell-range-address="ratio.R18:ratio.T28" svg:x="0.573cm" svg:y="0.322cm" svg:width="24.673cm" svg:height="15.484cm">
          <chartooo:coordinate-region svg:x="1.38cm" svg:y="0.521cm" svg:width="23.679cm" svg:height="15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R18:ratio.R28" chart:class="chart:line">
            <chart:data-point chart:repeated="11"/>
          </chart:series>
          <chart:series chart:style-name="ch7" chart:values-cell-range-address="ratio.S18:ratio.S28" chart:class="chart:line">
            <chart:data-point chart:repeated="11"/>
          </chart:series>
          <chart:series chart:style-name="ch8" chart:values-cell-range-address="ratio.T18:ratio.T2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4337">
                <text:p>19.4337</text:p>
                <draw:g>
                  <svg:desc>ratio.R18:ratio.R28</svg:desc>
                </draw:g>
              </table:table-cell>
              <table:table-cell office:value-type="float" office:value="21.5789">
                <text:p>21.5789</text:p>
                <draw:g>
                  <svg:desc>ratio.S18:ratio.S28</svg:desc>
                </draw:g>
              </table:table-cell>
              <table:table-cell office:value-type="float" office:value="19.9893">
                <text:p>19.9893</text:p>
                <draw:g>
                  <svg:desc>ratio.T18:ratio.T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0586">
                <text:p>23.0586</text:p>
              </table:table-cell>
              <table:table-cell office:value-type="float" office:value="20.0176">
                <text:p>20.0176</text:p>
              </table:table-cell>
              <table:table-cell office:value-type="float" office:value="18.3672">
                <text:p>18.3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4209">
                <text:p>26.4209</text:p>
              </table:table-cell>
              <table:table-cell office:value-type="float" office:value="27.3024">
                <text:p>27.3024</text:p>
              </table:table-cell>
              <table:table-cell office:value-type="float" office:value="25.17">
                <text:p>25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566">
                <text:p>57.2566</text:p>
              </table:table-cell>
              <table:table-cell office:value-type="float" office:value="67.2035">
                <text:p>67.2035</text:p>
              </table:table-cell>
              <table:table-cell office:value-type="float" office:value="75.531">
                <text:p>75.5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0843">
                <text:p>47.0843</text:p>
              </table:table-cell>
              <table:table-cell office:value-type="float" office:value="56.5888">
                <text:p>56.5888</text:p>
              </table:table-cell>
              <table:table-cell office:value-type="float" office:value="68.8586">
                <text:p>68.8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8312">
                <text:p>48.8312</text:p>
              </table:table-cell>
              <table:table-cell office:value-type="float" office:value="58.804">
                <text:p>58.804</text:p>
              </table:table-cell>
              <table:table-cell office:value-type="float" office:value="70.2916">
                <text:p>70.2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6633">
                <text:p>46.6633</text:p>
              </table:table-cell>
              <table:table-cell office:value-type="float" office:value="58.3989">
                <text:p>58.3989</text:p>
              </table:table-cell>
              <table:table-cell office:value-type="float" office:value="70.5369">
                <text:p>70.5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0968">
                <text:p>38.0968</text:p>
              </table:table-cell>
              <table:table-cell office:value-type="float" office:value="59.0376">
                <text:p>59.0376</text:p>
              </table:table-cell>
              <table:table-cell office:value-type="float" office:value="67.5708">
                <text:p>67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125">
                <text:p>46.125</text:p>
              </table:table-cell>
              <table:table-cell office:value-type="float" office:value="56.9408">
                <text:p>56.9408</text:p>
              </table:table-cell>
              <table:table-cell office:value-type="float" office:value="66.4408">
                <text:p>66.4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09">
                <text:p>7.409</text:p>
              </table:table-cell>
              <table:table-cell office:value-type="float" office:value="-9.21063">
                <text:p>-9.21063</text:p>
              </table:table-cell>
              <table:table-cell office:value-type="float" office:value="-14.7812">
                <text:p>-14.7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1381">
                <text:p>32.1381</text:p>
              </table:table-cell>
              <table:table-cell office:value-type="float" office:value="32.1857">
                <text:p>32.1857</text:p>
              </table:table-cell>
              <table:table-cell office:value-type="float" office:value="34.6564">
                <text:p>34.65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